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OutputFormatSelection" style:family="table">
      <style:table-properties style:width="6.925in" table:align="margins" style:may-break-between-rows="false"/>
    </style:style>
    <style:style style:name="OutputFormatSelection.A" style:family="table-column">
      <style:table-column-properties style:column-width="0.7694in" style:rel-column-width="7281*"/>
    </style:style>
    <style:style style:name="OutputFormatSelection.I" style:family="table-column">
      <style:table-column-properties style:column-width="0.7701in" style:rel-column-width="7287*"/>
    </style:style>
    <style:style style:name="OutputFormatSelection.A1" style:family="table-cell">
      <style:table-cell-properties fo:padding="0.0382in" fo:border-left="0.05pt solid #000000" fo:border-right="none" fo:border-top="0.05pt solid #000000" fo:border-bottom="0.05pt solid #000000"/>
    </style:style>
    <style:style style:name="OutputFormatSelection.I1" style:family="table-cell">
      <style:table-cell-properties fo:padding="0.0382in" fo:border="0.05pt solid #000000"/>
    </style:style>
    <style:style style:name="OutputFormatSelection.A2" style:family="table-cell">
      <style:table-cell-properties fo:padding="0.0382in" fo:border-left="0.05pt solid #000000" fo:border-right="none" fo:border-top="none" fo:border-bottom="0.05pt solid #000000"/>
    </style:style>
    <style:style style:name="OutputFormatSelection.I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3a1c81" officeooo:paragraph-rsid="003a1c81"/>
    </style:style>
    <style:style style:name="P2" style:family="paragraph" style:parent-style-name="Header">
      <style:paragraph-properties fo:text-align="center" style:justify-single-word="false"/>
      <style:text-properties fo:font-style="italic" fo:font-weight="bold" officeooo:rsid="003a1c81" officeooo:paragraph-rsid="003a1c81" style:font-style-asian="italic" style:font-weight-asian="bold" style:font-style-complex="italic" style:font-weight-complex="bold"/>
    </style:style>
    <style:style style:name="P3" style:family="paragraph" style:parent-style-name="Footer">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063566" officeooo:paragraph-rsid="00063566" style:font-weight-asian="bold" style:font-weight-complex="bold"/>
    </style:style>
    <style:style style:name="P6" style:family="paragraph" style:parent-style-name="Text_20_body">
      <style:text-properties fo:font-weight="bold" officeooo:paragraph-rsid="0011355c" style:font-weight-asian="bold" style:font-weight-complex="bold"/>
    </style:style>
    <style:style style:name="P7" style:family="paragraph" style:parent-style-name="Text_20_body">
      <style:text-properties fo:font-weight="bold" officeooo:paragraph-rsid="00300fa5" style:font-weight-asian="bold" style:font-weight-complex="bold"/>
    </style:style>
    <style:style style:name="P8" style:family="paragraph" style:parent-style-name="Text_20_body">
      <style:text-properties fo:font-weight="bold" officeooo:paragraph-rsid="0041512f"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officeooo:paragraph-rsid="0003e6a4" style:font-weight-asian="normal" style:font-weight-complex="normal"/>
    </style:style>
    <style:style style:name="P11" style:family="paragraph" style:parent-style-name="Text_20_body">
      <style:text-properties fo:font-weight="normal" officeooo:rsid="0003e6a4" officeooo:paragraph-rsid="0003e6a4" style:font-weight-asian="normal" style:font-weight-complex="normal"/>
    </style:style>
    <style:style style:name="P12" style:family="paragraph" style:parent-style-name="Text_20_body">
      <style:text-properties fo:font-weight="normal" officeooo:rsid="0003e6a4" officeooo:paragraph-rsid="002016ac" style:font-weight-asian="normal" style:font-weight-complex="normal"/>
    </style:style>
    <style:style style:name="P13" style:family="paragraph" style:parent-style-name="Text_20_body">
      <style:text-properties fo:font-weight="normal" officeooo:rsid="0003e6a4" officeooo:paragraph-rsid="0020e316" style:font-weight-asian="normal" style:font-weight-complex="normal"/>
    </style:style>
    <style:style style:name="P14" style:family="paragraph" style:parent-style-name="Text_20_body">
      <style:text-properties fo:font-weight="normal" officeooo:rsid="0003e6a4" officeooo:paragraph-rsid="00381c72" style:font-weight-asian="normal" style:font-weight-complex="normal"/>
    </style:style>
    <style:style style:name="P15" style:family="paragraph" style:parent-style-name="Text_20_body">
      <style:text-properties fo:font-weight="normal" officeooo:rsid="0003e6a4" officeooo:paragraph-rsid="0041512f" style:font-weight-asian="normal" style:font-weight-complex="normal"/>
    </style:style>
    <style:style style:name="P16" style:family="paragraph" style:parent-style-name="Text_20_body">
      <style:text-properties fo:font-weight="normal" officeooo:rsid="00044027" officeooo:paragraph-rsid="00044027" style:font-weight-asian="normal" style:font-weight-complex="normal"/>
    </style:style>
    <style:style style:name="P17" style:family="paragraph" style:parent-style-name="Text_20_body">
      <style:text-properties fo:font-weight="normal" officeooo:rsid="00044027" officeooo:paragraph-rsid="0020e316" style:font-weight-asian="normal" style:font-weight-complex="normal"/>
    </style:style>
    <style:style style:name="P18" style:family="paragraph" style:parent-style-name="Text_20_body">
      <style:text-properties fo:font-weight="normal" officeooo:rsid="00044027" officeooo:paragraph-rsid="002eefcb" style:font-weight-asian="normal" style:font-weight-complex="normal"/>
    </style:style>
    <style:style style:name="P19" style:family="paragraph" style:parent-style-name="Text_20_body">
      <style:text-properties fo:font-weight="normal" officeooo:rsid="00063566" officeooo:paragraph-rsid="00063566" style:font-weight-asian="normal" style:font-weight-complex="normal"/>
    </style:style>
    <style:style style:name="P20" style:family="paragraph" style:parent-style-name="Text_20_body">
      <style:text-properties fo:font-weight="normal" officeooo:rsid="00063566" officeooo:paragraph-rsid="00074d10" style:font-weight-asian="normal" style:font-weight-complex="normal"/>
    </style:style>
    <style:style style:name="P21" style:family="paragraph" style:parent-style-name="Text_20_body">
      <style:text-properties fo:font-weight="normal" officeooo:rsid="00063566" officeooo:paragraph-rsid="001c096a" style:font-weight-asian="normal" style:font-weight-complex="normal"/>
    </style:style>
    <style:style style:name="P22" style:family="paragraph" style:parent-style-name="Text_20_body">
      <style:text-properties fo:font-weight="normal" officeooo:rsid="00063566" officeooo:paragraph-rsid="0022aeb4" style:font-weight-asian="normal" style:font-weight-complex="normal"/>
    </style:style>
    <style:style style:name="P23" style:family="paragraph" style:parent-style-name="Text_20_body">
      <style:text-properties fo:font-weight="normal" officeooo:rsid="00063566" officeooo:paragraph-rsid="002bae7a" style:font-weight-asian="normal" style:font-weight-complex="normal"/>
    </style:style>
    <style:style style:name="P24" style:family="paragraph" style:parent-style-name="Text_20_body">
      <style:text-properties fo:font-weight="normal" officeooo:rsid="00063566" officeooo:paragraph-rsid="006a04ea" style:font-weight-asian="normal" style:font-weight-complex="normal"/>
    </style:style>
    <style:style style:name="P25" style:family="paragraph" style:parent-style-name="Text_20_body">
      <style:paragraph-properties fo:text-align="start" style:justify-single-word="false"/>
      <style:text-properties fo:font-weight="normal" officeooo:rsid="00063566" officeooo:paragraph-rsid="006d0ab3" style:font-weight-asian="normal" style:font-weight-complex="normal"/>
    </style:style>
    <style:style style:name="P26" style:family="paragraph" style:parent-style-name="Text_20_body">
      <style:text-properties fo:font-weight="normal" officeooo:rsid="00074d10" officeooo:paragraph-rsid="00074d10" style:font-weight-asian="normal" style:font-weight-complex="normal"/>
    </style:style>
    <style:style style:name="P27" style:family="paragraph" style:parent-style-name="Text_20_body">
      <style:text-properties fo:font-weight="normal" officeooo:rsid="00074d10" officeooo:paragraph-rsid="002bae7a" style:font-weight-asian="normal" style:font-weight-complex="normal"/>
    </style:style>
    <style:style style:name="P28" style:family="paragraph" style:parent-style-name="Text_20_body">
      <style:text-properties fo:font-weight="normal" officeooo:paragraph-rsid="000d5278" style:font-weight-asian="normal" style:font-weight-complex="normal"/>
    </style:style>
    <style:style style:name="P29" style:family="paragraph" style:parent-style-name="Text_20_body">
      <style:text-properties fo:font-weight="normal" officeooo:rsid="00227deb" officeooo:paragraph-rsid="000d5278" style:font-weight-asian="normal" style:font-weight-complex="normal"/>
    </style:style>
    <style:style style:name="P30" style:family="paragraph" style:parent-style-name="Text_20_body">
      <style:text-properties fo:font-weight="normal" officeooo:rsid="0010f782" officeooo:paragraph-rsid="0010f782" style:font-weight-asian="normal" style:font-weight-complex="normal"/>
    </style:style>
    <style:style style:name="P31" style:family="paragraph" style:parent-style-name="Text_20_body">
      <style:text-properties fo:font-weight="normal" officeooo:rsid="0010f782" officeooo:paragraph-rsid="0041512f" style:font-weight-asian="normal" style:font-weight-complex="normal"/>
    </style:style>
    <style:style style:name="P32" style:family="paragraph" style:parent-style-name="Text_20_body">
      <style:text-properties fo:font-weight="normal" officeooo:rsid="00137b76" officeooo:paragraph-rsid="00137b76" style:font-weight-asian="normal" style:font-weight-complex="normal"/>
    </style:style>
    <style:style style:name="P33" style:family="paragraph" style:parent-style-name="Text_20_body">
      <style:text-properties fo:font-weight="normal" officeooo:rsid="001457ad" officeooo:paragraph-rsid="001457ad" style:font-weight-asian="normal" style:font-weight-complex="normal"/>
    </style:style>
    <style:style style:name="P34" style:family="paragraph" style:parent-style-name="Text_20_body">
      <style:text-properties fo:font-weight="normal" officeooo:rsid="00180d26" officeooo:paragraph-rsid="00180d26" style:font-weight-asian="normal" style:font-weight-complex="normal"/>
    </style:style>
    <style:style style:name="P35" style:family="paragraph" style:parent-style-name="Text_20_body">
      <style:text-properties fo:font-weight="normal" officeooo:rsid="00274088" officeooo:paragraph-rsid="00274088" style:font-weight-asian="normal" style:font-weight-complex="normal"/>
    </style:style>
    <style:style style:name="P36" style:family="paragraph" style:parent-style-name="Text_20_body">
      <style:text-properties fo:font-weight="normal" officeooo:rsid="001ab05d" officeooo:paragraph-rsid="001ab05d" style:font-weight-asian="normal" style:font-weight-complex="normal"/>
    </style:style>
    <style:style style:name="P37" style:family="paragraph" style:parent-style-name="Text_20_body">
      <style:text-properties fo:font-weight="normal" officeooo:rsid="002016ac" officeooo:paragraph-rsid="002016ac" style:font-weight-asian="normal" style:font-weight-complex="normal"/>
    </style:style>
    <style:style style:name="P38" style:family="paragraph" style:parent-style-name="Text_20_body">
      <style:text-properties fo:font-weight="normal" officeooo:rsid="002eefcb" officeooo:paragraph-rsid="002eefcb" style:font-weight-asian="normal" style:font-weight-complex="normal"/>
    </style:style>
    <style:style style:name="P39" style:family="paragraph" style:parent-style-name="Text_20_body">
      <style:text-properties fo:font-weight="normal" officeooo:rsid="002eefcb" officeooo:paragraph-rsid="00408431" style:font-weight-asian="normal" style:font-weight-complex="normal"/>
    </style:style>
    <style:style style:name="P40" style:family="paragraph" style:parent-style-name="Text_20_body">
      <style:text-properties fo:font-weight="normal" officeooo:rsid="0028f0c6" officeooo:paragraph-rsid="0028f0c6" style:font-weight-asian="normal" style:font-weight-complex="normal"/>
    </style:style>
    <style:style style:name="P41" style:family="paragraph" style:parent-style-name="Text_20_body">
      <style:text-properties fo:font-weight="normal" officeooo:rsid="000f65be" officeooo:paragraph-rsid="00408431" style:font-weight-asian="normal" style:font-weight-complex="normal"/>
    </style:style>
    <style:style style:name="P42" style:family="paragraph" style:parent-style-name="Text_20_body">
      <style:text-properties fo:font-weight="normal" officeooo:rsid="0017bdce" officeooo:paragraph-rsid="00408431" style:font-weight-asian="normal" style:font-weight-complex="normal"/>
    </style:style>
    <style:style style:name="P43" style:family="paragraph" style:parent-style-name="Text_20_body">
      <style:text-properties fo:font-weight="normal" officeooo:rsid="0017bdce" officeooo:paragraph-rsid="002d9f89" style:font-weight-asian="normal" style:font-weight-complex="normal"/>
    </style:style>
    <style:style style:name="P44" style:family="paragraph" style:parent-style-name="Text_20_body">
      <style:text-properties fo:font-weight="normal" officeooo:paragraph-rsid="00408431" style:font-weight-asian="normal" style:font-weight-complex="normal"/>
    </style:style>
    <style:style style:name="P45" style:family="paragraph" style:parent-style-name="Text_20_body">
      <style:text-properties fo:font-weight="normal" officeooo:rsid="0018d2a4" officeooo:paragraph-rsid="0018d2a4" style:font-weight-asian="normal" style:font-weight-complex="normal"/>
    </style:style>
    <style:style style:name="P46" style:family="paragraph" style:parent-style-name="Text_20_body">
      <style:text-properties fo:font-weight="normal" officeooo:rsid="0043b604" officeooo:paragraph-rsid="0043b604" style:font-weight-asian="normal" style:font-weight-complex="normal"/>
    </style:style>
    <style:style style:name="P47" style:family="paragraph" style:parent-style-name="Text_20_body">
      <style:text-properties fo:font-weight="normal" officeooo:rsid="0044f5a6" officeooo:paragraph-rsid="0044f5a6" style:font-weight-asian="normal" style:font-weight-complex="normal"/>
    </style:style>
    <style:style style:name="P48" style:family="paragraph" style:parent-style-name="Text_20_body">
      <style:text-properties fo:font-weight="normal" officeooo:rsid="005bdc11" officeooo:paragraph-rsid="005bdc11" style:font-weight-asian="normal" style:font-weight-complex="normal"/>
    </style:style>
    <style:style style:name="P49" style:family="paragraph" style:parent-style-name="Text_20_body">
      <style:text-properties fo:font-weight="normal" officeooo:rsid="00300fa5" officeooo:paragraph-rsid="005cf818" style:font-weight-asian="normal" style:font-weight-complex="normal"/>
    </style:style>
    <style:style style:name="P50" style:family="paragraph" style:parent-style-name="Text_20_body">
      <style:text-properties fo:font-weight="normal" officeooo:rsid="005cf818" officeooo:paragraph-rsid="005cf818" style:font-weight-asian="normal" style:font-weight-complex="normal"/>
    </style:style>
    <style:style style:name="P51" style:family="paragraph" style:parent-style-name="Text_20_body">
      <style:text-properties fo:font-weight="normal" officeooo:paragraph-rsid="0063e014" style:font-weight-asian="normal" style:font-weight-complex="normal"/>
    </style:style>
    <style:style style:name="P52" style:family="paragraph" style:parent-style-name="Text_20_body">
      <style:text-properties fo:font-weight="normal" officeooo:rsid="00643969" officeooo:paragraph-rsid="00643969" style:font-weight-asian="normal" style:font-weight-complex="normal"/>
    </style:style>
    <style:style style:name="P53" style:family="paragraph" style:parent-style-name="Text_20_body">
      <style:text-properties fo:font-weight="normal" officeooo:rsid="006fc11f" officeooo:paragraph-rsid="006fc11f" style:font-weight-asian="normal" style:font-weight-complex="normal"/>
    </style:style>
    <style:style style:name="P54" style:family="paragraph" style:parent-style-name="Text_20_body">
      <style:text-properties fo:font-weight="normal" officeooo:rsid="007a2dd1" officeooo:paragraph-rsid="007a2dd1" style:font-weight-asian="normal" style:font-weight-complex="normal"/>
    </style:style>
    <style:style style:name="P55" style:family="paragraph" style:parent-style-name="Text_20_body">
      <style:text-properties fo:font-weight="normal" officeooo:rsid="002eb938" officeooo:paragraph-rsid="002eb938" style:font-weight-asian="normal" style:font-weight-complex="normal"/>
    </style:style>
    <style:style style:name="P56" style:family="paragraph" style:parent-style-name="Text_20_body">
      <style:text-properties fo:font-weight="normal" officeooo:rsid="0041512f" officeooo:paragraph-rsid="0041512f" style:font-weight-asian="normal" style:font-weight-complex="normal"/>
    </style:style>
    <style:style style:name="P57" style:family="paragraph" style:parent-style-name="Text_20_body">
      <style:text-properties fo:font-weight="normal" officeooo:rsid="0064a0fb" officeooo:paragraph-rsid="0064a0fb" style:font-weight-asian="normal" style:font-weight-complex="normal"/>
    </style:style>
    <style:style style:name="P58" style:family="paragraph" style:parent-style-name="Text_20_body">
      <style:text-properties fo:font-size="12pt" officeooo:rsid="001ee46f" officeooo:paragraph-rsid="001e9a5f" style:font-size-asian="10.5pt" style:font-size-complex="12pt"/>
    </style:style>
    <style:style style:name="P59" style:family="paragraph" style:parent-style-name="Text_20_body">
      <style:text-properties fo:font-size="12pt" officeooo:rsid="001ee46f" officeooo:paragraph-rsid="007e04e8" style:font-size-asian="10.5pt" style:font-size-complex="12pt"/>
    </style:style>
    <style:style style:name="P60" style:family="paragraph" style:parent-style-name="Text_20_body">
      <style:text-properties fo:font-size="12pt" officeooo:rsid="001e9a5f" officeooo:paragraph-rsid="001e9a5f" style:font-size-asian="10.5pt" style:font-size-complex="12pt"/>
    </style:style>
    <style:style style:name="P61" style:family="paragraph" style:parent-style-name="Text_20_body">
      <style:text-properties fo:font-size="12pt" officeooo:rsid="002eb938" officeooo:paragraph-rsid="00408431" style:font-size-asian="10.5pt" style:font-size-complex="12pt"/>
    </style:style>
    <style:style style:name="P62" style:family="paragraph" style:parent-style-name="Text_20_body">
      <style:text-properties fo:font-size="12pt" fo:font-weight="normal" officeooo:rsid="0044f5a6" officeooo:paragraph-rsid="0044f5a6" style:font-size-asian="10.5pt" style:font-weight-asian="normal" style:font-size-complex="12pt" style:font-weight-complex="normal"/>
    </style:style>
    <style:style style:name="P63" style:family="paragraph" style:parent-style-name="Text_20_body">
      <style:text-properties fo:font-size="12pt" fo:font-weight="normal" officeooo:rsid="0043b604" officeooo:paragraph-rsid="0043b604" style:font-size-asian="10.5pt" style:font-weight-asian="normal" style:font-size-complex="12pt" style:font-weight-complex="normal"/>
    </style:style>
    <style:style style:name="P64" style:family="paragraph" style:parent-style-name="Text_20_body">
      <style:text-properties fo:font-size="12pt" fo:font-style="italic" officeooo:rsid="007e04e8" officeooo:paragraph-rsid="007e04e8" style:font-size-asian="10.5pt" style:font-style-asian="italic" style:font-size-complex="12pt" style:font-style-complex="italic"/>
    </style:style>
    <style:style style:name="P65" style:family="paragraph" style:parent-style-name="Text_20_body">
      <style:text-properties officeooo:paragraph-rsid="001cdad8"/>
    </style:style>
    <style:style style:name="P66" style:family="paragraph" style:parent-style-name="Text_20_body">
      <style:text-properties officeooo:rsid="001ee46f" officeooo:paragraph-rsid="001ee46f"/>
    </style:style>
    <style:style style:name="P67" style:family="paragraph" style:parent-style-name="Text_20_body">
      <style:text-properties officeooo:rsid="002443e6" officeooo:paragraph-rsid="00261f0e"/>
    </style:style>
    <style:style style:name="P68" style:family="paragraph" style:parent-style-name="Text_20_body">
      <style:text-properties officeooo:paragraph-rsid="00261f0e"/>
    </style:style>
    <style:style style:name="P69" style:family="paragraph" style:parent-style-name="Text_20_body">
      <style:text-properties officeooo:rsid="00268c80" officeooo:paragraph-rsid="00268c80"/>
    </style:style>
    <style:style style:name="P70" style:family="paragraph" style:parent-style-name="Text_20_body">
      <style:text-properties officeooo:rsid="002adab2" officeooo:paragraph-rsid="002adab2"/>
    </style:style>
    <style:style style:name="P71" style:family="paragraph" style:parent-style-name="Text_20_body">
      <style:text-properties officeooo:rsid="002adab2" officeooo:paragraph-rsid="00591a27"/>
    </style:style>
    <style:style style:name="P72" style:family="paragraph" style:parent-style-name="Text_20_body">
      <style:text-properties officeooo:rsid="002bae7a" officeooo:paragraph-rsid="002c797b"/>
    </style:style>
    <style:style style:name="P73" style:family="paragraph" style:parent-style-name="Text_20_body">
      <style:text-properties officeooo:rsid="002eb938" officeooo:paragraph-rsid="002eb938"/>
    </style:style>
    <style:style style:name="P74" style:family="paragraph" style:parent-style-name="Text_20_body">
      <style:text-properties officeooo:rsid="002eefcb"/>
    </style:style>
    <style:style style:name="P75" style:family="paragraph" style:parent-style-name="Text_20_body">
      <style:text-properties officeooo:rsid="002eefcb" officeooo:paragraph-rsid="002eefcb"/>
    </style:style>
    <style:style style:name="P76" style:family="paragraph" style:parent-style-name="Text_20_body">
      <style:text-properties officeooo:rsid="00377fd8" officeooo:paragraph-rsid="00377fd8"/>
    </style:style>
    <style:style style:name="P77" style:family="paragraph" style:parent-style-name="Text_20_body">
      <style:text-properties officeooo:paragraph-rsid="003c1223"/>
    </style:style>
    <style:style style:name="P78" style:family="paragraph" style:parent-style-name="Text_20_body">
      <style:text-properties fo:font-size="18pt" fo:font-weight="bold" officeooo:rsid="002d9f89" officeooo:paragraph-rsid="00408431" style:font-size-asian="15.75pt" style:font-weight-asian="bold" style:font-size-complex="18pt" style:font-weight-complex="bold"/>
    </style:style>
    <style:style style:name="P79" style:family="paragraph" style:parent-style-name="Text_20_body">
      <style:text-properties fo:font-style="italic" fo:font-weight="bold" officeooo:rsid="00180d26" officeooo:paragraph-rsid="00180d26" style:font-style-asian="italic" style:font-weight-asian="bold" style:font-style-complex="italic" style:font-weight-complex="bold"/>
    </style:style>
    <style:style style:name="P80" style:family="paragraph" style:parent-style-name="Text_20_body">
      <style:text-properties fo:font-style="italic" fo:font-weight="bold" officeooo:rsid="00180d26" officeooo:paragraph-rsid="0041512f" style:font-style-asian="italic" style:font-weight-asian="bold" style:font-style-complex="italic" style:font-weight-complex="bold"/>
    </style:style>
    <style:style style:name="P81" style:family="paragraph" style:parent-style-name="Text_20_body">
      <style:text-properties fo:font-style="italic" fo:font-weight="bold" officeooo:rsid="007f937d" officeooo:paragraph-rsid="007f937d" style:font-style-asian="italic" style:font-weight-asian="bold" style:font-style-complex="italic" style:font-weight-complex="bold"/>
    </style:style>
    <style:style style:name="P82" style:family="paragraph" style:parent-style-name="Text_20_body">
      <style:text-properties fo:font-style="italic" officeooo:rsid="00261f0e" officeooo:paragraph-rsid="00261f0e" style:font-style-asian="italic" style:font-style-complex="italic"/>
    </style:style>
    <style:style style:name="P83" style:family="paragraph" style:parent-style-name="Text_20_body">
      <style:text-properties fo:font-style="italic" style:text-underline-style="solid" style:text-underline-width="auto" style:text-underline-color="font-color" officeooo:rsid="006a52dd" officeooo:paragraph-rsid="006a52dd" style:font-style-asian="italic" style:font-style-complex="italic"/>
    </style:style>
    <style:style style:name="P84" style:family="paragraph" style:parent-style-name="Text_20_body">
      <style:text-properties fo:font-style="italic" style:text-underline-style="solid" style:text-underline-width="auto" style:text-underline-color="font-color" officeooo:rsid="006b2e92" officeooo:paragraph-rsid="006b2e92" style:font-style-asian="italic" style:font-style-complex="italic"/>
    </style:style>
    <style:style style:name="P85" style:family="paragraph" style:parent-style-name="Text_20_body">
      <style:text-properties fo:font-style="italic" style:text-underline-style="solid" style:text-underline-width="auto" style:text-underline-color="font-color" officeooo:rsid="006e543a" officeooo:paragraph-rsid="006e543a" style:font-style-asian="italic" style:font-style-complex="italic"/>
    </style:style>
    <style:style style:name="P86" style:family="paragraph" style:parent-style-name="Text_20_body">
      <style:text-properties fo:font-style="italic" style:text-underline-style="solid" style:text-underline-width="auto" style:text-underline-color="font-color" officeooo:rsid="006f6051" officeooo:paragraph-rsid="006f6051" style:font-style-asian="italic" style:font-style-complex="italic"/>
    </style:style>
    <style:style style:name="P87" style:family="paragraph" style:parent-style-name="Text_20_body">
      <style:text-properties fo:font-style="italic" fo:font-weight="normal" officeooo:rsid="007e04e8" officeooo:paragraph-rsid="007e04e8" style:font-style-asian="italic" style:font-weight-asian="normal" style:font-style-complex="italic" style:font-weight-complex="normal"/>
    </style:style>
    <style:style style:name="P88" style:family="paragraph" style:parent-style-name="Text_20_body">
      <style:text-properties fo:font-style="italic" fo:font-weight="normal" officeooo:rsid="007e1d86" officeooo:paragraph-rsid="007e1d86" style:font-style-asian="italic" style:font-weight-asian="normal" style:font-style-complex="italic" style:font-weight-complex="normal"/>
    </style:style>
    <style:style style:name="P89" style:family="paragraph" style:parent-style-name="Text_20_body">
      <style:text-properties officeooo:rsid="0046ca7f" officeooo:paragraph-rsid="0046ca7f"/>
    </style:style>
    <style:style style:name="P90" style:family="paragraph" style:parent-style-name="Text_20_body">
      <style:text-properties officeooo:paragraph-rsid="0046ca7f"/>
    </style:style>
    <style:style style:name="P91" style:family="paragraph" style:parent-style-name="Text_20_body">
      <style:text-properties officeooo:rsid="0051c904" officeooo:paragraph-rsid="0051c904"/>
    </style:style>
    <style:style style:name="P92" style:family="paragraph" style:parent-style-name="Text_20_body">
      <style:text-properties officeooo:rsid="00543108" officeooo:paragraph-rsid="00543108"/>
    </style:style>
    <style:style style:name="P93" style:family="paragraph" style:parent-style-name="Text_20_body">
      <style:text-properties fo:font-style="normal" officeooo:rsid="00543108" officeooo:paragraph-rsid="0055eab1" style:font-style-asian="normal" style:font-style-complex="normal"/>
    </style:style>
    <style:style style:name="P94" style:family="paragraph" style:parent-style-name="Text_20_body">
      <style:text-properties officeooo:rsid="002c797b" officeooo:paragraph-rsid="002c797b"/>
    </style:style>
    <style:style style:name="P95" style:family="paragraph" style:parent-style-name="Text_20_body">
      <style:text-properties officeooo:rsid="005b2b31" officeooo:paragraph-rsid="005b2b31"/>
    </style:style>
    <style:style style:name="P96" style:family="paragraph" style:parent-style-name="Text_20_body">
      <style:text-properties officeooo:rsid="002d9f89" officeooo:paragraph-rsid="002d9f89"/>
    </style:style>
    <style:style style:name="P97" style:family="paragraph" style:parent-style-name="Text_20_body">
      <style:text-properties officeooo:rsid="005bb64a" officeooo:paragraph-rsid="005bb64a"/>
    </style:style>
    <style:style style:name="P98" style:family="paragraph" style:parent-style-name="Text_20_body">
      <style:text-properties officeooo:rsid="005bb64a" officeooo:paragraph-rsid="007dbb38"/>
    </style:style>
    <style:style style:name="P99" style:family="paragraph" style:parent-style-name="Text_20_body">
      <style:text-properties officeooo:rsid="005bdc11" officeooo:paragraph-rsid="005bdc11"/>
    </style:style>
    <style:style style:name="P100" style:family="paragraph" style:parent-style-name="Text_20_body">
      <style:text-properties officeooo:rsid="005cf818" officeooo:paragraph-rsid="005cf818"/>
    </style:style>
    <style:style style:name="P101" style:family="paragraph" style:parent-style-name="Text_20_body">
      <style:text-properties officeooo:rsid="005e579f" officeooo:paragraph-rsid="005e579f"/>
    </style:style>
    <style:style style:name="P102" style:family="paragraph" style:parent-style-name="Text_20_body">
      <style:text-properties officeooo:rsid="00381c72" officeooo:paragraph-rsid="00381c72"/>
    </style:style>
    <style:style style:name="P103" style:family="paragraph" style:parent-style-name="Text_20_body">
      <style:text-properties officeooo:rsid="0064a0fb" officeooo:paragraph-rsid="0064a0fb"/>
    </style:style>
    <style:style style:name="P104" style:family="paragraph" style:parent-style-name="Text_20_body">
      <style:text-properties officeooo:rsid="005bc0ed" officeooo:paragraph-rsid="005bc0ed"/>
    </style:style>
    <style:style style:name="P105" style:family="paragraph" style:parent-style-name="Text_20_body">
      <style:text-properties officeooo:rsid="006882cb" officeooo:paragraph-rsid="006882cb"/>
    </style:style>
    <style:style style:name="P106" style:family="paragraph" style:parent-style-name="Text_20_body">
      <style:text-properties officeooo:rsid="0068eb57" officeooo:paragraph-rsid="0068eb57"/>
    </style:style>
    <style:style style:name="P107" style:family="paragraph" style:parent-style-name="Text_20_body">
      <style:text-properties officeooo:rsid="0052e9f1" officeooo:paragraph-rsid="0052e9f1"/>
    </style:style>
    <style:style style:name="P108" style:family="paragraph" style:parent-style-name="Text_20_body">
      <style:text-properties officeooo:rsid="006d0ab3" officeooo:paragraph-rsid="006d0ab3"/>
    </style:style>
    <style:style style:name="P109" style:family="paragraph" style:parent-style-name="Text_20_body">
      <style:text-properties officeooo:rsid="001cdad8" officeooo:paragraph-rsid="001cdad8"/>
    </style:style>
    <style:style style:name="P110" style:family="paragraph" style:parent-style-name="Text_20_body">
      <style:text-properties officeooo:rsid="006fc11f" officeooo:paragraph-rsid="006fc11f"/>
    </style:style>
    <style:style style:name="P111" style:family="paragraph" style:parent-style-name="Text_20_body">
      <style:text-properties officeooo:rsid="00044027" officeooo:paragraph-rsid="006fc11f"/>
    </style:style>
    <style:style style:name="P112" style:family="paragraph" style:parent-style-name="Text_20_body">
      <style:text-properties officeooo:rsid="0027248e" officeooo:paragraph-rsid="00729c96"/>
    </style:style>
    <style:style style:name="P113" style:family="paragraph" style:parent-style-name="Text_20_body">
      <style:text-properties officeooo:paragraph-rsid="002bae7a"/>
    </style:style>
    <style:style style:name="P114" style:family="paragraph" style:parent-style-name="Text_20_body">
      <style:text-properties officeooo:rsid="007dbb38" officeooo:paragraph-rsid="007dbb38"/>
    </style:style>
    <style:style style:name="P115" style:family="paragraph" style:parent-style-name="Text_20_body">
      <style:text-properties officeooo:rsid="001e9a5f" officeooo:paragraph-rsid="001e9a5f"/>
    </style:style>
    <style:style style:name="P116" style:family="paragraph" style:parent-style-name="Standard">
      <style:paragraph-properties fo:text-align="start" style:justify-single-word="false"/>
      <style:text-properties officeooo:rsid="000240a8" officeooo:paragraph-rsid="000240a8"/>
    </style:style>
    <style:style style:name="P117" style:family="paragraph" style:parent-style-name="Standard">
      <style:paragraph-properties fo:text-align="start" style:justify-single-word="false"/>
      <style:text-properties officeooo:rsid="000240a8" officeooo:paragraph-rsid="008481a5"/>
    </style:style>
    <style:style style:name="P118" style:family="paragraph" style:parent-style-name="Standard">
      <style:text-properties fo:font-weight="normal" officeooo:rsid="00126741" officeooo:paragraph-rsid="000904aa" style:font-weight-asian="normal" style:font-weight-complex="normal"/>
    </style:style>
    <style:style style:name="P119" style:family="paragraph" style:parent-style-name="Standard">
      <style:text-properties fo:font-weight="normal" officeooo:rsid="00126741" officeooo:paragraph-rsid="000afddb" style:font-weight-asian="normal" style:font-weight-complex="normal"/>
    </style:style>
    <style:style style:name="P120" style:family="paragraph" style:parent-style-name="Standard">
      <style:text-properties fo:font-weight="normal" officeooo:rsid="00126741" officeooo:paragraph-rsid="000bc74a" style:font-weight-asian="normal" style:font-weight-complex="normal"/>
    </style:style>
    <style:style style:name="P121" style:family="paragraph" style:parent-style-name="Standard">
      <style:text-properties fo:font-weight="normal" officeooo:rsid="00126741" officeooo:paragraph-rsid="001457ad" style:font-weight-asian="normal" style:font-weight-complex="normal"/>
    </style:style>
    <style:style style:name="P122" style:family="paragraph" style:parent-style-name="Standard">
      <style:text-properties fo:font-weight="normal" officeooo:rsid="00126741" officeooo:paragraph-rsid="001b78dc" style:font-weight-asian="normal" style:font-weight-complex="normal"/>
    </style:style>
    <style:style style:name="P123" style:family="paragraph" style:parent-style-name="Standard">
      <style:text-properties fo:font-weight="normal" officeooo:rsid="00126741" officeooo:paragraph-rsid="001cdad8" style:font-weight-asian="normal" style:font-weight-complex="normal"/>
    </style:style>
    <style:style style:name="P124" style:family="paragraph" style:parent-style-name="Standard">
      <style:text-properties fo:font-weight="normal" officeooo:rsid="00126741" officeooo:paragraph-rsid="003673c2" style:font-weight-asian="normal" style:font-weight-complex="normal"/>
    </style:style>
    <style:style style:name="P125" style:family="paragraph" style:parent-style-name="Standard">
      <style:text-properties fo:font-weight="normal" officeooo:rsid="00126741" officeooo:paragraph-rsid="00300fa5" style:font-weight-asian="normal" style:font-weight-complex="normal"/>
    </style:style>
    <style:style style:name="P126" style:family="paragraph" style:parent-style-name="Standard">
      <style:text-properties fo:font-weight="normal" officeooo:rsid="00126741" officeooo:paragraph-rsid="0070a411" style:font-weight-asian="normal" style:font-weight-complex="normal"/>
    </style:style>
    <style:style style:name="P127" style:family="paragraph" style:parent-style-name="Standard">
      <style:text-properties fo:font-weight="normal" officeooo:rsid="00044027" officeooo:paragraph-rsid="000afddb" style:font-weight-asian="normal" style:font-weight-complex="normal"/>
    </style:style>
    <style:style style:name="P128" style:family="paragraph" style:parent-style-name="Standard">
      <style:text-properties fo:font-weight="normal" officeooo:rsid="00204b56" officeooo:paragraph-rsid="000bc74a" style:font-weight-asian="normal" style:font-weight-complex="normal"/>
    </style:style>
    <style:style style:name="P129" style:family="paragraph" style:parent-style-name="Standard">
      <style:text-properties fo:font-weight="normal" officeooo:rsid="00204b56" officeooo:paragraph-rsid="000cd5dc" style:font-weight-asian="normal" style:font-weight-complex="normal"/>
    </style:style>
    <style:style style:name="P130" style:family="paragraph" style:parent-style-name="Standard">
      <style:text-properties fo:font-weight="normal" officeooo:rsid="00204b56" officeooo:paragraph-rsid="000d5278" style:font-weight-asian="normal" style:font-weight-complex="normal"/>
    </style:style>
    <style:style style:name="P131" style:family="paragraph" style:parent-style-name="Standard">
      <style:text-properties fo:font-weight="normal" officeooo:rsid="00204b56" officeooo:paragraph-rsid="001ee46f" style:font-weight-asian="normal" style:font-weight-complex="normal"/>
    </style:style>
    <style:style style:name="P132" style:family="paragraph" style:parent-style-name="Standard">
      <style:text-properties fo:font-weight="normal" officeooo:rsid="00204b56" officeooo:paragraph-rsid="00377fd8" style:font-weight-asian="normal" style:font-weight-complex="normal"/>
    </style:style>
    <style:style style:name="P133" style:family="paragraph" style:parent-style-name="Standard">
      <style:text-properties fo:font-weight="normal" officeooo:rsid="0020b4c3" officeooo:paragraph-rsid="000cd5dc" style:font-weight-asian="normal" style:font-weight-complex="normal"/>
    </style:style>
    <style:style style:name="P134" style:family="paragraph" style:parent-style-name="Standard">
      <style:text-properties fo:font-weight="normal" officeooo:rsid="000d8f7a" officeooo:paragraph-rsid="000d8f7a" style:font-weight-asian="normal" style:font-weight-complex="normal"/>
    </style:style>
    <style:style style:name="P135" style:family="paragraph" style:parent-style-name="Standard">
      <style:text-properties fo:font-weight="normal" officeooo:rsid="001aba21" officeooo:paragraph-rsid="000afddb" style:font-weight-asian="normal" style:font-weight-complex="normal"/>
    </style:style>
    <style:style style:name="P136" style:family="paragraph" style:parent-style-name="Standard">
      <style:text-properties fo:font-weight="normal" officeooo:rsid="001aba21" officeooo:paragraph-rsid="001b78dc" style:font-weight-asian="normal" style:font-weight-complex="normal"/>
    </style:style>
    <style:style style:name="P137" style:family="paragraph" style:parent-style-name="Standard">
      <style:text-properties fo:font-weight="normal" officeooo:rsid="001aba21" officeooo:paragraph-rsid="0018d2a4" style:font-weight-asian="normal" style:font-weight-complex="normal"/>
    </style:style>
    <style:style style:name="P138" style:family="paragraph" style:parent-style-name="Standard">
      <style:text-properties fo:font-weight="normal" officeooo:rsid="001845d0" officeooo:paragraph-rsid="000904aa" style:font-weight-asian="normal" style:font-weight-complex="normal"/>
    </style:style>
    <style:style style:name="P139" style:family="paragraph" style:parent-style-name="Standard">
      <style:text-properties fo:font-weight="normal" officeooo:rsid="00274088" officeooo:paragraph-rsid="00274088" style:font-weight-asian="normal" style:font-weight-complex="normal"/>
    </style:style>
    <style:style style:name="P140" style:family="paragraph" style:parent-style-name="Standard">
      <style:text-properties fo:font-weight="normal" officeooo:rsid="002869bc" officeooo:paragraph-rsid="002869bc" style:font-weight-asian="normal" style:font-weight-complex="normal"/>
    </style:style>
    <style:style style:name="P141" style:family="paragraph" style:parent-style-name="Standard">
      <style:text-properties fo:font-weight="normal" officeooo:rsid="002869bc" officeooo:paragraph-rsid="007477a4" style:font-weight-asian="normal" style:font-weight-complex="normal"/>
    </style:style>
    <style:style style:name="P142" style:family="paragraph" style:parent-style-name="Standard">
      <style:text-properties fo:font-weight="normal" officeooo:rsid="0036374e" officeooo:paragraph-rsid="0036374e" style:font-weight-asian="normal" style:font-weight-complex="normal"/>
    </style:style>
    <style:style style:name="P143" style:family="paragraph" style:parent-style-name="Standard">
      <style:text-properties fo:font-weight="normal" officeooo:rsid="003673c2" officeooo:paragraph-rsid="003673c2" style:font-weight-asian="normal" style:font-weight-complex="normal"/>
    </style:style>
    <style:style style:name="P144" style:family="paragraph" style:parent-style-name="Standard">
      <style:text-properties fo:font-weight="normal" officeooo:rsid="00307823" officeooo:paragraph-rsid="000904aa" style:font-weight-asian="normal" style:font-weight-complex="normal"/>
    </style:style>
    <style:style style:name="P145" style:family="paragraph" style:parent-style-name="Standard">
      <style:text-properties fo:font-weight="normal" officeooo:rsid="00307823" officeooo:paragraph-rsid="00307823" style:font-weight-asian="normal" style:font-weight-complex="normal"/>
    </style:style>
    <style:style style:name="P146" style:family="paragraph" style:parent-style-name="Standard">
      <style:text-properties fo:font-weight="normal" officeooo:rsid="00307823" officeooo:paragraph-rsid="0041512f" style:font-weight-asian="normal" style:font-weight-complex="normal"/>
    </style:style>
    <style:style style:name="P147" style:family="paragraph" style:parent-style-name="Standard">
      <style:text-properties fo:font-weight="normal" officeooo:rsid="00199d1f" officeooo:paragraph-rsid="0041512f" style:font-weight-asian="normal" style:font-weight-complex="normal"/>
    </style:style>
    <style:style style:name="P148" style:family="paragraph" style:parent-style-name="Standard">
      <style:text-properties fo:font-weight="normal" officeooo:rsid="000bc74a" officeooo:paragraph-rsid="00268c80" style:font-weight-asian="normal" style:font-weight-complex="normal"/>
    </style:style>
    <style:style style:name="P149" style:family="paragraph" style:parent-style-name="Standard">
      <style:text-properties fo:font-weight="normal" officeooo:rsid="000bc74a" officeooo:paragraph-rsid="0070a411" style:font-weight-asian="normal" style:font-weight-complex="normal"/>
    </style:style>
    <style:style style:name="P150" style:family="paragraph" style:parent-style-name="Standard">
      <style:paragraph-properties fo:text-align="start" style:justify-single-word="false"/>
      <style:text-properties fo:font-weight="normal" officeooo:paragraph-rsid="001c096a" style:font-weight-asian="normal" style:font-weight-complex="normal"/>
    </style:style>
    <style:style style:name="P151" style:family="paragraph" style:parent-style-name="Standard">
      <style:text-properties officeooo:rsid="00126741" officeooo:paragraph-rsid="000904aa"/>
    </style:style>
    <style:style style:name="P152" style:family="paragraph" style:parent-style-name="Standard">
      <style:text-properties officeooo:rsid="00126741" officeooo:paragraph-rsid="000afddb"/>
    </style:style>
    <style:style style:name="P153" style:family="paragraph" style:parent-style-name="Standard">
      <style:text-properties officeooo:rsid="00126741" officeooo:paragraph-rsid="000bc74a"/>
    </style:style>
    <style:style style:name="P154" style:family="paragraph" style:parent-style-name="Standard">
      <style:text-properties officeooo:rsid="00126741" officeooo:paragraph-rsid="000fd3db"/>
    </style:style>
    <style:style style:name="P155" style:family="paragraph" style:parent-style-name="Standard">
      <style:text-properties officeooo:rsid="00126741" officeooo:paragraph-rsid="0011355c"/>
    </style:style>
    <style:style style:name="P156" style:family="paragraph" style:parent-style-name="Standard">
      <style:text-properties officeooo:rsid="00126741" officeooo:paragraph-rsid="001457ad"/>
    </style:style>
    <style:style style:name="P157" style:family="paragraph" style:parent-style-name="Standard">
      <style:text-properties officeooo:rsid="00126741" officeooo:paragraph-rsid="0017bdce"/>
    </style:style>
    <style:style style:name="P158" style:family="paragraph" style:parent-style-name="Standard">
      <style:text-properties officeooo:rsid="00126741" officeooo:paragraph-rsid="0018d2a4"/>
    </style:style>
    <style:style style:name="P159" style:family="paragraph" style:parent-style-name="Standard">
      <style:text-properties officeooo:rsid="00126741" officeooo:paragraph-rsid="000d8f7a"/>
    </style:style>
    <style:style style:name="P160" style:family="paragraph" style:parent-style-name="Standard">
      <style:text-properties officeooo:rsid="00126741" officeooo:paragraph-rsid="001b78dc"/>
    </style:style>
    <style:style style:name="P161" style:family="paragraph" style:parent-style-name="Standard">
      <style:text-properties officeooo:rsid="00126741" officeooo:paragraph-rsid="001cdad8"/>
    </style:style>
    <style:style style:name="P162" style:family="paragraph" style:parent-style-name="Standard">
      <style:text-properties officeooo:rsid="00126741" officeooo:paragraph-rsid="002adab2"/>
    </style:style>
    <style:style style:name="P163" style:family="paragraph" style:parent-style-name="Standard">
      <style:text-properties officeooo:rsid="00126741" officeooo:paragraph-rsid="002d9f89"/>
    </style:style>
    <style:style style:name="P164" style:family="paragraph" style:parent-style-name="Standard">
      <style:text-properties officeooo:rsid="00126741" officeooo:paragraph-rsid="00377fd8"/>
    </style:style>
    <style:style style:name="P165" style:family="paragraph" style:parent-style-name="Standard">
      <style:text-properties officeooo:rsid="00126741" officeooo:paragraph-rsid="00381c72"/>
    </style:style>
    <style:style style:name="P166" style:family="paragraph" style:parent-style-name="Standard">
      <style:text-properties officeooo:rsid="00126741" officeooo:paragraph-rsid="0041512f"/>
    </style:style>
    <style:style style:name="P167" style:family="paragraph" style:parent-style-name="Standard">
      <style:text-properties officeooo:rsid="00126741" officeooo:paragraph-rsid="00423be4"/>
    </style:style>
    <style:style style:name="P168" style:family="paragraph" style:parent-style-name="Standard">
      <style:text-properties officeooo:rsid="00126741" officeooo:paragraph-rsid="0070a411"/>
    </style:style>
    <style:style style:name="P169" style:family="paragraph" style:parent-style-name="Standard">
      <style:text-properties fo:font-weight="bold" officeooo:rsid="00126741" officeooo:paragraph-rsid="000bc74a" style:font-weight-asian="bold" style:font-weight-complex="bold"/>
    </style:style>
    <style:style style:name="P170" style:family="paragraph" style:parent-style-name="Standard">
      <style:text-properties fo:font-weight="bold" officeooo:rsid="00126741" officeooo:paragraph-rsid="00300fa5" style:font-weight-asian="bold" style:font-weight-complex="bold"/>
    </style:style>
    <style:style style:name="P171" style:family="paragraph" style:parent-style-name="Standard">
      <style:text-properties fo:font-style="normal" fo:font-weight="normal" officeooo:rsid="00199d1f" officeooo:paragraph-rsid="000904aa" style:font-style-asian="normal" style:font-weight-asian="normal" style:font-style-complex="normal" style:font-weight-complex="normal"/>
    </style:style>
    <style:style style:name="P172" style:family="paragraph" style:parent-style-name="Standard">
      <style:text-properties fo:font-style="normal" fo:font-weight="normal" officeooo:rsid="00126741" officeooo:paragraph-rsid="000bc74a" style:font-style-asian="normal" style:font-weight-asian="normal" style:font-style-complex="normal" style:font-weight-complex="normal"/>
    </style:style>
    <style:style style:name="P173" style:family="paragraph" style:parent-style-name="Standard">
      <style:text-properties fo:font-style="normal" fo:font-weight="normal" officeooo:rsid="0055eab1" officeooo:paragraph-rsid="0055eab1" style:font-style-asian="normal" style:font-weight-asian="normal" style:font-style-complex="normal" style:font-weight-complex="normal"/>
    </style:style>
    <style:style style:name="P174" style:family="paragraph" style:parent-style-name="Standard">
      <style:text-properties fo:font-style="normal" style:text-underline-style="none" officeooo:rsid="006a52dd" officeooo:paragraph-rsid="006a52dd" style:font-style-asian="normal" style:font-style-complex="normal"/>
    </style:style>
    <style:style style:name="P175" style:family="paragraph" style:parent-style-name="Standard">
      <style:text-properties fo:font-style="normal" style:text-underline-style="none" officeooo:rsid="0071fdbb" officeooo:paragraph-rsid="0071fdbb" style:font-style-asian="normal" style:font-style-complex="normal"/>
    </style:style>
    <style:style style:name="P176" style:family="paragraph" style:parent-style-name="Standard">
      <style:text-properties fo:font-style="normal" style:text-underline-style="none" officeooo:rsid="00729c96" officeooo:paragraph-rsid="00729c96" style:font-style-asian="normal" style:font-style-complex="normal"/>
    </style:style>
    <style:style style:name="P177" style:family="paragraph" style:parent-style-name="Standard">
      <style:text-properties fo:font-style="normal" officeooo:rsid="0071fdbb" officeooo:paragraph-rsid="00729c96" style:font-style-asian="normal" style:font-style-complex="normal"/>
    </style:style>
    <style:style style:name="P178" style:family="paragraph" style:parent-style-name="Standard">
      <style:text-properties officeooo:rsid="00204b56" officeooo:paragraph-rsid="000cd5dc"/>
    </style:style>
    <style:style style:name="P179" style:family="paragraph" style:parent-style-name="Standard">
      <style:text-properties officeooo:rsid="00204b56" officeooo:paragraph-rsid="000d5278"/>
    </style:style>
    <style:style style:name="P180" style:family="paragraph" style:parent-style-name="Standard">
      <style:text-properties officeooo:rsid="00204b56" officeooo:paragraph-rsid="001b78dc"/>
    </style:style>
    <style:style style:name="P181" style:family="paragraph" style:parent-style-name="Standard">
      <style:text-properties officeooo:rsid="00204b56" officeooo:paragraph-rsid="0055eab1"/>
    </style:style>
    <style:style style:name="P182" style:family="paragraph" style:parent-style-name="Standard">
      <style:text-properties officeooo:rsid="0020b4c3" officeooo:paragraph-rsid="000cd5dc"/>
    </style:style>
    <style:style style:name="P183" style:family="paragraph" style:parent-style-name="Standard">
      <style:text-properties officeooo:rsid="002434e2" officeooo:paragraph-rsid="000d5278"/>
    </style:style>
    <style:style style:name="P184" style:family="paragraph" style:parent-style-name="Standard">
      <style:text-properties officeooo:rsid="002434e2" officeooo:paragraph-rsid="001b78dc"/>
    </style:style>
    <style:style style:name="P185" style:family="paragraph" style:parent-style-name="Standard">
      <style:text-properties officeooo:rsid="0016b27e" officeooo:paragraph-rsid="0016b27e"/>
    </style:style>
    <style:style style:name="P186" style:family="paragraph" style:parent-style-name="Standard">
      <style:text-properties officeooo:rsid="000d8f7a" officeooo:paragraph-rsid="00193a11"/>
    </style:style>
    <style:style style:name="P187" style:family="paragraph" style:parent-style-name="Standard">
      <style:paragraph-properties>
        <style:tab-stops>
          <style:tab-stop style:position="2.4063in"/>
        </style:tab-stops>
      </style:paragraph-properties>
      <style:text-properties fo:font-style="italic" style:text-underline-style="solid" style:text-underline-width="auto" style:text-underline-color="font-color" fo:font-weight="bold" officeooo:rsid="001ab05d" officeooo:paragraph-rsid="001ab05d" style:font-style-asian="italic" style:font-weight-asian="bold" style:font-style-complex="italic" style:font-weight-complex="bold"/>
    </style:style>
    <style:style style:name="P188" style:family="paragraph" style:parent-style-name="Standard">
      <style:text-properties fo:font-style="italic" style:text-underline-style="solid" style:text-underline-width="auto" style:text-underline-color="font-color" officeooo:rsid="006a52dd" officeooo:paragraph-rsid="006a52dd" style:font-style-asian="italic" style:font-style-complex="italic"/>
    </style:style>
    <style:style style:name="P189" style:family="paragraph" style:parent-style-name="Standard">
      <style:text-properties officeooo:rsid="001aba21" officeooo:paragraph-rsid="000afddb"/>
    </style:style>
    <style:style style:name="P190" style:family="paragraph" style:parent-style-name="Standard">
      <style:text-properties officeooo:rsid="001aba21" officeooo:paragraph-rsid="002d9f89"/>
    </style:style>
    <style:style style:name="P191" style:family="paragraph" style:parent-style-name="Standard">
      <style:text-properties officeooo:rsid="001845d0" officeooo:paragraph-rsid="0010f782"/>
    </style:style>
    <style:style style:name="P192" style:family="paragraph" style:parent-style-name="Standard">
      <style:text-properties officeooo:rsid="001845d0" officeooo:paragraph-rsid="002bae7a"/>
    </style:style>
    <style:style style:name="P193" style:family="paragraph" style:parent-style-name="Standard">
      <style:text-properties officeooo:rsid="001845d0" officeooo:paragraph-rsid="00377fd8"/>
    </style:style>
    <style:style style:name="P194" style:family="paragraph" style:parent-style-name="Standard">
      <style:text-properties officeooo:rsid="0022aeb4" officeooo:paragraph-rsid="0022aeb4"/>
    </style:style>
    <style:style style:name="P195" style:family="paragraph" style:parent-style-name="Standard">
      <style:text-properties officeooo:rsid="0022aeb4" officeooo:paragraph-rsid="002443e6"/>
    </style:style>
    <style:style style:name="P196" style:family="paragraph" style:parent-style-name="Standard">
      <style:text-properties officeooo:rsid="002443e6" officeooo:paragraph-rsid="002443e6"/>
    </style:style>
    <style:style style:name="P197" style:family="paragraph" style:parent-style-name="Standard">
      <style:text-properties officeooo:rsid="000904aa" officeooo:paragraph-rsid="002adab2"/>
    </style:style>
    <style:style style:name="P198" style:family="paragraph" style:parent-style-name="Standard">
      <style:text-properties officeooo:rsid="002bae7a" officeooo:paragraph-rsid="002bae7a"/>
    </style:style>
    <style:style style:name="P199" style:family="paragraph" style:parent-style-name="Standard">
      <style:text-properties officeooo:rsid="001d6c7f" officeooo:paragraph-rsid="00423be4"/>
    </style:style>
    <style:style style:name="P200" style:family="paragraph" style:parent-style-name="Standard">
      <style:text-properties officeooo:rsid="003673c2" officeooo:paragraph-rsid="000bc74a"/>
    </style:style>
    <style:style style:name="P201" style:family="paragraph" style:parent-style-name="Standard">
      <style:paragraph-properties fo:text-align="start" style:justify-single-word="false"/>
      <style:text-properties officeooo:rsid="003c1223" officeooo:paragraph-rsid="003c1223"/>
    </style:style>
    <style:style style:name="P202" style:family="paragraph" style:parent-style-name="Standard">
      <style:text-properties officeooo:rsid="0055eab1" officeooo:paragraph-rsid="0055eab1"/>
    </style:style>
    <style:style style:name="P203" style:family="paragraph" style:parent-style-name="Standard">
      <style:text-properties officeooo:rsid="002016ac" officeooo:paragraph-rsid="0055eab1"/>
    </style:style>
    <style:style style:name="P204" style:family="paragraph" style:parent-style-name="Standard">
      <style:text-properties officeooo:rsid="0071fdbb" officeooo:paragraph-rsid="0071fdbb"/>
    </style:style>
    <style:style style:name="P205" style:family="paragraph" style:parent-style-name="Standard">
      <style:text-properties officeooo:rsid="0071fdbb" officeooo:paragraph-rsid="00729c96"/>
    </style:style>
    <style:style style:name="P206" style:family="paragraph" style:parent-style-name="Standard">
      <style:paragraph-properties fo:text-align="center" style:justify-single-word="false"/>
      <style:text-properties fo:font-size="48pt" officeooo:rsid="0082c8d1" officeooo:paragraph-rsid="0082c8d1" style:font-size-asian="42pt" style:font-size-complex="48pt"/>
    </style:style>
    <style:style style:name="P207" style:family="paragraph" style:parent-style-name="Standard">
      <style:paragraph-properties fo:text-align="start" style:justify-single-word="false"/>
      <style:text-properties fo:font-size="12pt" officeooo:rsid="0082c8d1" officeooo:paragraph-rsid="0082c8d1" style:font-size-asian="10.5pt" style:font-size-complex="12pt"/>
    </style:style>
    <style:style style:name="P208" style:family="paragraph" style:parent-style-name="Text_20_body" style:master-page-name="">
      <style:paragraph-properties fo:margin-left="0in" fo:margin-right="4.3118in" fo:margin-top="0in" fo:margin-bottom="0.0972in" style:contextual-spacing="false" fo:line-height="120%" fo:text-indent="0in" style:auto-text-indent="false" style:page-number="auto"/>
      <style:text-properties fo:font-weight="normal" officeooo:paragraph-rsid="0003e6a4" style:font-weight-asian="normal" style:font-weight-complex="normal"/>
    </style:style>
    <style:style style:name="P209" style:family="paragraph" style:parent-style-name="Text_20_body" style:master-page-name="">
      <style:paragraph-properties fo:margin-left="0in" fo:margin-right="0in" fo:margin-top="0in" fo:margin-bottom="0.0972in" style:contextual-spacing="false" fo:line-height="120%" fo:text-indent="0in" style:auto-text-indent="false" style:page-number="auto"/>
      <style:text-properties fo:font-weight="normal" officeooo:paragraph-rsid="0003e6a4" style:font-weight-asian="normal" style:font-weight-complex="normal"/>
    </style:style>
    <style:style style:name="P210" style:family="paragraph" style:parent-style-name="Text_20_body">
      <style:paragraph-properties fo:margin-left="0in" fo:margin-right="0in" fo:margin-top="0in" fo:margin-bottom="0.0972in" style:contextual-spacing="false" fo:line-height="120%" fo:text-indent="0in" style:auto-text-indent="false"/>
      <style:text-properties fo:font-weight="normal" officeooo:paragraph-rsid="0003e6a4" style:font-weight-asian="normal" style:font-weight-complex="normal"/>
    </style:style>
    <style:style style:name="P211" style:family="paragraph" style:parent-style-name="Text_20_body">
      <style:paragraph-properties fo:margin-left="0in" fo:margin-right="0in" fo:margin-top="0in" fo:margin-bottom="0.0972in" style:contextual-spacing="false" fo:line-height="120%" fo:text-indent="0in" style:auto-text-indent="false"/>
      <style:text-properties fo:font-weight="normal" officeooo:rsid="00129eb0" officeooo:paragraph-rsid="00129eb0" style:font-weight-asian="normal" style:font-weight-complex="normal"/>
    </style:style>
    <style:style style:name="P212" style:family="paragraph" style:parent-style-name="Text_20_body">
      <style:paragraph-properties fo:margin-left="0in" fo:margin-right="0in" fo:margin-top="0in" fo:margin-bottom="0.0972in" style:contextual-spacing="false" fo:line-height="120%" fo:text-indent="0in" style:auto-text-indent="false"/>
      <style:text-properties fo:font-weight="normal" officeooo:rsid="005bdc11" officeooo:paragraph-rsid="005bdc11" style:font-weight-asian="normal" style:font-weight-complex="normal"/>
    </style:style>
    <style:style style:name="P213" style:family="paragraph" style:parent-style-name="Text_20_body">
      <style:paragraph-properties fo:margin-left="0in" fo:margin-right="0in" fo:text-indent="0in" style:auto-text-indent="false"/>
      <style:text-properties fo:font-style="italic" officeooo:rsid="007dd2ad" officeooo:paragraph-rsid="007dd2ad" style:font-style-asian="italic" style:font-style-complex="italic"/>
    </style:style>
    <style:style style:name="P214" style:family="paragraph" style:parent-style-name="Standard">
      <style:paragraph-properties fo:margin-left="0.4925in" fo:margin-right="0in" fo:text-indent="0in" style:auto-text-indent="false"/>
      <style:text-properties officeooo:rsid="00126741" officeooo:paragraph-rsid="000fd3db"/>
    </style:style>
    <style:style style:name="P215" style:family="paragraph" style:parent-style-name="Standard">
      <style:paragraph-properties fo:margin-left="0.4925in" fo:margin-right="0in" fo:text-indent="0in" style:auto-text-indent="false"/>
      <style:text-properties fo:font-weight="normal" officeooo:rsid="000fd3db" officeooo:paragraph-rsid="000fd3db" style:font-weight-asian="normal" style:font-weight-complex="normal"/>
    </style:style>
    <style:style style:name="P216" style:family="paragraph" style:parent-style-name="Standard">
      <style:paragraph-properties fo:margin-left="0.4925in" fo:margin-right="0in" fo:text-indent="0in" style:auto-text-indent="false"/>
      <style:text-properties fo:font-weight="normal" officeooo:rsid="0070a411" officeooo:paragraph-rsid="0070a411" style:font-weight-asian="normal" style:font-weight-complex="normal"/>
    </style:style>
    <style:style style:name="P217" style:family="paragraph" style:parent-style-name="Text_20_body">
      <style:paragraph-properties fo:margin-left="0.4925in" fo:margin-right="0in" fo:text-indent="0in" style:auto-text-indent="false"/>
      <style:text-properties officeooo:rsid="005bc0ed" officeooo:paragraph-rsid="005bc0ed"/>
    </style:style>
    <style:style style:name="P218" style:family="paragraph" style:parent-style-name="Text_20_body">
      <style:paragraph-properties fo:margin-left="0.4925in" fo:margin-right="0in" fo:text-indent="0in" style:auto-text-indent="false"/>
      <style:text-properties officeooo:rsid="005bdc11" officeooo:paragraph-rsid="005bdc11"/>
    </style:style>
    <style:style style:name="P219" style:family="paragraph" style:parent-style-name="Text_20_body">
      <style:paragraph-properties fo:margin-left="0.4925in" fo:margin-right="0in" fo:text-indent="0in" style:auto-text-indent="false"/>
      <style:text-properties fo:font-style="italic" officeooo:rsid="0064a0fb" officeooo:paragraph-rsid="0064a0fb" style:font-style-asian="italic" style:font-style-complex="italic"/>
    </style:style>
    <style:style style:name="P220" style:family="paragraph" style:parent-style-name="Text_20_body">
      <style:paragraph-properties fo:margin-left="0.4925in" fo:margin-right="0in" fo:text-indent="0in" style:auto-text-indent="false"/>
      <style:text-properties fo:font-style="normal" officeooo:rsid="005bdc11" officeooo:paragraph-rsid="005bdc11" style:font-style-asian="normal" style:font-style-complex="normal"/>
    </style:style>
    <style:style style:name="P221" style:family="paragraph" style:parent-style-name="Table_20_Heading">
      <style:text-properties fo:font-size="10pt" officeooo:rsid="00352d45" officeooo:paragraph-rsid="00352d45" style:font-size-asian="8.75pt" style:font-size-complex="10pt"/>
    </style:style>
    <style:style style:name="P222" style:family="paragraph" style:parent-style-name="Table_20_Heading">
      <style:text-properties fo:font-size="9pt" officeooo:rsid="00352d45" officeooo:paragraph-rsid="00352d45" style:font-size-asian="7.84999990463257pt" style:font-size-complex="9pt"/>
    </style:style>
    <style:style style:name="P223" style:family="paragraph" style:parent-style-name="Table_20_Contents">
      <style:paragraph-properties fo:text-align="center" style:justify-single-word="false"/>
      <style:text-properties officeooo:rsid="00352d45" officeooo:paragraph-rsid="00352d45"/>
    </style:style>
    <style:style style:name="P224" style:family="paragraph" style:parent-style-name="Table_20_Contents">
      <style:text-properties officeooo:rsid="00352d45" officeooo:paragraph-rsid="00352d45"/>
    </style:style>
    <style:style style:name="P225" style:family="paragraph" style:parent-style-name="Table_20_Contents">
      <style:paragraph-properties fo:text-align="center" style:justify-single-word="false"/>
      <style:text-properties fo:font-size="11pt" officeooo:rsid="00352d45" officeooo:paragraph-rsid="00352d45" style:font-size-asian="11pt" style:font-size-complex="11pt"/>
    </style:style>
    <style:style style:name="P226" style:family="paragraph" style:parent-style-name="Table_20_Contents">
      <style:paragraph-properties fo:text-align="center" style:justify-single-word="false"/>
      <style:text-properties fo:font-size="11pt" officeooo:rsid="00352d45" officeooo:paragraph-rsid="00352d45" style:font-size-asian="9.60000038146973pt" style:font-size-complex="11pt"/>
    </style:style>
    <style:style style:name="P227" style:family="paragraph" style:parent-style-name="Table_20_Contents">
      <style:paragraph-properties fo:text-align="center" style:justify-single-word="false"/>
      <style:text-properties officeooo:rsid="0036374e" officeooo:paragraph-rsid="0036374e"/>
    </style:style>
    <style:style style:name="P228" style:family="paragraph" style:parent-style-name="Text_20_body">
      <style:paragraph-properties fo:padding="0.0291in" fo:border-left="none" fo:border-right="none" fo:border-top="none" fo:border-bottom="0.06pt solid #000000" style:join-border="false"/>
      <style:text-properties officeooo:rsid="005a367d" officeooo:paragraph-rsid="005a367d"/>
    </style:style>
    <style:style style:name="P229" style:family="paragraph" style:parent-style-name="Text_20_body">
      <style:paragraph-properties fo:padding="0.0291in" fo:border-left="none" fo:border-right="none" fo:border-top="none" fo:border-bottom="0.06pt solid #000000" style:join-border="false"/>
      <style:text-properties style:text-underline-style="none" officeooo:rsid="005b2b31" officeooo:paragraph-rsid="005b2b31"/>
    </style:style>
    <style:style style:name="P230" style:family="paragraph" style:parent-style-name="Text_20_body">
      <style:paragraph-properties fo:padding="0.0291in" fo:border-left="none" fo:border-right="none" fo:border-top="none" fo:border-bottom="0.06pt solid #000000" style:join-border="false"/>
      <style:text-properties officeooo:rsid="002bae7a" officeooo:paragraph-rsid="005b2b31"/>
    </style:style>
    <style:style style:name="P231" style:family="paragraph" style:parent-style-name="Text_20_body">
      <style:paragraph-properties fo:margin-left="0in" fo:margin-right="0in" fo:text-indent="-0.25in" style:auto-text-indent="false"/>
      <style:text-properties fo:font-weight="normal" officeooo:rsid="005cf818" officeooo:paragraph-rsid="005cf818" style:font-weight-asian="normal" style:font-weight-complex="normal"/>
    </style:style>
    <style:style style:name="P232" style:family="paragraph" style:parent-style-name="Standard">
      <style:paragraph-properties fo:text-align="start" style:justify-single-word="false" fo:break-before="page"/>
      <style:text-properties fo:font-weight="normal" officeooo:paragraph-rsid="001c096a" style:font-weight-asian="normal" style:font-weight-complex="normal"/>
    </style:style>
    <style:style style:name="P233" style:family="paragraph" style:parent-style-name="Contents_20_Heading">
      <style:paragraph-properties fo:break-before="page"/>
    </style:style>
    <style:style style:name="P234" style:family="paragraph" style:parent-style-name="Contents_20_1">
      <style:paragraph-properties>
        <style:tab-stops>
          <style:tab-stop style:position="6.9252in" style:type="right" style:leader-style="dotted" style:leader-text="."/>
        </style:tab-stops>
      </style:paragraph-properties>
    </style:style>
    <style:style style:name="P235" style:family="paragraph" style:parent-style-name="Contents_20_2">
      <style:paragraph-properties>
        <style:tab-stops>
          <style:tab-stop style:position="6.7283in" style:type="right" style:leader-style="dotted" style:leader-text="."/>
        </style:tab-stops>
      </style:paragraph-properties>
    </style:style>
    <style:style style:name="P236" style:family="paragraph" style:parent-style-name="Standard" style:master-page-name="First_20_Page">
      <style:paragraph-properties fo:text-align="center" style:justify-single-word="false" style:page-number="1"/>
      <style:text-properties fo:font-size="48pt" officeooo:rsid="0082c8d1" officeooo:paragraph-rsid="0082c8d1" style:font-size-asian="42pt" style:font-size-complex="48pt"/>
    </style:style>
    <style:style style:name="P237" style:family="paragraph" style:parent-style-name="Standard">
      <style:paragraph-properties fo:text-align="start" style:justify-single-word="false"/>
      <style:text-properties officeooo:rsid="008481a5" officeooo:paragraph-rsid="008481a5"/>
    </style:style>
    <style:style style:name="P238" style:family="paragraph" style:parent-style-name="Standard" style:list-style-name="L3">
      <style:text-properties officeooo:paragraph-rsid="0055eab1"/>
    </style:style>
    <style:style style:name="P239" style:family="paragraph" style:parent-style-name="Standard" style:list-style-name="L3">
      <style:text-properties fo:font-style="normal" fo:font-weight="normal" officeooo:rsid="0020e316" officeooo:paragraph-rsid="0055eab1" style:font-style-asian="normal" style:font-weight-asian="normal" style:font-style-complex="normal" style:font-weight-complex="normal"/>
    </style:style>
    <style:style style:name="P240" style:family="paragraph" style:parent-style-name="Standard" style:list-style-name="L3">
      <style:text-properties fo:font-style="normal" fo:font-weight="normal" officeooo:rsid="00204b56" officeooo:paragraph-rsid="0055eab1" style:font-style-asian="normal" style:font-weight-asian="normal" style:font-style-complex="normal" style:font-weight-complex="normal"/>
    </style:style>
    <style:style style:name="P241" style:family="paragraph" style:parent-style-name="Standard" style:list-style-name="L3">
      <style:text-properties fo:font-style="normal" fo:font-weight="normal" officeooo:rsid="0055eab1" officeooo:paragraph-rsid="0055eab1" style:font-style-asian="normal" style:font-weight-asian="normal" style:font-style-complex="normal" style:font-weight-complex="normal"/>
    </style:style>
    <style:style style:name="P242" style:family="paragraph" style:parent-style-name="Standard" style:list-style-name="L9">
      <style:text-properties fo:font-weight="normal" officeooo:rsid="003673c2" officeooo:paragraph-rsid="003673c2" style:font-weight-asian="normal" style:font-weight-complex="normal"/>
    </style:style>
    <style:style style:name="P243" style:family="paragraph" style:parent-style-name="Text_20_body" style:list-style-name="L1">
      <style:text-properties officeooo:rsid="00543108" officeooo:paragraph-rsid="00543108"/>
    </style:style>
    <style:style style:name="P244" style:family="paragraph" style:parent-style-name="Text_20_body" style:list-style-name="L2">
      <style:text-properties officeooo:rsid="00543108" officeooo:paragraph-rsid="00543108"/>
    </style:style>
    <style:style style:name="P245" style:family="paragraph" style:parent-style-name="Text_20_body" style:list-style-name="L3">
      <style:text-properties fo:font-style="normal" fo:font-weight="normal" officeooo:rsid="0003e6a4" officeooo:paragraph-rsid="0055eab1" style:font-style-asian="normal" style:font-weight-asian="normal" style:font-style-complex="normal" style:font-weight-complex="normal"/>
    </style:style>
    <style:style style:name="P246" style:family="paragraph" style:parent-style-name="Text_20_body" style:list-style-name="L3">
      <style:text-properties fo:font-style="normal" fo:font-weight="normal" officeooo:rsid="002016ac" officeooo:paragraph-rsid="0055eab1" style:font-style-asian="normal" style:font-weight-asian="normal" style:font-style-complex="normal" style:font-weight-complex="normal"/>
    </style:style>
    <style:style style:name="P247" style:family="paragraph" style:parent-style-name="Text_20_body" style:list-style-name="L4">
      <style:text-properties officeooo:rsid="006fc11f" officeooo:paragraph-rsid="006fc11f"/>
    </style:style>
    <style:style style:name="P248" style:family="paragraph" style:parent-style-name="Text_20_body" style:list-style-name="L5">
      <style:text-properties fo:font-weight="normal" officeooo:rsid="002eefcb" officeooo:paragraph-rsid="002eefcb" style:font-weight-asian="normal" style:font-weight-complex="normal"/>
    </style:style>
    <style:style style:name="P249" style:family="paragraph" style:parent-style-name="Text_20_body" style:list-style-name="L6">
      <style:text-properties fo:font-weight="normal" officeooo:rsid="00137b76" officeooo:paragraph-rsid="00137b76" style:font-weight-asian="normal" style:font-weight-complex="normal"/>
    </style:style>
    <style:style style:name="P250" style:family="paragraph" style:parent-style-name="Text_20_body" style:list-style-name="L7">
      <style:text-properties fo:font-weight="normal" officeooo:rsid="005bdc11" officeooo:paragraph-rsid="005bdc11" style:font-weight-asian="normal" style:font-weight-complex="normal"/>
    </style:style>
    <style:style style:name="P251" style:family="paragraph" style:parent-style-name="Text_20_body" style:list-style-name="L8">
      <style:text-properties fo:font-weight="normal" officeooo:rsid="005cf818" officeooo:paragraph-rsid="005cf818" style:font-weight-asian="normal" style:font-weight-complex="normal"/>
    </style:style>
    <style:style style:name="P252" style:family="paragraph" style:parent-style-name="Title" style:master-page-name="Standard">
      <style:paragraph-properties style:page-number="1"/>
    </style:style>
    <style:style style:name="P253" style:family="paragraph" style:parent-style-name="Heading_20_1">
      <style:text-properties officeooo:rsid="006d0ab3" officeooo:paragraph-rsid="006d0ab3"/>
    </style:style>
    <style:style style:name="P254" style:family="paragraph" style:parent-style-name="Heading_20_1">
      <style:text-properties officeooo:rsid="001cdad8" officeooo:paragraph-rsid="001cdad8"/>
    </style:style>
    <style:style style:name="P255" style:family="paragraph" style:parent-style-name="Heading_20_1">
      <style:text-properties officeooo:paragraph-rsid="002bae7a"/>
    </style:style>
    <style:style style:name="P256" style:family="paragraph" style:parent-style-name="Heading_20_1">
      <style:text-properties officeooo:rsid="0045fab8" officeooo:paragraph-rsid="0045fab8"/>
    </style:style>
    <style:style style:name="P257" style:family="paragraph" style:parent-style-name="Heading_20_1">
      <style:text-properties officeooo:rsid="001e9a5f" officeooo:paragraph-rsid="001e9a5f"/>
    </style:style>
    <style:style style:name="P258" style:family="paragraph" style:parent-style-name="Heading_20_1" style:list-style-name="">
      <style:text-properties fo:font-weight="normal" officeooo:rsid="000bc74a" officeooo:paragraph-rsid="001cdad8" style:font-weight-asian="normal" style:font-weight-complex="normal"/>
    </style:style>
    <style:style style:name="P259" style:family="paragraph" style:parent-style-name="Heading_20_1">
      <style:text-properties officeooo:rsid="0068eb57" officeooo:paragraph-rsid="0068eb57"/>
    </style:style>
    <style:style style:name="P260" style:family="paragraph" style:parent-style-name="Heading_20_1">
      <style:paragraph-properties fo:break-before="page"/>
      <style:text-properties officeooo:rsid="006882cb" officeooo:paragraph-rsid="006882cb"/>
    </style:style>
    <style:style style:name="T1" style:family="text">
      <style:text-properties officeooo:rsid="003c1223"/>
    </style:style>
    <style:style style:name="T2" style:family="text">
      <style:text-properties fo:font-weight="normal" style:font-weight-asian="normal" style:font-weight-complex="normal"/>
    </style:style>
    <style:style style:name="T3" style:family="text">
      <style:text-properties fo:font-weight="normal" officeooo:rsid="0003e6a4" style:font-weight-asian="normal" style:font-weight-complex="normal"/>
    </style:style>
    <style:style style:name="T4" style:family="text">
      <style:text-properties fo:font-weight="normal" officeooo:rsid="00044027" style:font-weight-asian="normal" style:font-weight-complex="normal"/>
    </style:style>
    <style:style style:name="T5" style:family="text">
      <style:text-properties fo:font-weight="normal" officeooo:rsid="001845d0" style:font-weight-asian="normal" style:font-weight-complex="normal"/>
    </style:style>
    <style:style style:name="T6" style:family="text">
      <style:text-properties fo:font-weight="normal" officeooo:rsid="00199d1f" style:font-weight-asian="normal" style:font-weight-complex="normal"/>
    </style:style>
    <style:style style:name="T7" style:family="text">
      <style:text-properties fo:font-weight="normal" officeooo:rsid="001aba21" style:font-weight-asian="normal" style:font-weight-complex="normal"/>
    </style:style>
    <style:style style:name="T8" style:family="text">
      <style:text-properties fo:font-weight="normal" officeooo:rsid="001d6c7f" style:font-weight-asian="normal" style:font-weight-complex="normal"/>
    </style:style>
    <style:style style:name="T9" style:family="text">
      <style:text-properties fo:font-weight="normal" officeooo:rsid="00227deb" style:font-weight-asian="normal" style:font-weight-complex="normal"/>
    </style:style>
    <style:style style:name="T10" style:family="text">
      <style:text-properties fo:font-weight="normal" officeooo:rsid="000d5278" style:font-weight-asian="normal" style:font-weight-complex="normal"/>
    </style:style>
    <style:style style:name="T11" style:family="text">
      <style:text-properties fo:font-weight="normal" officeooo:rsid="001c9380" style:font-weight-asian="normal" style:font-weight-complex="normal"/>
    </style:style>
    <style:style style:name="T12" style:family="text">
      <style:text-properties fo:font-weight="normal" officeooo:rsid="000fd3db" style:font-weight-asian="normal" style:font-weight-complex="normal"/>
    </style:style>
    <style:style style:name="T13" style:family="text">
      <style:text-properties fo:font-weight="normal" officeooo:rsid="0011355c" style:font-weight-asian="normal" style:font-weight-complex="normal"/>
    </style:style>
    <style:style style:name="T14" style:family="text">
      <style:text-properties fo:font-weight="normal" officeooo:rsid="00129eb0" style:font-weight-asian="normal" style:font-weight-complex="normal"/>
    </style:style>
    <style:style style:name="T15" style:family="text">
      <style:text-properties fo:font-weight="normal" officeooo:rsid="001b78dc" style:font-weight-asian="normal" style:font-weight-complex="normal"/>
    </style:style>
    <style:style style:name="T16" style:family="text">
      <style:text-properties fo:font-weight="normal" officeooo:rsid="00063566" style:font-weight-asian="normal" style:font-weight-complex="normal"/>
    </style:style>
    <style:style style:name="T17" style:family="text">
      <style:text-properties fo:font-weight="normal" officeooo:rsid="001cdad8" style:font-weight-asian="normal" style:font-weight-complex="normal"/>
    </style:style>
    <style:style style:name="T18" style:family="text">
      <style:text-properties fo:font-weight="normal" officeooo:rsid="000904aa" style:font-weight-asian="normal" style:font-weight-complex="normal"/>
    </style:style>
    <style:style style:name="T19" style:family="text">
      <style:text-properties fo:font-weight="normal" officeooo:rsid="00126741" style:font-weight-asian="normal" style:font-weight-complex="normal"/>
    </style:style>
    <style:style style:name="T20" style:family="text">
      <style:text-properties fo:font-weight="normal" officeooo:rsid="000bc74a" style:font-weight-asian="normal" style:font-weight-complex="normal"/>
    </style:style>
    <style:style style:name="T21" style:family="text">
      <style:text-properties fo:font-weight="normal" officeooo:rsid="00300fa5" style:font-weight-asian="normal" style:font-weight-complex="normal"/>
    </style:style>
    <style:style style:name="T22" style:family="text">
      <style:text-properties fo:font-weight="normal" officeooo:rsid="00307823" style:font-weight-asian="normal" style:font-weight-complex="normal"/>
    </style:style>
    <style:style style:name="T23" style:family="text">
      <style:text-properties fo:font-weight="normal" officeooo:rsid="003c1223" style:font-weight-asian="normal" style:font-weight-complex="normal"/>
    </style:style>
    <style:style style:name="T24" style:family="text">
      <style:text-properties fo:font-weight="normal" officeooo:rsid="0041512f" style:font-weight-asian="normal" style:font-weight-complex="normal"/>
    </style:style>
    <style:style style:name="T25" style:family="text">
      <style:text-properties fo:font-weight="normal" officeooo:rsid="0010f782" style:font-weight-asian="normal" style:font-weight-complex="normal"/>
    </style:style>
    <style:style style:name="T26" style:family="text">
      <style:text-properties fo:font-weight="normal" officeooo:rsid="006d0ab3" style:font-weight-asian="normal" style:font-weight-complex="normal"/>
    </style:style>
    <style:style style:name="T27" style:family="text">
      <style:text-properties fo:font-weight="normal" officeooo:rsid="0018d2a4" style:font-weight-asian="normal" style:font-weight-complex="normal"/>
    </style:style>
    <style:style style:name="T28" style:family="text">
      <style:text-properties fo:font-weight="normal" officeooo:rsid="006fc11f" style:font-weight-asian="normal" style:font-weight-complex="normal"/>
    </style:style>
    <style:style style:name="T29" style:family="text">
      <style:text-properties fo:font-weight="normal" officeooo:rsid="007a2dd1" style:font-weight-asian="normal" style:font-weight-complex="normal"/>
    </style:style>
    <style:style style:name="T30" style:family="text">
      <style:text-properties fo:font-weight="normal" officeooo:rsid="007b273b" style:font-weight-asian="normal" style:font-weight-complex="normal"/>
    </style:style>
    <style:style style:name="T31" style:family="text">
      <style:text-properties officeooo:rsid="00044027"/>
    </style:style>
    <style:style style:name="T32" style:family="text">
      <style:text-properties officeooo:rsid="00063566"/>
    </style:style>
    <style:style style:name="T33" style:family="text">
      <style:text-properties officeooo:rsid="00074d10"/>
    </style:style>
    <style:style style:name="T34" style:family="text">
      <style:text-properties officeooo:rsid="001720e6"/>
    </style:style>
    <style:style style:name="T35" style:family="text">
      <style:text-properties officeooo:rsid="000904aa"/>
    </style:style>
    <style:style style:name="T36" style:family="text">
      <style:text-properties officeooo:rsid="001845d0"/>
    </style:style>
    <style:style style:name="T37" style:family="text">
      <style:text-properties fo:font-style="italic" style:font-style-asian="italic" style:font-style-complex="italic"/>
    </style:style>
    <style:style style:name="T38" style:family="text">
      <style:text-properties fo:font-style="italic" officeooo:rsid="000fd3db" style:font-style-asian="italic" style:font-style-complex="italic"/>
    </style:style>
    <style:style style:name="T39" style:family="text">
      <style:text-properties fo:font-style="italic" officeooo:rsid="002443e6" style:font-style-asian="italic" style:font-style-complex="italic"/>
    </style:style>
    <style:style style:name="T40" style:family="text">
      <style:text-properties fo:font-style="italic" officeooo:rsid="00261f0e" style:font-style-asian="italic" style:font-style-complex="italic"/>
    </style:style>
    <style:style style:name="T41" style:family="text">
      <style:text-properties fo:font-style="italic" officeooo:rsid="002bae7a" style:font-style-asian="italic" style:font-style-complex="italic"/>
    </style:style>
    <style:style style:name="T42" style:family="text">
      <style:text-properties fo:font-style="italic" officeooo:rsid="004a30b7" style:font-style-asian="italic" style:font-style-complex="italic"/>
    </style:style>
    <style:style style:name="T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style:text-underline-style="solid" style:text-underline-width="auto" style:text-underline-color="font-color" officeooo:rsid="006a04ea" style:font-style-asian="italic" style:font-style-complex="italic"/>
    </style:style>
    <style:style style:name="T46" style:family="text">
      <style:text-properties fo:font-style="italic" style:text-underline-style="none" style:font-style-asian="italic" style:font-style-complex="italic"/>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1845d0" style:font-style-asian="normal" style:font-weight-asian="normal" style:font-style-complex="normal" style:font-weight-complex="normal"/>
    </style:style>
    <style:style style:name="T49" style:family="text">
      <style:text-properties fo:font-style="normal" fo:font-weight="normal" officeooo:rsid="00199d1f" style:font-style-asian="normal" style:font-weight-asian="normal" style:font-style-complex="normal" style:font-weight-complex="normal"/>
    </style:style>
    <style:style style:name="T50" style:family="text">
      <style:text-properties fo:font-style="normal" fo:font-weight="normal" officeooo:rsid="000fd3db" style:font-style-asian="normal" style:font-weight-asian="normal" style:font-style-complex="normal" style:font-weight-complex="normal"/>
    </style:style>
    <style:style style:name="T51" style:family="text">
      <style:text-properties fo:font-style="normal" fo:font-weight="normal" officeooo:rsid="00377fd8" style:font-style-asian="normal" style:font-weight-asian="normal" style:font-style-complex="normal" style:font-weight-complex="normal"/>
    </style:style>
    <style:style style:name="T52" style:family="text">
      <style:text-properties fo:font-style="normal" fo:font-weight="normal" officeooo:rsid="0055eab1" style:font-style-asian="normal" style:font-weight-asian="normal" style:font-style-complex="normal" style:font-weight-complex="normal"/>
    </style:style>
    <style:style style:name="T53" style:family="text">
      <style:text-properties fo:font-style="normal" fo:font-weight="normal" officeooo:rsid="0022aeb4" style:font-style-asian="normal" style:font-weight-asian="normal" style:font-style-complex="normal" style:font-weight-complex="normal"/>
    </style:style>
    <style:style style:name="T54" style:family="text">
      <style:text-properties fo:font-style="normal" fo:font-weight="normal" officeooo:rsid="00591a27" style:font-style-asian="normal" style:font-weight-asian="normal" style:font-style-complex="normal" style:font-weight-complex="normal"/>
    </style:style>
    <style:style style:name="T55" style:family="text">
      <style:text-properties fo:font-style="normal" fo:font-weight="normal" officeooo:rsid="006a04ea" style:font-style-asian="normal" style:font-weight-asian="normal" style:font-style-complex="normal" style:font-weight-complex="normal"/>
    </style:style>
    <style:style style:name="T56" style:family="text">
      <style:text-properties fo:font-style="normal" fo:font-weight="normal" officeooo:rsid="003255cb" style:font-style-asian="normal" style:font-weight-asian="normal" style:font-style-complex="normal" style:font-weight-complex="normal"/>
    </style:style>
    <style:style style:name="T57" style:family="text">
      <style:text-properties fo:font-style="normal" fo:font-weight="normal" officeooo:rsid="007e6adf" style:font-style-asian="normal" style:font-weight-asian="normal" style:font-style-complex="normal" style:font-weight-complex="normal"/>
    </style:style>
    <style:style style:name="T58" style:family="text">
      <style:text-properties fo:font-style="normal" style:font-style-asian="normal" style:font-style-complex="normal"/>
    </style:style>
    <style:style style:name="T59" style:family="text">
      <style:text-properties fo:font-style="normal" officeooo:rsid="00261f0e" style:font-style-asian="normal" style:font-style-complex="normal"/>
    </style:style>
    <style:style style:name="T60" style:family="text">
      <style:text-properties fo:font-style="normal" officeooo:rsid="002bae7a" style:font-style-asian="normal" style:font-style-complex="normal"/>
    </style:style>
    <style:style style:name="T61" style:family="text">
      <style:text-properties fo:font-style="normal" officeooo:rsid="004a30b7" style:font-style-asian="normal" style:font-style-complex="normal"/>
    </style:style>
    <style:style style:name="T62" style:family="text">
      <style:text-properties fo:font-style="normal" officeooo:rsid="0071fdbb" style:font-style-asian="normal" style:font-style-complex="normal"/>
    </style:style>
    <style:style style:name="T63" style:family="text">
      <style:text-properties fo:font-style="normal" officeooo:rsid="00729c96" style:font-style-asian="normal" style:font-style-complex="normal"/>
    </style:style>
    <style:style style:name="T64" style:family="text">
      <style:text-properties fo:font-style="normal" officeooo:rsid="007b273b" style:font-style-asian="normal" style:font-style-complex="normal"/>
    </style:style>
    <style:style style:name="T65" style:family="text">
      <style:text-properties fo:font-style="normal" officeooo:rsid="007c8b54" style:font-style-asian="normal" style:font-style-complex="normal"/>
    </style:style>
    <style:style style:name="T66" style:family="text">
      <style:text-properties fo:font-style="normal" officeooo:rsid="007f937d" style:font-style-asian="normal" style:font-style-complex="normal"/>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officeooo:rsid="00729c96" style:font-style-asian="normal" style:font-style-complex="normal"/>
    </style:style>
    <style:style style:name="T70" style:family="text">
      <style:text-properties officeooo:rsid="00199d1f"/>
    </style:style>
    <style:style style:name="T71" style:family="text">
      <style:text-properties officeooo:rsid="001aba21"/>
    </style:style>
    <style:style style:name="T72" style:family="text">
      <style:text-properties officeooo:rsid="000afddb"/>
    </style:style>
    <style:style style:name="T73" style:family="text">
      <style:text-properties officeooo:rsid="001c9380"/>
    </style:style>
    <style:style style:name="T74" style:family="text">
      <style:text-properties officeooo:rsid="000bc74a"/>
    </style:style>
    <style:style style:name="T75" style:family="text">
      <style:text-properties officeooo:rsid="001d6c7f"/>
    </style:style>
    <style:style style:name="T76" style:family="text">
      <style:text-properties officeooo:rsid="0020b4c3"/>
    </style:style>
    <style:style style:name="T77" style:family="text">
      <style:text-properties officeooo:rsid="000cd5dc"/>
    </style:style>
    <style:style style:name="T78" style:family="text">
      <style:text-properties officeooo:rsid="000d5278"/>
    </style:style>
    <style:style style:name="T79" style:family="text">
      <style:text-properties officeooo:rsid="00227deb"/>
    </style:style>
    <style:style style:name="T80" style:family="text">
      <style:text-properties officeooo:rsid="000d8f7a"/>
    </style:style>
    <style:style style:name="T81" style:family="text">
      <style:text-properties officeooo:rsid="000f65be"/>
    </style:style>
    <style:style style:name="T82" style:family="text">
      <style:text-properties officeooo:rsid="000fd3db"/>
    </style:style>
    <style:style style:name="T83" style:family="text">
      <style:text-properties officeooo:rsid="0010f782"/>
    </style:style>
    <style:style style:name="T84" style:family="text">
      <style:text-properties officeooo:rsid="0011355c"/>
    </style:style>
    <style:style style:name="T85" style:family="text">
      <style:text-properties officeooo:rsid="00129eb0"/>
    </style:style>
    <style:style style:name="T86" style:family="text">
      <style:text-properties officeooo:rsid="00137b76"/>
    </style:style>
    <style:style style:name="T87" style:family="text">
      <style:text-properties officeooo:rsid="0014ff43"/>
    </style:style>
    <style:style style:name="T88" style:family="text">
      <style:text-properties officeooo:rsid="0016b27e"/>
    </style:style>
    <style:style style:name="T89" style:family="text">
      <style:text-properties officeooo:rsid="0017bdce"/>
    </style:style>
    <style:style style:name="T90" style:family="text">
      <style:text-properties officeooo:rsid="00180d26"/>
    </style:style>
    <style:style style:name="T91" style:family="text">
      <style:text-properties fo:font-size="8pt" style:font-size-asian="7pt" style:font-size-complex="8pt"/>
    </style:style>
    <style:style style:name="T92" style:family="text">
      <style:text-properties fo:font-size="8pt" officeooo:rsid="005bc0ed" style:font-size-asian="7pt" style:font-size-complex="8pt"/>
    </style:style>
    <style:style style:name="T93" style:family="text">
      <style:text-properties fo:font-size="12pt" style:font-size-asian="10.5pt" style:font-size-complex="12pt"/>
    </style:style>
    <style:style style:name="T94" style:family="text">
      <style:text-properties fo:font-size="12pt" officeooo:rsid="0018d2a4" style:font-size-asian="10.5pt" style:font-size-complex="12pt"/>
    </style:style>
    <style:style style:name="T95" style:family="text">
      <style:text-properties fo:font-size="12pt" officeooo:rsid="001ee46f" style:font-size-asian="10.5pt" style:font-size-complex="12pt"/>
    </style:style>
    <style:style style:name="T96" style:family="text">
      <style:text-properties fo:font-size="12pt" officeooo:rsid="0043b604" style:font-size-asian="10.5pt" style:font-size-complex="12pt"/>
    </style:style>
    <style:style style:name="T97" style:family="text">
      <style:text-properties fo:font-size="12pt" officeooo:rsid="0044f5a6" style:font-size-asian="10.5pt" style:font-size-complex="12pt"/>
    </style:style>
    <style:style style:name="T98" style:family="text">
      <style:text-properties fo:font-size="12pt" officeooo:rsid="0045cceb" style:font-size-asian="10.5pt" style:font-size-complex="12pt"/>
    </style:style>
    <style:style style:name="T99" style:family="text">
      <style:text-properties fo:font-size="12pt" officeooo:rsid="0060361c" style:font-size-asian="10.5pt" style:font-size-complex="12pt"/>
    </style:style>
    <style:style style:name="T100" style:family="text">
      <style:text-properties fo:font-size="12pt" officeooo:rsid="00620103" style:font-size-asian="10.5pt" style:font-size-complex="12pt"/>
    </style:style>
    <style:style style:name="T101" style:family="text">
      <style:text-properties fo:font-size="12pt" officeooo:rsid="00643969" style:font-size-asian="10.5pt" style:font-size-complex="12pt"/>
    </style:style>
    <style:style style:name="T102" style:family="text">
      <style:text-properties fo:font-size="12pt" fo:font-style="italic" style:font-size-asian="10.5pt" style:font-style-asian="italic" style:font-size-complex="12pt" style:font-style-complex="italic"/>
    </style:style>
    <style:style style:name="T103" style:family="text">
      <style:text-properties fo:font-size="12pt" fo:font-style="italic" officeooo:rsid="005bc0ed" style:font-size-asian="10.5pt" style:font-style-asian="italic" style:font-size-complex="12pt" style:font-style-complex="italic"/>
    </style:style>
    <style:style style:name="T104" style:family="text">
      <style:text-properties fo:font-size="12pt" fo:font-style="italic" officeooo:rsid="007dbb38" style:font-size-asian="10.5pt" style:font-style-asian="italic" style:font-size-complex="12pt" style:font-style-complex="italic"/>
    </style:style>
    <style:style style:name="T105" style:family="text">
      <style:text-properties fo:font-size="12pt" fo:font-style="normal" style:font-size-asian="10.5pt" style:font-style-asian="normal" style:font-size-complex="12pt" style:font-style-complex="normal"/>
    </style:style>
    <style:style style:name="T106" style:family="text">
      <style:text-properties fo:font-size="12pt" fo:font-style="normal" officeooo:rsid="005bc0ed" style:font-size-asian="10.5pt" style:font-style-asian="normal" style:font-size-complex="12pt" style:font-style-complex="normal"/>
    </style:style>
    <style:style style:name="T107" style:family="text">
      <style:text-properties officeooo:rsid="0018d2a4"/>
    </style:style>
    <style:style style:name="T108" style:family="text">
      <style:text-properties officeooo:rsid="00193a11"/>
    </style:style>
    <style:style style:name="T109" style:family="text">
      <style:text-properties officeooo:rsid="001ab05d"/>
    </style:style>
    <style:style style:name="T110" style:family="text">
      <style:text-properties officeooo:rsid="001b78dc"/>
    </style:style>
    <style:style style:name="T111" style:family="text">
      <style:text-properties officeooo:rsid="00204b56"/>
    </style:style>
    <style:style style:name="T112" style:family="text">
      <style:text-properties officeooo:rsid="001cdad8"/>
    </style:style>
    <style:style style:name="T113" style:family="text">
      <style:text-properties officeooo:rsid="001ee46f"/>
    </style:style>
    <style:style style:name="T114" style:family="text">
      <style:text-properties fo:font-weight="bold"/>
    </style:style>
    <style:style style:name="T115" style:family="text">
      <style:text-properties style:text-underline-style="solid" style:text-underline-width="auto" style:text-underline-color="font-color" fo:font-weight="bold" officeooo:rsid="001ee46f" style:font-weight-asian="bold" style:font-weight-complex="bold"/>
    </style:style>
    <style:style style:name="T116" style:family="text">
      <style:text-properties officeooo:rsid="002016ac"/>
    </style:style>
    <style:style style:name="T117" style:family="text">
      <style:text-properties officeooo:rsid="0020e316"/>
    </style:style>
    <style:style style:name="T118" style:family="text">
      <style:text-properties officeooo:rsid="0022aeb4"/>
    </style:style>
    <style:style style:name="T119" style:family="text">
      <style:text-properties officeooo:rsid="00126741"/>
    </style:style>
    <style:style style:name="T120" style:family="text">
      <style:text-properties officeooo:rsid="002443e6"/>
    </style:style>
    <style:style style:name="T121" style:family="text">
      <style:text-properties officeooo:rsid="00268c80"/>
    </style:style>
    <style:style style:name="T122" style:family="text">
      <style:text-properties officeooo:rsid="00274088"/>
    </style:style>
    <style:style style:name="T123" style:family="text">
      <style:text-properties officeooo:rsid="002869bc"/>
    </style:style>
    <style:style style:name="T124" style:family="text">
      <style:text-properties officeooo:rsid="002adab2"/>
    </style:style>
    <style:style style:name="T125" style:family="text">
      <style:text-properties officeooo:rsid="002bae7a"/>
    </style:style>
    <style:style style:name="T126" style:family="text">
      <style:text-properties officeooo:rsid="002c797b"/>
    </style:style>
    <style:style style:name="T127" style:family="text">
      <style:text-properties officeooo:rsid="002eefcb"/>
    </style:style>
    <style:style style:name="T128" style:family="text">
      <style:text-properties officeooo:rsid="00300fa5"/>
    </style:style>
    <style:style style:name="T129" style:family="text">
      <style:text-properties officeooo:rsid="003255cb"/>
    </style:style>
    <style:style style:name="T130" style:family="text">
      <style:text-properties officeooo:rsid="0036374e"/>
    </style:style>
    <style:style style:name="T131" style:family="text">
      <style:text-properties officeooo:rsid="003673c2"/>
    </style:style>
    <style:style style:name="T132" style:family="text">
      <style:text-properties officeooo:rsid="00377fd8"/>
    </style:style>
    <style:style style:name="T133" style:family="text">
      <style:text-properties officeooo:rsid="00381c72"/>
    </style:style>
    <style:style style:name="T134" style:family="text">
      <style:text-properties officeooo:rsid="003a1c81"/>
    </style:style>
    <style:style style:name="T135" style:family="text">
      <style:text-properties officeooo:rsid="003ce38a"/>
    </style:style>
    <style:style style:name="T136" style:family="text">
      <style:text-properties officeooo:rsid="003e9a14"/>
    </style:style>
    <style:style style:name="T137" style:family="text">
      <style:text-properties officeooo:rsid="00408431"/>
    </style:style>
    <style:style style:name="T138" style:family="text">
      <style:text-properties officeooo:rsid="0041512f"/>
    </style:style>
    <style:style style:name="T139" style:family="text">
      <style:text-properties officeooo:rsid="0046ca7f"/>
    </style:style>
    <style:style style:name="T140" style:family="text">
      <style:text-properties officeooo:rsid="00482d1a"/>
    </style:style>
    <style:style style:name="T141" style:family="text">
      <style:text-properties officeooo:rsid="004a30b7"/>
    </style:style>
    <style:style style:name="T142" style:family="text">
      <style:text-properties officeooo:rsid="004ebceb"/>
    </style:style>
    <style:style style:name="T143" style:family="text">
      <style:text-properties officeooo:rsid="004ff1f3"/>
    </style:style>
    <style:style style:name="T144" style:family="text">
      <style:text-properties officeooo:rsid="0052e9f1"/>
    </style:style>
    <style:style style:name="T145" style:family="text">
      <style:text-properties officeooo:rsid="0055b684"/>
    </style:style>
    <style:style style:name="T146" style:family="text">
      <style:text-properties officeooo:rsid="0055eab1"/>
    </style:style>
    <style:style style:name="T147" style:family="text">
      <style:text-properties officeooo:rsid="0056b353"/>
    </style:style>
    <style:style style:name="T148" style:family="text">
      <style:text-properties officeooo:rsid="00591a27"/>
    </style:style>
    <style:style style:name="T149" style:family="text">
      <style:text-properties officeooo:rsid="005bc0ed"/>
    </style:style>
    <style:style style:name="T150" style:family="text">
      <style:text-properties officeooo:rsid="0063e014"/>
    </style:style>
    <style:style style:name="T151" style:family="text">
      <style:text-properties officeooo:rsid="0065b862"/>
    </style:style>
    <style:style style:name="T152" style:family="text">
      <style:text-properties officeooo:rsid="0069b2ca"/>
    </style:style>
    <style:style style:name="T153" style:family="text">
      <style:text-properties officeooo:rsid="006a04ea"/>
    </style:style>
    <style:style style:name="T154" style:family="text">
      <style:text-properties officeooo:rsid="006b2e92"/>
    </style:style>
    <style:style style:name="T155" style:family="text">
      <style:text-properties officeooo:rsid="006ba35d"/>
    </style:style>
    <style:style style:name="T156" style:family="text">
      <style:text-properties officeooo:rsid="006d0ab3"/>
    </style:style>
    <style:style style:name="T157" style:family="text">
      <style:text-properties officeooo:rsid="006e543a"/>
    </style:style>
    <style:style style:name="T158" style:family="text">
      <style:text-properties style:text-underline-style="none"/>
    </style:style>
    <style:style style:name="T159" style:family="text">
      <style:text-properties style:text-underline-style="none" officeooo:rsid="00729c96"/>
    </style:style>
    <style:style style:name="T160" style:family="text">
      <style:text-properties officeooo:rsid="006f0e2b"/>
    </style:style>
    <style:style style:name="T161" style:family="text">
      <style:text-properties officeooo:rsid="006f74fa"/>
    </style:style>
    <style:style style:name="T162" style:family="text">
      <style:text-properties officeooo:rsid="007477a4"/>
    </style:style>
    <style:style style:name="T163" style:family="text">
      <style:text-properties officeooo:rsid="0075435b"/>
    </style:style>
    <style:style style:name="T164" style:family="text">
      <style:text-properties officeooo:rsid="00770b9e"/>
    </style:style>
    <style:style style:name="T165" style:family="text">
      <style:text-properties officeooo:rsid="007a2dd1"/>
    </style:style>
    <style:style style:name="T166" style:family="text">
      <style:text-properties officeooo:rsid="007c8b54"/>
    </style:style>
    <style:style style:name="T167" style:family="text">
      <style:text-properties officeooo:rsid="007dd2ad"/>
    </style:style>
    <style:style style:name="T168" style:family="text">
      <style:text-properties officeooo:rsid="007e04e8"/>
    </style:style>
    <style:style style:name="T169" style:family="text">
      <style:text-properties officeooo:rsid="007e1d86"/>
    </style:style>
    <style:style style:name="T170" style:family="text">
      <style:text-properties officeooo:rsid="007e6adf"/>
    </style:style>
    <style:style style:name="T171" style:family="text">
      <style:text-properties officeooo:rsid="00864cac"/>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OV7670</text:p>
      <text:p text:style-name="P206"/>
      <text:p text:style-name="P206">Modes</text:p>
      <text:p text:style-name="P206"/>
      <text:p text:style-name="P206">Reference</text:p>
      <text:p text:style-name="P207"/>
      <text:p text:style-name="P2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3">Table of Contents</text:p>
          </text:index-title>
          <text:p text:style-name="P234"><text:a xlink:type="simple" xlink:href="#__RefHeading__2350_1648114637" text:style-name="Index_20_Link" text:visited-style-name="Index_20_Link">Analog/Digital Control<text:tab/>1</text:a></text:p>
          <text:p text:style-name="P234"><text:a xlink:type="simple" xlink:href="#__RefHeading__1603_1484648280" text:style-name="Index_20_Link" text:visited-style-name="Index_20_Link">Automatic Exposure Control AEC<text:tab/>2</text:a></text:p>
          <text:p text:style-name="P235"><text:a xlink:type="simple" xlink:href="#__RefHeading__2352_1648114637" text:style-name="Index_20_Link" text:visited-style-name="Index_20_Link">Histogram Based AEC/AGC Control<text:tab/>4</text:a></text:p>
          <text:p text:style-name="P234"><text:a xlink:type="simple" xlink:href="#__RefHeading__1607_1484648280" text:style-name="Index_20_Link" text:visited-style-name="Index_20_Link">Automatic Gain Control AGC<text:tab/>5</text:a></text:p>
          <text:p text:style-name="P234"><text:a xlink:type="simple" xlink:href="#__RefHeading__2354_1648114637" text:style-name="Index_20_Link" text:visited-style-name="Index_20_Link">Automatic White Balance<text:tab/>5</text:a></text:p>
          <text:p text:style-name="P234"><text:a xlink:type="simple" xlink:href="#__RefHeading__1609_1484648280" text:style-name="Index_20_Link" text:visited-style-name="Index_20_Link">Black Level Adjustment<text:tab/>7</text:a></text:p>
          <text:p text:style-name="P234"><text:a xlink:type="simple" xlink:href="#__RefHeading__1611_1484648280" text:style-name="Index_20_Link" text:visited-style-name="Index_20_Link">Brightness<text:tab/>7</text:a></text:p>
          <text:p text:style-name="P234"><text:a xlink:type="simple" xlink:href="#__RefHeading__1613_1484648280" text:style-name="Index_20_Link" text:visited-style-name="Index_20_Link">Color Channel Bias<text:tab/>7</text:a></text:p>
          <text:p text:style-name="P234"><text:a xlink:type="simple" xlink:href="#__RefHeading__1615_1484648280" text:style-name="Index_20_Link" text:visited-style-name="Index_20_Link">Color Correction<text:tab/>9</text:a></text:p>
          <text:p text:style-name="P234"><text:a xlink:type="simple" xlink:href="#__RefHeading__1617_1484648280" text:style-name="Index_20_Link" text:visited-style-name="Index_20_Link">Contrast<text:tab/>10</text:a></text:p>
          <text:p text:style-name="P234"><text:a xlink:type="simple" xlink:href="#__RefHeading__1619_1484648280" text:style-name="Index_20_Link" text:visited-style-name="Index_20_Link">Edge Enhancement<text:tab/>10</text:a></text:p>
          <text:p text:style-name="P234"><text:a xlink:type="simple" xlink:href="#__RefHeading__2424_1593052437" text:style-name="Index_20_Link" text:visited-style-name="Index_20_Link">Denoise Modes<text:tab/>11</text:a></text:p>
          <text:p text:style-name="P234"><text:a xlink:type="simple" xlink:href="#__RefHeading__2356_1648114637" text:style-name="Index_20_Link" text:visited-style-name="Index_20_Link">Exposure Control<text:tab/>11</text:a></text:p>
          <text:p text:style-name="P234"><text:a xlink:type="simple" xlink:href="#__RefHeading__1621_1484648280" text:style-name="Index_20_Link" text:visited-style-name="Index_20_Link">Exposure Modes<text:tab/>12</text:a></text:p>
          <text:p text:style-name="P234"><text:a xlink:type="simple" xlink:href="#__RefHeading__1623_1484648280" text:style-name="Index_20_Link" text:visited-style-name="Index_20_Link">Format Selection<text:tab/>13</text:a></text:p>
          <text:p text:style-name="P234"><text:a xlink:type="simple" xlink:href="#__RefHeading__1625_1484648280" text:style-name="Index_20_Link" text:visited-style-name="Index_20_Link">Frame Rates<text:tab/>14</text:a></text:p>
          <text:p text:style-name="P234"><text:a xlink:type="simple" xlink:href="#__RefHeading__1627_1484648280" text:style-name="Index_20_Link" text:visited-style-name="Index_20_Link">Lens Correction<text:tab/>14</text:a></text:p>
          <text:p text:style-name="P234"><text:a xlink:type="simple" xlink:href="#__RefHeading__1629_1484648280" text:style-name="Index_20_Link" text:visited-style-name="Index_20_Link">Light Banding<text:tab/>14</text:a></text:p>
          <text:p text:style-name="P234"><text:a xlink:type="simple" xlink:href="#__RefHeading__1851_1484648280" text:style-name="Index_20_Link" text:visited-style-name="Index_20_Link">Data Output Format<text:tab/>15</text:a></text:p>
          <text:p text:style-name="P234"><text:a xlink:type="simple" xlink:href="#__RefHeading__1631_1484648280" text:style-name="Index_20_Link" text:visited-style-name="Index_20_Link">Picture Correction<text:tab/>18</text:a></text:p>
          <text:p text:style-name="P234"><text:a xlink:type="simple" xlink:href="#__RefHeading__1633_1484648280" text:style-name="Index_20_Link" text:visited-style-name="Index_20_Link">Scaling<text:tab/>18</text:a></text:p>
          <text:p text:style-name="P235"><text:a xlink:type="simple" xlink:href="#__RefHeading__3471_1978579970" text:style-name="Index_20_Link" text:visited-style-name="Index_20_Link">Down Sampling a Format<text:tab/>19</text:a></text:p>
          <text:p text:style-name="P234"><text:a xlink:type="simple" xlink:href="#__RefHeading__1635_1484648280" text:style-name="Index_20_Link" text:visited-style-name="Index_20_Link">Special Effects<text:tab/>21</text:a></text:p>
          <text:p text:style-name="P234"><text:a xlink:type="simple" xlink:href="#__RefHeading__1637_1484648280" text:style-name="Index_20_Link" text:visited-style-name="Index_20_Link">Test Modes<text:tab/>22</text:a></text:p>
          <text:p text:style-name="P234"><text:a xlink:type="simple" xlink:href="#__RefHeading__1639_1484648280" text:style-name="Index_20_Link" text:visited-style-name="Index_20_Link">Timing<text:tab/>23</text:a></text:p>
          <text:p text:style-name="P234"><text:a xlink:type="simple" xlink:href="#__RefHeading__1641_1484648280" text:style-name="Index_20_Link" text:visited-style-name="Index_20_Link">Windowing<text:tab/>24</text:a></text:p>
          <text:p text:style-name="P234"><text:a xlink:type="simple" xlink:href="#__RefHeading__2847_668034357" text:style-name="Index_20_Link" text:visited-style-name="Index_20_Link">Camera Registers by Alpha Sequence<text:tab/>26</text:a></text:p>
          <text:p text:style-name="P234"><text:a xlink:type="simple" xlink:href="#__RefHeading__2849_668034357" text:style-name="Index_20_Link" text:visited-style-name="Index_20_Link">Registers by Hex Address<text:tab/>27</text:a></text:p>
        </text:index-body>
      </text:table-of-content>
      <text:p text:style-name="P150"/>
      <text:p text:style-name="P252"/>
      <text:p text:style-name="Title"/>
      <text:p text:style-name="Title">OV7670 Camera General Subsystems</text:p>
      <text:p text:style-name="P116"/>
      <text:p text:style-name="P237">These notes are a disjointed set of observation on the setup for the OV7670. They might be useful to somebody that is not familiar with reading a data sheet, sorry for the poor organization.</text:p>
      <text:p text:style-name="P117"/>
      <text:p text:style-name="P117">The OV7670 has a large number of adjustments that are used to produce the best possible picture. Each of these adjustments are (largely) independent of the format of the camera output. An example is the “Edge” adjustment, it is valid in the VGA,QVGA,CIF and QCIF mode. It is then reasonable to treat these adjustments as separate, but common, functions to be applied equally to all the photos taken by the camera. This is (I hope) an exhaustive list of the functions.</text:p>
      <text:p text:style-name="P116"/>
      <text:p text:style-name="P201">Within the mode writeup all the relevant registers are named. The value of the register on a reset is shown in its first appearance as “0x## REG = 0x## = #### ####” the location of the register is in HEX, <text:s/>the register name is that given in the documentation, the value in HEX after the first “=” is the reset value. <text:span text:style-name="T137">If the register has bits to be set to enable/disable functions</text:span> the second “=” precedes the value in binary separated into two four bit nibbles, <text:span text:style-name="T137">to allow easy reference to the reset modes set. Specific bits in a register are called out by [#] for a single bit or [#:#] for a collection of two or more bits. Dividing the document sections to address a specific function will require that some bits in a register that has two (or more) functions not be addressed in all sections.</text:span></text:p>
      <text:p text:style-name="P116"/>
      <text:h text:style-name="P253" text:outline-level="1"><text:bookmark-start text:name="__RefHeading__2350_1648114637"/>Analog/Digital Control<text:bookmark-end text:name="__RefHeading__2350_1648114637"/></text:h>
      <text:p text:style-name="P108">This register group is not documented well. Could find no change in picture by changing values of ADCCFTR0. <text:s/></text:p>
      <text:p text:style-name="P77"><text:span text:style-name="T16">0x20 ADCCTR0 </text:span><text:span text:style-name="T23">= 0x04 = 0000 0100 <text:s/>- “</text:span><text:span text:style-name="T26">ADC Control”</text:span></text:p>
      <text:p text:style-name="P65"><text:span text:style-name="T16">[3] ADC range adjustment. </text:span><text:span text:style-name="T17">0 = 1 x Range, 1 = 1.5 x Range</text:span></text:p>
      <text:p text:style-name="P25">0x20 ADCCTR0[2:0] ADC reference adjustment. <text:span text:style-name="T112">000 = 0.8 x, 100 = 1 x, 111 = 1.2 x</text:span></text:p>
      <text:p text:style-name="P25"><text:span text:style-name="T156">0x21 – 0x23 ADCCTR1 to ADCCTR3 are “reserved”</text:span> </text:p>
      <text:p text:style-name="P116"/>
      <text:h text:style-name="Heading_20_1" text:outline-level="1"><text:bookmark-start text:name="__RefHeading__1603_1484648280"/><text:soft-page-break/>Automatic Exposure Control AEC<text:bookmark-end text:name="__RefHeading__1603_1484648280"/></text:h>
      <text:p text:style-name="P109">Very important function. <text:span text:style-name="T113">The details are in the Implementation Guide. There are two different modes defined. The Histogram based and the Average based. The important thing to know is that the AEC and the Automatic Gain Control are interrelated and that the AEC will be adjusted before the AGC which acts to adjust and center the AEC. </text:span><text:span text:style-name="T115">They both share the same registers.</text:span> <text:span text:style-name="T120">There is disagreement between the spec sheet and the Implementation Guide about the role of COM4. The actual action of these two modes are not consistent, some resolutions won't respond to the “AEC Average”. QVGA and QCIF have black screen when in AEC Average but work when in the AEC Histogram mode, but don't switch out of the “black screen” mode until a “Reset” is given. This may be a program bug, if so I can't find it.</text:span></text:p>
      <text:p text:style-name="P85">Insert command here?</text:p>
      <text:p text:style-name="P92">The Implementation Guide defines COM4 as “Average Luminance Calculation Window” and then proceeds to define bits [5:4] as:</text:p>
      <text:list xml:id="list2890155999193430794" text:style-name="L1">
        <text:list-item>
          <text:p text:style-name="P243">00 = Full frame</text:p>
        </text:list-item>
        <text:list-item>
          <text:p text:style-name="P243">01 = Center half frame</text:p>
        </text:list-item>
        <text:list-item>
          <text:p text:style-name="P243">1x = Center quarter frame.</text:p>
        </text:list-item>
      </text:list>
      <text:p text:style-name="P92">The data sheet for the OV7670 defines COM4 as “Common Control 4” where bits [5:4] are defined as:</text:p>
      <text:list xml:id="list5143594181104340811" text:style-name="L2">
        <text:list-item>
          <text:p text:style-name="P244">00 = Full window</text:p>
        </text:list-item>
        <text:list-item>
          <text:p text:style-name="P244">01 = ½ window</text:p>
        </text:list-item>
        <text:list-item>
          <text:p text:style-name="P244">10 = ¼ window</text:p>
        </text:list-item>
        <text:list-item>
          <text:p text:style-name="P244">11 = ¼ window</text:p>
        </text:list-item>
      </text:list>
      <text:p text:style-name="P92">with the caution that COM17[7:6] “AEC window” must match the setting of COM4[5:4].</text:p>
      <text:p text:style-name="P68"><text:span text:style-name="T39">The description of the method by which the AEC is done is a combination of fast search followed by a slow (</text:span><text:span text:style-name="T40">smaller</text:span><text:span text:style-name="T39"> step size) search within the “Stable Operating Region”. </text:span><text:span text:style-name="T59">The following quote is taken from the Implementation Guide of 2 September 2005. A partial URL is: </text:span><text:span text:style-name="Citation">web.mit.edu/6.111/www/f2015/.../</text:span><text:span text:style-name="Citation"><text:span text:style-name="T114">OV7670</text:span></text:span><text:span text:style-name="Citation">app.pd</text:span><text:span text:style-name="T40"> <text:s/></text:span><text:span text:style-name="T59">This is the result of a Google search “OV7670 +"Implementation Guide" it is the second entry on the page. The first is the same document but I didn't figure out how to download it.</text:span></text:p>
      <text:p text:style-name="P82">“As shown in Figure 3-1, the average-based AEC/AGC algorithm changes the luminance average value step by step until it converges with Stable Operating Region. Outside the Control Zone, the <text:span text:style-name="T161">A</text:span>EC/AGC adjusts exposure time and gain in large steps to change the luminance level fast. Once <text:soft-page-break/>inside the Control Zone but still outside the Stable Operating range, the AEC/AGC adjusts exposure time and gain in smaller steps to make the luminance level converge with the Stable Operating Region smoothly. When finally inside the Stable Operating Region, the AEC/AGC no longer adjusts the exposure time and gain.”</text:p>
      <text:p text:style-name="P93">Given all of this it looks like the “Stable Operating Region” is the part that is most critical to taking a good picture. <text:span text:style-name="T146">For starters setting the bits that control the AEC operation requires that registers:</text:span></text:p>
      <text:list xml:id="list1460763899139289166" text:style-name="L3">
        <text:list-item>
          <text:p text:style-name="P245"><text:span text:style-name="T116">0x13 </text:span>COM8[<text:span text:style-name="T116">7</text:span>] <text:span text:style-name="T116">0 = Normal speed, 1 = enable fast AGC/AEC algorithm</text:span></text:p>
        </text:list-item>
        <text:list-item>
          <text:p text:style-name="P246">0x13 COM8[0] <text:s/>1 = AEC enable</text:p>
        </text:list-item>
        <text:list-item>
          <text:p text:style-name="P239"><text:span text:style-name="T148">0xAA </text:span>HAECC7[7] 0 = Average based AEC, 1 = Histogram based AEC</text:p>
          <text:p text:style-name="P240"/>
        </text:list-item>
        <text:list-item>
          <text:p text:style-name="P238"><text:span text:style-name="T52">0x42 COM17[7:6] and 0x0D </text:span><text:span text:style-name="T53">COM4[5:4] </text:span><text:span text:style-name="T52">b</text:span><text:span text:style-name="T55">oth have to be</text:span><text:span text:style-name="T52"> set to </text:span><text:span text:style-name="T55">the </text:span><text:span text:style-name="T52">AEC window size desired</text:span></text:p>
        </text:list-item>
      </text:list>
      <text:p text:style-name="P173"/>
      <text:p text:style-name="P202"><text:span text:style-name="T47">Then the values for the “Stable Operating Region” </text:span><text:span text:style-name="T54">are</text:span><text:span text:style-name="T47"> set along with the “fast mode zone” control nibbles to allow rapid convergence to the desired region. All this is just for the Average based AEC. The histogram based AEC is another problem.</text:span></text:p>
      <text:p text:style-name="P173"/>
      <text:list xml:id="list153622722958812" text:continue-numbering="true" text:style-name="L3">
        <text:list-header>
          <text:p text:style-name="P241"/>
        </text:list-header>
      </text:list>
      <text:p text:style-name="P67"><text:span text:style-name="T45">Registers on Reset</text:span> </text:p>
      <text:p text:style-name="P13"><text:span text:style-name="T116">0x13 </text:span>COM8 <text:span text:style-name="T117">= 0x8F = 10000 1111<text:tab/>Common Control 8</text:span></text:p>
      <text:p text:style-name="P12"><text:span text:style-name="T116">0x13 </text:span>COM8[<text:span text:style-name="T116">7</text:span>] <text:span text:style-name="T116">0 = Normal speed, 1 = enable fast AGC/AEC algorithm</text:span></text:p>
      <text:p text:style-name="P11"><text:span text:style-name="T116">0x13 </text:span>COM8[6] AEC step size control <text:span text:style-name="T116">0 = limited to Vertical blanking, 1 = Unlimited step size</text:span> </text:p>
      <text:p text:style-name="P16"><text:span text:style-name="T116">0x13 </text:span>COM8[0] <text:s/><text:span text:style-name="T117">1 = </text:span>AEC enable</text:p>
      <text:p text:style-name="P17">0x14 COM9 <text:span text:style-name="T117">= 0x4A = 0100 1010<text:tab/>Common Control 9</text:span></text:p>
      <text:p text:style-name="P16"><text:tab/>COM9[0] <text:s/><text:span text:style-name="T116">1 = </text:span>Freeze AGC/AEC</text:p>
      <text:p text:style-name="P181"><text:span text:style-name="T78">0x</text:span>A<text:span text:style-name="T78">A</text:span> HAECC7<text:span text:style-name="T116">[7]</text:span> <text:span text:style-name="T116">aka NALG[7] = 0x14 = 0001 0100 <text:s/>Note: HAECC7 is in the data sheet, NALG is <text:tab/><text:tab/><text:tab/><text:tab/><text:tab/><text:tab/>in the application note and defined as “AEC Algorithm selection” .</text:span></text:p>
      <text:p text:style-name="P203"><text:s/></text:p>
      <text:p text:style-name="P131"><text:tab/><text:span text:style-name="T117">HAECC7[7] 0 = Average based AEC, 1 = Histogram based AEC</text:span></text:p>
      <text:p text:style-name="P131"><text:tab/><text:span text:style-name="T153">HAECC7[6:0] = Reserved</text:span></text:p>
      <text:p text:style-name="P131"/>
      <text:p text:style-name="P24">0x24 AEW<text:span text:style-name="T153">[7:0]</text:span> <text:s/><text:span text:style-name="T117">= 0x75 </text:span><text:s/>– AGC/AEC Stable Operating Region (Upper Limit)</text:p>
      <text:p text:style-name="P24">0x25 AEB<text:span text:style-name="T153">[7:0]</text:span> <text:s/><text:span text:style-name="T117">= 0x63 <text:s/></text:span>– AGC/AEC Stable Operating Region (Lower Limit)</text:p>
      <text:p text:style-name="P22"><text:soft-page-break/>0x26 VPT <text:span text:style-name="T118">= 0xD4 = 1101 0100 <text:s/>AGC/AEC Fast Mode Operating Region </text:span></text:p>
      <text:p text:style-name="P19"><text:tab/><text:tab/><text:tab/>[7:4] – High Nibble of upper limit of fast mode zone control, <text:span text:style-name="T145">default 0xD</text:span></text:p>
      <text:p text:style-name="P19"><text:tab/><text:tab/><text:tab/>[3:0] – High Nibble of lower limit of fast mode zone control, <text:span text:style-name="T145">default 0x4</text:span></text:p>
      <text:p text:style-name="P152"><text:span text:style-name="T72">0x</text:span>42 COM17 <text:span text:style-name="T117">= 0</text:span><text:tab/><text:tab/><text:span text:style-name="T71">Common Control 17</text:span></text:p>
      <text:p text:style-name="P152"><text:tab/><text:span text:style-name="T71">bits[7:6] AEC window ( must be same as COM4[5:4]) <text:s/>0=Normal,1 = ½, 2 = ¼, 3 = ¼</text:span></text:p>
      <text:p text:style-name="P194">0x0D COM4 = 0<text:tab/><text:tab/><text:span text:style-name="T157">Common Control 4</text:span></text:p>
      <text:p text:style-name="P194"><text:tab/>COM4[5:4] (must be same as COM17[7:6] <text:span text:style-name="T71">0=</text:span>Full Window<text:span text:style-name="T71">,1 = ½, 2 = ¼, 3 = ¼</text:span> </text:p>
      <text:p text:style-name="P194"><text:tab/><text:span text:style-name="T43">Again notice the difference in the definitions of “Normal” and “Full Window” in the spec sheet.</text:span> </text:p>
      <text:p text:style-name="P194"><text:tab/><text:span text:style-name="T39">Here is the definition from the Implementation Guide!</text:span></text:p>
      <text:p text:style-name="P196"><text:span text:style-name="T39">0</text:span><text:span text:style-name="T37">x0D <text:s/>COM4 Average Luminance Calculation Window </text:span></text:p>
      <text:p text:style-name="P195"><text:tab/>COM4[5:4] <text:span text:style-name="T120">00 = Full Frame, 01 = Center half frame and 1x Center Quarter frame</text:span></text:p>
      <text:p text:style-name="P152"/>
      <text:h text:style-name="Heading_20_2" text:outline-level="2"><text:bookmark-start text:name="__RefHeading__2352_1648114637"/>Histogram Based AEC/AGC Control<text:bookmark-end text:name="__RefHeading__2352_1648114637"/></text:h>
      <text:p text:style-name="P69">This method is complex enough that if you attempt it you should use the Implementation Guide. <text:span text:style-name="T147">It involves the probabilities of the luminance to control the AEC. The explanation leaves something to be desired (mainly it was written by an engineer that knows too much about it to explain it to a programmer). Matters are made more confusing by the renaming of the registers between the documentation, read the Implementation Guide! <text:s/>I did find that the picture was a little brighter <text:s/>if I changed the values of HAECC1 to oxB0.</text:span></text:p>
      <text:p text:style-name="P83">Registers on Reset<text:span text:style-name="T68"> per the OV7670 Data Sheet</text:span></text:p>
      <text:p text:style-name="P178"><text:span text:style-name="T77">0x</text:span>9F HAECC1 <text:s/><text:span text:style-name="T118">= 0xC0 </text:span><text:tab/><text:span text:style-name="T76">Histogram Based AEC/AGC Control 1</text:span></text:p>
      <text:p text:style-name="P178"><text:span text:style-name="T77">0x</text:span>A0 HAECC2 <text:span text:style-name="T118">= 0x68</text:span> <text:tab/><text:span text:style-name="T76">Histogram Based AEC/AGC Control 2</text:span></text:p>
      <text:p text:style-name="P179"><text:span text:style-name="T78">0x</text:span>A6 HAECC3 <text:span text:style-name="T118">= 0x</text:span>F0 <text:tab/><text:span text:style-name="T76">Histogram based AEC/AGC control 3 - 6</text:span></text:p>
      <text:p text:style-name="P179"><text:span text:style-name="T78">0x</text:span>A7 HAECC4 <text:span text:style-name="T118">= 0xC</text:span>1 </text:p>
      <text:p text:style-name="P179"><text:span text:style-name="T78">0x</text:span>A8 HAECC5 <text:span text:style-name="T120">= 0x</text:span>F0 </text:p>
      <text:p text:style-name="P179"><text:span text:style-name="T78">0x</text:span>A9 HAECC6 <text:span text:style-name="T120">= 0x</text:span>C1 </text:p>
      <text:p text:style-name="P179"/>
      <text:p text:style-name="P188">Registers on Reset<text:span text:style-name="T68"> per the Implementation Guide</text:span></text:p>
      <text:p text:style-name="P188"/>
      <text:p text:style-name="P174">0x9F HRL = 0xC0<text:tab/><text:tab/>High Reference Luminance</text:p>
      <text:p text:style-name="P174">0xA0 LRL = 0x90<text:tab/><text:tab/>Low Reference Luminance</text:p>
      <text:p text:style-name="P174">0xA6 LPH = 0xF0<text:tab/><text:tab/>Lower Limit of Probability for HRL, after exposure/gain stabilizes</text:p>
      <text:p text:style-name="P174">0xA7 UPL = 0xC1<text:tab/><text:tab/>Upper Limit of Probability for LRL, after exposure/gain stabilizes</text:p>
      <text:p text:style-name="P174">0xA8 TPL = 0xF0<text:tab/><text:tab/>Probability Threshold for LRL to control AEC/AGC speed</text:p>
      <text:p text:style-name="P174">0xA9 TPH = 0xC1<text:tab/><text:tab/>Probability Threshold for HRL to control AEC/AGC speed</text:p>
      <text:p text:style-name="P174"/>
      <text:p text:style-name="P179"/>
      <text:p text:style-name="P127"><text:soft-page-break/></text:p>
      <text:h text:style-name="Heading_20_1" text:outline-level="1"><text:bookmark-start text:name="__RefHeading__1607_1484648280"/>Automatic Gain Control AGC<text:bookmark-end text:name="__RefHeading__1607_1484648280"/></text:h>
      <text:p text:style-name="P69">The Automatic Gain Control interacts with the Automatic Exposure Control. <text:span text:style-name="T144">According to the “Implementation Guide” the AEC takes president over the AGC. It can be setup independently of the AGC. The values of the registers COM8[2], COM9[6:4] and the two registers that hold the gain value (VREG[7:6] and GAIC[7:0] make up a ten digit binary number). These registers are “read only” if the AGC is enabled, and may be set to any value when that AGC is disabled. The AGC can make a great difference in the picture quality. </text:span></text:p>
      <text:p text:style-name="P86">Define com<text:span text:style-name="T171">m</text:span>ands here?</text:p>
      <text:p text:style-name="P91">The “Fast AGC/<text:span text:style-name="T144">AEC</text:span> Select” COM8[7] <text:span text:style-name="T144">is set by default to enable this function</text:span></text:p>
      <text:p text:style-name="P107">The “Freeze AGC/AEC” bit COM9[0] <text:span text:style-name="T154">is cleared by default</text:span></text:p>
      <text:p text:style-name="P84">Registers on Reset</text:p>
      <text:p text:style-name="P12"><text:span text:style-name="T116">0x13 </text:span>COM8 <text:span text:style-name="T116">= 0x8f = 1000 1111</text:span></text:p>
      <text:p text:style-name="P12"><text:tab/>COM8[7] Fast AGC/<text:span text:style-name="T144">AEC</text:span> <text:span text:style-name="T121">Select</text:span></text:p>
      <text:p text:style-name="P37"><text:tab/>COM8[2] AGC <text:span text:style-name="T160">E</text:span>nable <text:span text:style-name="T160">S</text:span>elect</text:p>
      <text:p text:style-name="P17">0x14 COM9 <text:span text:style-name="T117">= 0x4a = 0100 1010</text:span></text:p>
      <text:p text:style-name="P16"><text:tab/>COM9[6:4] Automatic Gain Ceiling – Maximum AGC value <text:span text:style-name="T117">( 8 )</text:span></text:p>
      <text:p text:style-name="P16"><text:tab/><text:span text:style-name="T154">COM9[3:1] Reserved</text:span></text:p>
      <text:p text:style-name="P16"><text:tab/>COM9[0] Freeze AGC/AEC <text:span text:style-name="T121">turned off</text:span></text:p>
      <text:p text:style-name="P53">0x00 GAIN = <text:s/>0x04 = 0000 0100<text:tab/>Gain register – both R/W and RO depends on AGC on/off</text:p>
      <text:p text:style-name="P53"><text:tab/>GAIN[7:0] – eight bits of a 10 bit gain value (LS 8 bits)</text:p>
      <text:p text:style-name="P53">0x03 VREF = 0 <text:s/>Vertical Frame Control</text:p>
      <text:p text:style-name="P53"><text:tab/>VREF[7:6] = bits [9:8] of 10 bit gain value (MS 2 bits)</text:p>
      <text:h text:style-name="P254" text:outline-level="1"><text:bookmark-start text:name="__RefHeading__2354_1648114637"/>Automatic White Balance<text:bookmark-end text:name="__RefHeading__2354_1648114637"/></text:h>
      <text:p text:style-name="P110">There are actually three modes of White Balance</text:p>
      <text:list xml:id="list4739190527857970194" text:style-name="L4">
        <text:list-item>
          <text:p text:style-name="P247">Manual Mode – R,G,&amp; B are set manually.</text:p>
        </text:list-item>
        <text:list-item>
          <text:p text:style-name="P247"><text:soft-page-break/>Normal – the DSP makes the R,G &amp; B average values equal.</text:p>
        </text:list-item>
        <text:list-item>
          <text:p text:style-name="P247">Advanced – the DSP adjusts R,G &amp; B based on color temperature.</text:p>
        </text:list-item>
      </text:list>
      <text:p text:style-name="P112">This seems so critical that there should be some information on what the registers AWBCTRx actually contain. <text:span text:style-name="T155">The implementation guide goes into detail about the bits of </text:span><text:span text:style-name="T20">AWBCTR0.</text:span><text:span text:style-name="T155"> </text:span><text:s text:c="2"/><text:span text:style-name="T141">The implementation guide also names AWBC1 to AWBC12 (0x43-0x48 &amp; 0x59 to 0x5E) as used but they depend on the lens, so contact OmniVision FAE for these settings. Turns out that the FAE is a Linkedin page. It is interesting to note that the camera comes up in the </text:span><text:span text:style-name="T42">Advanced</text:span><text:span text:style-name="T61"> </text:span><text:span text:style-name="T62">mode on reset.</text:span></text:p>
      <text:p text:style-name="P112"><text:span text:style-name="T63">See section 5.1.2 of the implementation guide</text:span><text:span text:style-name="T141"> for manual control of the AWB.</text:span></text:p>
      <text:p text:style-name="P111"><text:span text:style-name="T2">0x13 COM8 </text:span><text:span text:style-name="T27">= 0x8F = 1000 1111</text:span></text:p>
      <text:p text:style-name="P111"><text:span text:style-name="T27"><text:tab/></text:span><text:span text:style-name="T28">COM8[1] 0 = Disable (manual), 1 = Enable (automatic mode)</text:span></text:p>
      <text:p text:style-name="P161"><text:span text:style-name="T72">0x</text:span>41 COM16 <text:span text:style-name="T121">= 0x08</text:span><text:tab/> <text:span text:style-name="T121">= 0000 1000</text:span><text:tab/><text:span text:style-name="T71">Common Control 16</text:span></text:p>
      <text:p text:style-name="P161"><text:tab/><text:span text:style-name="T71">bit[3] = 1 AWB Gain Enable set.</text:span></text:p>
      <text:p text:style-name="P123"><text:tab/><text:span text:style-name="T71">Bit[1] <text:s/>1 = Color Matrix coefficient double option set.</text:span></text:p>
      <text:p text:style-name="P149">0x6F AWBCTR0<text:span text:style-name="T119"> = 0x9A = 1001 1010</text:span></text:p>
      <text:p text:style-name="P216">AWBCTR0[0] 0 = Advanced Mode, 1 = Normal Mode</text:p>
      <text:p text:style-name="P216">AWBCTR0[3] 0 = Adjust Red and Green gain only, 1 = Adjust Red,Green and Blue gain</text:p>
      <text:p text:style-name="P216">AWBCTR0[2] 0 = Maximum Gain x2, 1 = Maximum Gain x4</text:p>
      <text:p text:style-name="P126"><text:span text:style-name="T74">0x</text:span>6E AWBCTR1 <text:span text:style-name="T121">= 0xC0</text:span></text:p>
      <text:p text:style-name="P168"><text:span text:style-name="T74">0x</text:span>6D AWBCTR2 <text:span text:style-name="T121">= 0x55</text:span><text:tab/><text:span text:style-name="T73">Registers 0,1,2 and 3 preset by a reset command</text:span></text:p>
      <text:p text:style-name="P161"><text:span text:style-name="T74">0x</text:span>6C AWBCTR3 <text:span text:style-name="T121">= 0x02</text:span><text:tab/><text:span text:style-name="T73">Average White Balance Control Registers</text:span></text:p>
      <text:p text:style-name="P204">0x01 BLUE[7:0]<text:tab/>Blue channel gain</text:p>
      <text:p text:style-name="P204">0x02 RED[7:0]<text:tab/>Red channel gain</text:p>
      <text:p text:style-name="P204">0x6A GGAIN[6:0] <text:tab/>Both Gr and Gb</text:p>
      <text:p text:style-name="P204">0x5F B_LMT = 0xF0 = 1111 0000 <text:tab/>A<text:span text:style-name="T165">WB</text:span> B Gain Range <text:span text:style-name="T44">Note:</text:span><text:span text:style-name="T68"> Defined in Implementation, Data Sheet <text:s text:c="10"/></text:span></text:p>
      <text:p text:style-name="P204"><text:span text:style-name="T68"><text:tab/><text:tab/><text:tab/><text:tab/><text:tab/>has it marked as </text:span><text:span text:style-name="T46">RSVD</text:span></text:p>
      <text:p text:style-name="P175"><text:tab/>B_LMT[7:4] = 0xF <text:s/>No operational definition</text:p>
      <text:p text:style-name="P175"><text:tab/>B_LMT[3:0] = 0x0 <text:s/>No operational definition</text:p>
      <text:p text:style-name="P175"/>
      <text:p text:style-name="P175">0x60 <text:s/>R_LMT = 0xF0 = 1111 0000 <text:s/>AWB R Gain Range – as above no data defined.</text:p>
      <text:p text:style-name="P175"/>
      <text:p text:style-name="P177"><text:span text:style-name="T158">0x61 <text:s/></text:span><text:span text:style-name="T159">G_LMT = 0xF0 = 1111 0000 <text:s/>AWB G Gain Range – as above no data defined.</text:span></text:p>
      <text:p text:style-name="P176"/>
      <text:p text:style-name="P176">0x69 <text:s/>GFIX = 0x52 = 0101 0010 <text:s/>AWB Pre-Gain</text:p>
      <text:p text:style-name="P176"><text:tab/>GFIX[7:6] = 00 = 1x, 01= 1.25x, 10 = 1.5x and 11 = 1.75x <text:s/>Gr channel pre gain</text:p>
      <text:p text:style-name="P176"><text:tab/>GFIX[5:4] = 00 = 1x, 01= 1.25x, 10 = 1.5x and 11 = 1.75x <text:s/>Gb channel pre gain</text:p>
      <text:p text:style-name="P176"><text:tab/>GFIX[3:2] = 00 = 1x, 01= 1.25x, 10 = 1.5x and 11 = 1.75x <text:s/>Red channel pre gain</text:p>
      <text:p text:style-name="P205"><text:span text:style-name="T69"><text:tab/>GFIX[0:1] = 00 = 1x, 01= 1.25x, 10 = 1.5x and 11 = 1.75x <text:s/>Blue channel pre gain</text:span><text:tab/></text:p>
      <text:p text:style-name="P148"/>
      <text:h text:style-name="Heading_20_1" text:outline-level="1"><text:bookmark-start text:name="__RefHeading__1609_1484648280"/><text:soft-page-break/>Black Level Adjustment<text:bookmark-end text:name="__RefHeading__1609_1484648280"/></text:h>
      <text:p text:style-name="P40">The Black Level Calibration cannot be turned off, see ABLC[2] definition. The Automatic Black Level calibration when turned on will adjust the black level compensation for each channel AD_CHXx. The lower black level limit THL_ST and the stable range of black level THL_DLT are set by the reset command. If the Automatic Black Level Calibration is turned off ABLC[2] = 0 then any adjustment must be done manually.</text:p>
      <text:p text:style-name="P54">The software turns on this bit for all modes.</text:p>
      <text:p text:style-name="P35">0xB1 ABLC1 = 0</text:p>
      <text:p text:style-name="P35"><text:tab/>ABLC<text:span text:style-name="T165">1</text:span>[2] <text:s/><text:span text:style-name="T123">0 = Disable </text:span>Enable Automatic Black Level Calibration – Black Level Calibration is <text:tab/><text:tab/><text:tab/><text:tab/>still active. <text:span text:style-name="T123">Set 1 to enable Automatic Black Level Calibration <text:s/></text:span></text:p>
      <text:p text:style-name="P139">0xB3 THL_ST = 0x80<text:tab/><text:tab/>Lower Limit Black Level + 0x80</text:p>
      <text:p text:style-name="P130"><text:span text:style-name="T78">0x</text:span>B5 THL_DLT <text:s/><text:span text:style-name="T122">= 0x04</text:span><text:tab/><text:tab/><text:span text:style-name="T122">Stable Range of Black Level</text:span></text:p>
      <text:p text:style-name="P140">0xBE AD-CHB<text:span text:style-name="T162">[6:0]</text:span> = 0<text:tab/><text:tab/><text:tab/><text:span text:style-name="T162">Blue channel black level compensation</text:span><text:tab/></text:p>
      <text:p text:style-name="P141">0xBF AD-CHR<text:span text:style-name="T162">[6:0]</text:span> = 0<text:tab/><text:tab/><text:tab/><text:span text:style-name="T162">Red channel black level compensation</text:span><text:tab/></text:p>
      <text:p text:style-name="P141">0xC0 AD-CHGb<text:span text:style-name="T162">[6:0]</text:span> = 0<text:tab/><text:tab/><text:tab/><text:span text:style-name="T162">Gb channel black level compensation</text:span><text:tab/></text:p>
      <text:p text:style-name="P141">0xC1 AD-ChgR<text:span text:style-name="T162">[6:0]</text:span> = 0<text:tab/><text:tab/><text:tab/><text:span text:style-name="T162">Gr channel black level compensation</text:span><text:tab/></text:p>
      <text:p text:style-name="P36"/>
      <text:h text:style-name="Heading_20_1" text:outline-level="1"><text:bookmark-start text:name="__RefHeading__1611_1484648280"/>Brightness<text:bookmark-end text:name="__RefHeading__1611_1484648280"/></text:h>
      <text:p text:style-name="P71">The brightness command is used to lighten or darken the picture. A single register is used.</text:p>
      <text:p text:style-name="P71"><text:span text:style-name="T148">The software implements this as a command “bright=[2,1,0,-1,-2]”.</text:span> </text:p>
      <text:p text:style-name="P119"><text:span text:style-name="T72">0x</text:span>55 BRIGHT <text:span text:style-name="T124">= 0</text:span><text:tab/><text:tab/>BRIGHT Brightness Co<text:span text:style-name="T71">n</text:span>trol</text:p>
      <text:p text:style-name="P119"><text:tab/><text:span text:style-name="T80">[7] Sign 0 = Positive, 1 = Negative</text:span></text:p>
      <text:p text:style-name="P119"><text:tab/><text:span text:style-name="T80">values of 0x00 and 0x80 mean no adjustment. Register values of 0 and 0x80 can be interpreted as + and – zero.</text:span></text:p>
      <text:p text:style-name="P134">Documentation recommends levels +2,+<text:span text:style-name="T109">1</text:span>,0,-1,-2 with the corresponding hex values of</text:p>
      <text:p text:style-name="P134"><text:tab/>0x30,0x18,0x00,0x98,0xb0. Note the sign bit of the last two. </text:p>
      <text:p text:style-name="P134"/>
      <text:p text:style-name="P187"/>
      <text:p text:style-name="P4"/>
      <text:p text:style-name="P4"/>
      <text:h text:style-name="P255" text:outline-level="1"><text:bookmark-start text:name="__RefHeading__1613_1484648280"/>Color <text:span text:style-name="T164">Channel Bias</text:span><text:bookmark-end text:name="__RefHeading__1613_1484648280"/></text:h>
      <text:p text:style-name="P113"/>
      <text:p text:style-name="P94"><text:soft-page-break/>The bias registers are controlled by a bit that is in a common control register (<text:span text:style-name="T148">0x0F COM</text:span>6) and the bit is “reserved”. Setting gamma COM13[7] and doubling the color matrix COM16[1] are two settings that are useful. UV Average REG4B[0] enable may be good to have but I won't know will I write some software, UV Automatic Adjustment COM13[6] looks like another candidate for tests, but need to explore values for 0xC9 SATCTL first.</text:p>
      <text:p text:style-name="P228">Matrix double bit has some effect on output – makes it darker.</text:p>
      <text:p text:style-name="P229">Changing 0x3D COM13[6] – causes the size of the pic and the color both to change ?</text:p>
      <text:p text:style-name="P229">This is with 0x4B REG4B[0] = 1 UV Average enabled. <text:span text:style-name="T163">Appears to change the uyvy to vyuy? It also changes the scan for CIF,QCIF. <text:s text:c="2"/></text:span></text:p>
      <text:p text:style-name="P230">0x0F COM6 = 0x43 = 0100 0011<text:tab/>Common Control 6 </text:p>
      <text:p text:style-name="P72"/>
      <text:p text:style-name="P72">This register is defined as used to control bias adjustments, BUT <text:s/>the bit is reserved.</text:p>
      <text:p text:style-name="P197">0x3D COM13 = 0x88 = 1000 1000<text:tab/><text:tab/>Common Control 13</text:p>
      <text:p text:style-name="P162"><text:tab/><text:span text:style-name="T36">bit[7] Gamma Enable</text:span></text:p>
      <text:p text:style-name="P192"><text:tab/>bit[6] UV <text:span text:style-name="T125">Automatic Adjustment this sets 0xC9 SATCTL[3:0], SATCTL[7:4] has</text:span></text:p>
      <text:p text:style-name="P198"><text:tab/>minimum == 1100.</text:p>
      <text:p text:style-name="P122"/>
      <text:p text:style-name="P160"><text:span text:style-name="T72">0x</text:span>41 COM16 <text:span text:style-name="T126">= 0x80 = 1000 0000</text:span><text:tab/><text:tab/><text:span text:style-name="T71">Common Control 16</text:span></text:p>
      <text:p text:style-name="P160"><text:span text:style-name="T2"><text:tab/></text:span><text:span text:style-name="T7">bit[1] Color Matrix coefficient double option</text:span></text:p>
      <text:p text:style-name="P136"/>
      <text:p text:style-name="P160"><text:span text:style-name="T72">0x</text:span>4B REG4B <text:span text:style-name="T125">= 0</text:span><text:tab/><text:tab/>Register 4B – UV Average enable</text:p>
      <text:p text:style-name="P136"><text:tab/>bit[0] Enable <text:span text:style-name="T125">UV Average</text:span></text:p>
      <text:p text:style-name="P136"/>
      <text:p text:style-name="P19">0x27 BBIAS <text:span text:style-name="T108">= 0x80</text:span><text:tab/>B Channel signal Out Bias (effective only when <text:span text:style-name="T33">0x0F </text:span>COM6[3] = 1) <text:span text:style-name="T125">however the spec sheet defines COM6[3] as “</text:span><text:span text:style-name="T41">reserved</text:span><text:span text:style-name="T60">” </text:span></text:p>
      <text:p text:style-name="P20">0x27 BBIAS<text:span text:style-name="T33">[7] 0 = Add Bias, 1 = Subtract Bias</text:span></text:p>
      <text:p text:style-name="P20">0x27 BBIAS<text:span text:style-name="T33">[6:0] Bias Value of 10 bit range</text:span></text:p>
      <text:p text:style-name="P23">0x2<text:span text:style-name="T33">8</text:span> <text:span text:style-name="T33">Gb</text:span>BIAS <text:span text:style-name="T110">= 0x80 </text:span><text:tab/><text:span text:style-name="T33">Gb</text:span> Channel signal Out Bias (effective only when <text:span text:style-name="T33">0x0F </text:span>COM6[3] = 1) <text:span text:style-name="T125">however the spec sheet defines COM6[3] as “</text:span><text:span text:style-name="T41">reserved</text:span><text:span text:style-name="T60">” </text:span></text:p>
      <text:p text:style-name="P20">0x2<text:span text:style-name="T33">8</text:span> <text:span text:style-name="T33">Gb</text:span>BIAS<text:span text:style-name="T33">[7] 0 = Add Bias, 1 = Subtract Bias</text:span></text:p>
      <text:p text:style-name="P20">0x2<text:span text:style-name="T33">8</text:span> <text:span text:style-name="T33">Gb</text:span>BIAS<text:span text:style-name="T33">[6:0] Bias Value of 10 bit range</text:span></text:p>
      <text:p text:style-name="P27">0x2C RBIAS <text:span text:style-name="T110">= 0x80</text:span> R Channel signal Output Bias <text:span text:style-name="T32">(effective only when </text:span>0x0F <text:span text:style-name="T32">COM6[3] = 1) however </text:span><text:soft-page-break/><text:span text:style-name="T32">the spec sheet defines COM6[3] as “</text:span><text:span text:style-name="T41">reserved</text:span><text:span text:style-name="T60">” </text:span></text:p>
      <text:p text:style-name="P26"><text:tab/><text:span text:style-name="T110">structure as above.</text:span></text:p>
      <text:p text:style-name="P179"><text:span text:style-name="T78">0x</text:span>BE AD-CHB <text:span text:style-name="T110">= 0x00</text:span> <text:tab/><text:tab/><text:span text:style-name="T79">Blue Channel Black Level Compensation</text:span></text:p>
      <text:p text:style-name="P180"><text:span text:style-name="T78">0x</text:span>BF AD-CHR <text:span text:style-name="T110">= 0x00</text:span> <text:tab/><text:tab/><text:span text:style-name="T79">Red Channel Black Level Compensation</text:span></text:p>
      <text:p text:style-name="P184"><text:span text:style-name="T78">0x</text:span>C0 AD-CHGb<text:span text:style-name="T111"> = 0x00</text:span><text:tab/><text:tab/>Gb Channel Black Level Compensation </text:p>
      <text:p text:style-name="P184"><text:span text:style-name="T78">0x</text:span>C1 AD-CHGr<text:span text:style-name="T111"> = 0x00</text:span> <text:tab/><text:tab/>Gr Channel Black Level Compensation</text:p>
      <text:p text:style-name="P183"/>
      <text:p text:style-name="P179"><text:span text:style-name="T10">0x</text:span><text:span text:style-name="T7">C9 SATCTR </text:span><text:span text:style-name="T15">= 0xC0</text:span><text:span text:style-name="T7"><text:tab/> <text:tab/></text:span><text:span text:style-name="T9">Saturation Control</text:span></text:p>
      <text:p text:style-name="P28"><text:tab/><text:tab/><text:tab/><text:span text:style-name="T79">bits[7:4] UV saturation min</text:span></text:p>
      <text:p text:style-name="P29"><text:tab/><text:tab/><text:tab/>bits[3:0] UV saturation result</text:p>
      <text:p text:style-name="P4"/>
      <text:h text:style-name="Heading_20_1" text:outline-level="1"><text:bookmark-start text:name="__RefHeading__1615_1484648280"/>Color Correction<text:bookmark-end text:name="__RefHeading__1615_1484648280"/></text:h>
      <text:p text:style-name="P95">The notes specify several values for this matrix. It is defined as 2,1,0,-1,-2 but the values are specified in the document. It is implemented in the software as <text:span text:style-name="T37">saturation=[2,1,0,-1,-2]</text:span><text:span text:style-name="T58"> also the command </text:span><text:span text:style-name="T67">saturation?</text:span><text:span text:style-name="T68"> will report the current value. </text:span></text:p>
      <text:p text:style-name="P158"><text:span text:style-name="T72">0x</text:span>41 COM16 <text:span text:style-name="T136">0x08 = 0000 1000</text:span><text:tab/><text:tab/><text:span text:style-name="T71">Common Control 16</text:span></text:p>
      <text:p text:style-name="P158"><text:span text:style-name="T2"><text:tab/></text:span><text:span text:style-name="T7">bit[1] Color Matrix coefficient double option</text:span></text:p>
      <text:p text:style-name="P137"/>
      <text:p text:style-name="P152"><text:span text:style-name="T87">0x</text:span>4F MTX1 <text:span text:style-name="T107">= 0x</text:span>40<text:tab/><text:tab/>YUB Color Matrix registers MTX1 to MTX6</text:p>
      <text:p text:style-name="P152"><text:span text:style-name="T87">0x</text:span>50 MTX2 <text:span text:style-name="T107">= 0x</text:span>34</text:p>
      <text:p text:style-name="P152"><text:span text:style-name="T87">0x</text:span>51 MTX3 <text:span text:style-name="T107">= 0x0</text:span>C </text:p>
      <text:p text:style-name="P152"><text:span text:style-name="T87">0x</text:span>52 MTX4 <text:span text:style-name="T107">= 0x</text:span>17</text:p>
      <text:p text:style-name="P152"><text:span text:style-name="T87">0x</text:span>53 MTX5 <text:span text:style-name="T107">= 0x</text:span>29</text:p>
      <text:p text:style-name="P152"><text:span text:style-name="T87">0x</text:span>54 MTX6 <text:span text:style-name="T107">= 0x</text:span>40</text:p>
      <text:p text:style-name="P159"/>
      <text:p text:style-name="P152"><text:span text:style-name="T72">0x</text:span>58 MTXS <text:span text:style-name="T87">= 0x1E</text:span><text:tab/><text:span text:style-name="T73">Matrix Coefficient Sign for MTX1-6</text:span></text:p>
      <text:p text:style-name="P152"><text:tab/><text:span text:style-name="T73">bit[7] Auto Contrast Center enable</text:span></text:p>
      <text:p text:style-name="P152"><text:tab/><text:span text:style-name="T73">bits[5:0] Matrix coefficient sign bits</text:span></text:p>
      <text:p text:style-name="P152"/>
      <text:p text:style-name="P186">The OV7670 software Application Note recommend several different sets of values in the range of +2 to -2 in steps of one. Values are given in the Application Note. <text:span text:style-name="T81">See pages 14 &amp; 15. <text:s/>However none of the values match the reset default values. Design change or manufacturing calibration what?</text:span></text:p>
      <text:p text:style-name="P186"/>
      <text:p text:style-name="P153"><text:span text:style-name="T74">0x</text:span>69 GFIX <text:span text:style-name="T107">= 0</text:span><text:tab/><text:span text:style-name="T73">Fixed Gain Control</text:span></text:p>
      <text:p text:style-name="P153"><text:tab/><text:span text:style-name="T73">bits[7:6] Gain for Gr Channel, bits[5:4] Gain for Gb Channel, bits[3:2] Gain for R Channel,</text:span></text:p>
      <text:p text:style-name="P153"><text:tab/><text:span text:style-name="T73">bits[1:0] Gain for B Channel</text:span></text:p>
      <text:p text:style-name="P185">All channels have the same encoding: 0 = 1, 2 = 1.5, 3 = 1.75</text:p>
      <text:p text:style-name="P119"><text:soft-page-break/></text:p>
      <text:h text:style-name="Heading_20_1" text:outline-level="1"><text:bookmark-start text:name="__RefHeading__1617_1484648280"/>Contrast<text:bookmark-end text:name="__RefHeading__1617_1484648280"/></text:h>
      <text:p text:style-name="P96"><text:span text:style-name="T166">T</text:span>wo registers hold values that control the respective elements of the picture. The proviso is that the CONTRAS_CENTER is either set by the hardware (<text:span text:style-name="T165">0x58 </text:span>MTXS[7] = 1) or set manually if the bit is zero. <text:span text:style-name="T166">CONTRAS_CENTER is not defined anywhere and defaults to 0x80.</text:span></text:p>
      <text:p text:style-name="P97">The software has a contrast command <text:span text:style-name="T37">contrast=[2,1,0,-1,-2]. </text:span><text:span text:style-name="T65">This command sets CONTRAS to various values specified in the application notes. </text:span><text:span text:style-name="T58">It takes effect on the next picture capture, but may take </text:span><text:span text:style-name="T64">time</text:span><text:span text:style-name="T58"> to stabilize to the final value. This is a common problem with the camera. </text:span><text:span text:style-name="T64">The contrast register can be set even when the contrast control is in automatic. </text:span><text:span text:style-name="T37"><text:s/></text:span></text:p>
      <text:p text:style-name="P152"><text:span text:style-name="T25">0x</text:span><text:span text:style-name="T2">56 CONTRAS </text:span><text:span text:style-name="T25">= </text:span><text:span text:style-name="T29">0x</text:span><text:span text:style-name="T25">40</text:span><text:span text:style-name="T2"><text:tab/>CONTRAS Contrast Control</text:span></text:p>
      <text:p text:style-name="P119"><text:span text:style-name="T83">0x</text:span>57 CONTRAS_CENTER <text:span text:style-name="T83">= 0x80</text:span><text:tab/><text:span text:style-name="T71">Contrast Center Control</text:span></text:p>
      <text:p text:style-name="P54">0x58 MTXS = 0x9E = 1001 1110</text:p>
      <text:p text:style-name="P4"><text:tab/><text:span text:style-name="T29">MTXS[7] = 1 to </text:span><text:span text:style-name="T30">use hardware control. </text:span></text:p>
      <text:p text:style-name="P43"/>
      <text:h text:style-name="Heading_20_1" text:outline-level="1"><text:bookmark-start text:name="__RefHeading__1619_1484648280"/>Edge Enhancement<text:bookmark-end text:name="__RefHeading__1619_1484648280"/></text:h>
      <text:p text:style-name="P114">The hardware can “sharpen” the image by enhancement of the edges. This results in greater contrast. The control over this if COM16[5]. If this bit is set then the edge enhancement is active and the register EDGE will be filled with a value. If the bit is not set then the value in EDGE will still be used! This is one more place in the camera where there is a dual mode register. EDGE is R/W if the enhancement is off and if enhancement is on EDGE is a R only register. On reset the content of the register is set to zero.</text:p>
      <text:p text:style-name="P98"><text:span text:style-name="T98">A </text:span><text:span text:style-name="T93">command </text:span><text:span text:style-name="T102">edgevalue=[0-</text:span><text:span text:style-name="T104">32</text:span><text:span text:style-name="T102">]</text:span><text:span text:style-name="T105"> is </text:span><text:span text:style-name="T106">implemented. The current value may be checked using the command </text:span><text:span text:style-name="T103">edge? </text:span><text:span text:style-name="T106">which will return the value of the edge register</text:span><text:span text:style-name="T103">.</text:span></text:p>
      <text:p text:style-name="P98"><text:span text:style-name="T104">Registers on reset</text:span><text:span text:style-name="T105"> </text:span></text:p>
      <text:p text:style-name="P157"><text:span text:style-name="T72">0x</text:span>41 COM16 <text:s/><text:span text:style-name="T85">= 8 </text:span><text:tab/><text:tab/><text:span text:style-name="T71">Common Control 16</text:span></text:p>
      <text:p text:style-name="P163"><text:tab/><text:span text:style-name="T71">bit[5] Enable edge enhancement threshold auto-adjustment for YUV. </text:span></text:p>
      <text:p text:style-name="P190"><text:tab/> See EDGE[4:0] <text:span text:style-name="T137">to set the edge value.</text:span></text:p>
      <text:p text:style-name="P151"/>
      <text:p text:style-name="P151"><text:span text:style-name="T35">0x</text:span>3F EDGE <text:span text:style-name="T85">= 0</text:span><text:tab/><text:span text:style-name="T70">Edge Enhancement Factor</text:span></text:p>
      <text:p text:style-name="P119"><text:tab/><text:span text:style-name="T70">bit[4:0] <text:s/>can be set by software.</text:span></text:p>
      <text:p text:style-name="P152"/>
      <text:p text:style-name="P189">Range is controlled by registers REG75[4:0] and REG76[4:0]</text:p>
      <text:p text:style-name="P152"><text:soft-page-break/></text:p>
      <text:p text:style-name="P153"><text:span text:style-name="T74">0xc</text:span>75 REG75 <text:span text:style-name="T85">= 0x0F = 0000 1111</text:span><text:tab/><text:tab/><text:span text:style-name="T75">Edge Enhancement Value Lower</text:span></text:p>
      <text:p text:style-name="P153"><text:tab/><text:span text:style-name="T75">bits [4:0] Edge Enhancement Lower Limit</text:span></text:p>
      <text:p text:style-name="P153"><text:span text:style-name="T74">0x</text:span>76 REG76 <text:span text:style-name="T85">= 0x01 = 0000 0001</text:span><text:tab/><text:tab/><text:span text:style-name="T75">Edge Enhancement Value Upper</text:span></text:p>
      <text:p text:style-name="P153"><text:tab/><text:span text:style-name="T75">bits[4:0] Edge enhancement upper limit</text:span></text:p>
      <text:p text:style-name="P153"/>
      <text:p text:style-name="P119"/>
      <text:h text:style-name="P256" text:outline-level="1"><text:bookmark-start text:name="__RefHeading__2424_1593052437"/><text:span text:style-name="T139">Denoise</text:span> Modes<text:bookmark-end text:name="__RefHeading__2424_1593052437"/></text:h>
      <text:p text:style-name="P89">The denoise function operates in two modes, Manual and Automatic. The default is manual (0x41 COM16[4] = 0) and the controlling register is 0x4<text:span text:style-name="T149">C</text:span> DNSTH[7:0]. The denoise threshold is set by this register, the default is 0. The Automatic mode (0x41 COM16[4] = 1) has the offset set by 0x77 REG77[7:0], the default for this register is 0x10. </text:p>
      <text:p text:style-name="P104">There are five commands in the software for this mode.</text:p>
      <text:p text:style-name="P217">Denoise? - display the denoise registers.</text:p>
      <text:p text:style-name="P217">Denoiseon – turn on denoise </text:p>
      <text:p text:style-name="P217">denoiseoff – return denoise to automatic mode</text:p>
      <text:p text:style-name="P217">denoisethreshold=[ 0 – ff] – set denoise offset</text:p>
      <text:p text:style-name="P217">denoisisereg77=[0-ff] – set denoise offset in automatic mode, default is 0x10.</text:p>
      <text:p text:style-name="P213">Registers at reset</text:p>
      <text:p text:style-name="P89">0x41 COM16 = 08 <text:s/></text:p>
      <text:p text:style-name="P90"><text:tab/> <text:span text:style-name="T139">COM16[4] <text:s text:c="2"/>0 = Manual, 1 = Automatic </text:span></text:p>
      <text:p text:style-name="P89">0x4C DNSTH = 0</text:p>
      <text:p text:style-name="P89"><text:tab/>DNSTH[7:0] in Manual set to a threshold value, in Automatic receives adjusted value.</text:p>
      <text:p text:style-name="P89">0x77 REG77 = 0x10 <text:span text:style-name="T167">= 0001 0000</text:span></text:p>
      <text:p text:style-name="P89"><text:tab/>REG77[7:0] <text:s/><text:span text:style-name="T140">Default is 0x10, can be set to any value 0 - 254</text:span><text:span text:style-name="T92">10</text:span></text:p>
      <text:h text:style-name="P257" text:outline-level="1"><text:bookmark-start text:name="__RefHeading__2356_1648114637"/>Exposure Control<text:bookmark-end text:name="__RefHeading__2356_1648114637"/></text:h>
      <text:p text:style-name="P73">Manual exposure control is not enabled by default (0x13 COM8[0] = 0), auto-adjustment is set by the reset command 0x13 COM8 = 0x8F = 1000 1111. This turns on several mode items including the automatic exposure control AEC, the automatic gain control AGC, automatic white balance AWB and <text:soft-page-break/>the “fast” AGC/AEC algorithm. Set 0x13 COM8[0] = 0 to use the manual exposure.</text:p>
      <text:p text:style-name="P115">Manual exposure control, actually the “exposure time” can be manually controlled by using the registers defined below. The calculation of the time is Exposure time = AEC[15:0] * t<text:span text:style-name="T91">row_interval</text:span><text:span text:style-name="T93">. The value of t</text:span><text:span text:style-name="T91">row_interval </text:span><text:span text:style-name="T93">= 2 * ( 784 + DUMMY_PIXELS) * t</text:span><text:span text:style-name="T91">int_clk</text:span><text:span text:style-name="T93">. DUMMY_PIXELS are the count in the two registers 0x2A EXHGC[7:4] MS 4 bits and 0x2B EXHCL[7:0], both of these registers are set to zero on a “reset” command. <text:s/></text:span><text:span text:style-name="T95">The “Automatic Exposure Control” AEC [15:0] is contained in the following registers.</text:span></text:p>
      <text:p text:style-name="P64">Register at reset</text:p>
      <text:p text:style-name="P61"><text:tab/>0x13 COM8 = 0x8F = 1000 1111</text:p>
      <text:p text:style-name="P61"><text:tab/> 0x13 COM8<text:span text:style-name="T137">[0] <text:s/>0 = AEC off, 1 = AEC on.</text:span></text:p>
      <text:p text:style-name="P59"><text:tab/>0X07 AECHH[5:0] <text:span text:style-name="T168">= 0x40 = 0100 0000</text:span></text:p>
      <text:p text:style-name="P59"><text:tab/>0x10 AECH[7:0] <text:span text:style-name="T168">= 0x7F = 0111 1111</text:span></text:p>
      <text:p text:style-name="P66"><text:span text:style-name="T95">T</text:span><text:span text:style-name="T93">his appears to be a misprint in the data sheet. The sum of the bits defined is 14 not 15. This manual control would appear to have little utility except in circumstances where the light could be controlled by the user of the camera.</text:span></text:p>
      <text:p text:style-name="P58"/>
      <text:p text:style-name="P60"/>
      <text:p text:style-name="P118"/>
      <text:h text:style-name="Heading_20_1" text:outline-level="1"><text:bookmark-start text:name="__RefHeading__1621_1484648280"/>Exposure Modes<text:bookmark-end text:name="__RefHeading__1621_1484648280"/></text:h>
      <text:p text:style-name="P74"/>
      <text:p text:style-name="P55">There are two modes – Night Mode and normal. The night mode modifies the exposure and the frame <text:span text:style-name="T127">rate. Setting 0X3B COM11[7] = 1 will enable the night mode. COM11[6:5] sets the minimum frame rates.</text:span></text:p>
      <text:p text:style-name="P87">Register at reset</text:p>
      <text:p text:style-name="P39">0x3B COM11 = 0</text:p>
      <text:p text:style-name="P39">0x3B COM11<text:span text:style-name="T137">[7] 1 = Night Mode</text:span></text:p>
      <text:p text:style-name="P39">0x3B COM11<text:span text:style-name="T137">[6:5] Frame rate selection bits, night mode.</text:span></text:p>
      <text:list xml:id="list970041707899001348" text:style-name="L5">
        <text:list-item>
          <text:p text:style-name="P248">00 – normal frame rate.</text:p>
        </text:list-item>
        <text:list-item>
          <text:p text:style-name="P248"><text:soft-page-break/>01 = ½ normal frame rate.</text:p>
        </text:list-item>
        <text:list-item>
          <text:p text:style-name="P248">10 = ¼ normal frame rate.</text:p>
        </text:list-item>
        <text:list-item>
          <text:p text:style-name="P248">11 = 1/8 normal frame rate.</text:p>
        </text:list-item>
      </text:list>
      <text:p text:style-name="P38"/>
      <text:h text:style-name="Heading_20_1" text:outline-level="1"><text:bookmark-start text:name="__RefHeading__1623_1484648280"/>Format Selection<text:bookmark-end text:name="__RefHeading__1623_1484648280"/></text:h>
      <text:p text:style-name="P99">Format selection is done by specifying the type of photo to be taken and defined as:</text:p>
      <text:p text:style-name="P218">VGA<text:tab/>- raw Bayer output</text:p>
      <text:p text:style-name="P218">VGAP – processed Bayer output</text:p>
      <text:p text:style-name="P218">VGAW – Windowed VGA, select window using <text:span text:style-name="T37">window=x,y,x,y</text:span><text:span text:style-name="T58"> command.</text:span></text:p>
      <text:p text:style-name="P220">QVGA – Quarter VGA</text:p>
      <text:p text:style-name="P220">CIF – some format</text:p>
      <text:p text:style-name="P220">QCIF – Quarter CIF</text:p>
      <text:p text:style-name="P220">QQVGA – a 40 x 30 format</text:p>
      <text:p text:style-name="P220">Q8060 - <text:s/>an 80 x 60 format</text:p>
      <text:p text:style-name="P75">0x12 COM7 = 0</text:p>
      <text:p text:style-name="P9"><text:span text:style-name="T31">0x12 </text:span>COM7[7] = 1, Reset all registers to their default values <text:span text:style-name="T85">and select VGA format</text:span>. </text:p>
      <text:p text:style-name="P10"><text:span text:style-name="T31">0x12 </text:span>COM7[5:3] one bit set in this group selects a format for the picture</text:p>
      <text:p text:style-name="P208"><text:tab/><text:span text:style-name="T85">COM7[5:3] decode as follows: <text:s text:c="6"/></text:span></text:p>
      <text:p text:style-name="P209"><text:tab/><text:span text:style-name="T85">bit 5 – CIF Selected</text:span></text:p>
      <text:p text:style-name="P210"><text:tab/><text:span text:style-name="T85">bit 4 – QVGA Selected</text:span></text:p>
      <text:p text:style-name="P210"><text:tab/><text:span text:style-name="T85">bit 3 – QCIF Selected</text:span></text:p>
      <text:p text:style-name="P210"><text:tab/><text:span text:style-name="T149">All bits off – VGA selected</text:span></text:p>
      <text:p text:style-name="P211"><text:span text:style-name="T169">T</text:span>he HSTART/HSTOP &amp; VSTART/VSTOP get setup correctly at the time that the bit is changed. <text:span text:style-name="T169">T</text:span>he <text:span text:style-name="T169">SCALE</text:span> <text:span text:style-name="T169">and DWC </text:span>bits <text:span text:style-name="T169">(COM3[3:2]) are not changed</text:span>.</text:p>
      <text:p text:style-name="P212">Formats not in the selection list are derived from the use of several register that specify division of the DSP clock and the dividers that control the formating of the data on a line by line basis. This will be <text:soft-page-break/>discussed later in this document.</text:p>
      <text:p text:style-name="P10"><text:tab/></text:p>
      <text:h text:style-name="Heading_20_1" text:outline-level="1"><text:bookmark-start text:name="__RefHeading__1625_1484648280"/>Frame Rates<text:bookmark-end text:name="__RefHeading__1625_1484648280"/></text:h>
      <text:p text:style-name="P32">Frame rates are a function of the input clock ( usually a crystal) the PLL multiplier and the clock divider. There are tables in the OV7670 Software Application Note. The registers that are used are shown <text:span text:style-name="T169">in the bullet list </text:span>with reset default values.</text:p>
      <text:list xml:id="list4620091608773594251" text:style-name="L6">
        <text:list-item>
          <text:p text:style-name="P249">0X11 CLKCR <text:s/>0x80 – Internal Clock: Select and prescale. The reserve bit is set only.</text:p>
        </text:list-item>
        <text:list-item>
          <text:p text:style-name="P249">0X6B DBLV 0x0A – PLL control. The reserve bits are set, the divider[7:6] is bypass PLL.</text:p>
        </text:list-item>
        <text:list-item>
          <text:p text:style-name="P249">0X2A EXHCH 0x00 – Dummy Pixel Insert MSB</text:p>
        </text:list-item>
        <text:list-item>
          <text:p text:style-name="P249">0X2B EXHCL <text:s/>0x00 - <text:s/>Dummy Pixel Insert LSB</text:p>
        </text:list-item>
        <text:list-item>
          <text:p text:style-name="P249">0X92 DM_LNL 0x00 <text:s/>– Dummy Line low 8 bits</text:p>
        </text:list-item>
        <text:list-item>
          <text:p text:style-name="P249">0X93 DM_LNH 0x00 – Dummy Line high 8 bits</text:p>
        </text:list-item>
      </text:list>
      <text:p text:style-name="P48">The camera I have has a 12Mhz crystal. I use the PLL x4 and the divider value 2 to get a 24Mhz PCLK (this code is in the reset command).</text:p>
      <text:h text:style-name="Heading_20_1" text:outline-level="1"><text:bookmark-start text:name="__RefHeading__1627_1484648280"/>Lens Correction<text:bookmark-end text:name="__RefHeading__1627_1484648280"/></text:h>
      <text:p text:style-name="P33">This one is part of the “contact the factory” adjustments.</text:p>
      <text:p text:style-name="P178"><text:span text:style-name="T77">0x</text:span>94 LCC6 <text:span text:style-name="T86">= </text:span><text:s/><text:span text:style-name="T86">0x50</text:span> <text:tab/><text:tab/><text:span text:style-name="T76">Lens Correction Option 6</text:span></text:p>
      <text:p text:style-name="P129"><text:span text:style-name="T77">0x</text:span>95 LCC7 <text:span text:style-name="T86">= <text:s/>0x50</text:span> <text:tab/><text:tab/><text:span text:style-name="T76">Lens Correction Option 7</text:span></text:p>
      <text:p text:style-name="P129"/>
      <text:h text:style-name="Heading_20_1" text:outline-level="1"><text:bookmark-start text:name="__RefHeading__1629_1484648280"/>Light Banding<text:bookmark-end text:name="__RefHeading__1629_1484648280"/></text:h>
      <text:p text:style-name="P31">Banding is when a light generated by florescent light is used to illuminate the scene. The light flicker is <text:s/>faster than the exposure time and results in areas (bands) of over and under exposure.</text:p>
      <text:p text:style-name="P48">The software implements the following commands:</text:p>
      <text:list xml:id="list9072004214173441851" text:style-name="L7">
        <text:list-item>
          <text:p text:style-name="P250">banding? <text:s/>- display the banding settings</text:p>
        </text:list-item>
        <text:list-item>
          <text:p text:style-name="P250">banding=[50hz,60hz,auto,off] <text:s/></text:p>
        </text:list-item>
      </text:list>
      <text:p text:style-name="P48"/>
      <text:p text:style-name="P56"><text:soft-page-break/>There are two modes - “Auto-detect” and “manual”. Auto-detect is set by C<text:span text:style-name="T142">O</text:span>M1<text:span text:style-name="T143">1</text:span>[4] =1, the manual mode requires setting two bits (COM8[5] turn on filter) and <text:s/>(COM11[4] select 50Hz or 60Hz filter).</text:p>
      <text:p text:style-name="P88">Registers are reset</text:p>
      <text:p text:style-name="P75">0x13 COM8 = 0x8F <text:s/><text:span text:style-name="T138">= 1000 1111</text:span> </text:p>
      <text:p text:style-name="P15"><text:tab/>COM8[5] Band Filter ON/OFF see BD50ST &amp; BD60ST </text:p>
      <text:p text:style-name="P75">0x3B COM11 = 0 <text:s/></text:p>
      <text:p text:style-name="P18"><text:tab/>COM11[4] <text:span text:style-name="T83">Band Filter Frequency </text:span>auto detect ON/OFF</text:p>
      <text:p text:style-name="P11"><text:tab/>COM11[3] select BD50ST or BD60ST <text:span text:style-name="T83">banding filter values</text:span></text:p>
      <text:p text:style-name="P178"><text:span text:style-name="T77">0x</text:span>9D BD50ST <text:span text:style-name="T89">=</text:span> <text:span text:style-name="T89">0x</text:span>99 <text:tab/><text:span text:style-name="T76">50 Hertz Banding Filter Value</text:span></text:p>
      <text:p text:style-name="P182"><text:tab/> (only when COM8[5] and COM11[3] <text:s/>are high)</text:p>
      <text:p text:style-name="P178"><text:span text:style-name="T77">0x</text:span>9E BD60ST <text:span text:style-name="T89">= 0x</text:span>7F <text:tab/><text:span text:style-name="T76">60 Hertz Banding Filter Value</text:span></text:p>
      <text:p text:style-name="P133"><text:tab/> (only when COM8[5] = 1 <text:s/>and COM11[3] = 0)</text:p>
      <text:p text:style-name="P133"/>
      <text:p text:style-name="P130"><text:span text:style-name="T78">0x</text:span>A5 BD50MAX <text:span text:style-name="T90">= 0x0</text:span>F <text:tab/><text:span text:style-name="T76">50 Hertz Banking step limit</text:span></text:p>
      <text:p text:style-name="P130"><text:span text:style-name="T78">0x</text:span>A<text:span text:style-name="T78">B</text:span> BD60MAX <text:span text:style-name="T90">= 0x0</text:span>F <text:tab/><text:span text:style-name="T76">60 Hertz Banding Step Limit</text:span><text:tab/></text:p>
      <text:p text:style-name="P130"/>
      <text:h text:style-name="Heading_20_1" text:outline-level="1"><text:bookmark-start text:name="__RefHeading__1851_1484648280"/><text:span text:style-name="T128">Data </text:span>Output Format<text:bookmark-end text:name="__RefHeading__1851_1484648280"/></text:h>
      <text:p text:style-name="P49">On reset <text:span text:style-name="T134">data output format is set for UYVY output. </text:span></text:p>
      <text:p text:style-name="P50">The software implements the output options:</text:p>
      <text:list xml:id="list6225882589711963327" text:style-name="L8">
        <text:list-item>
          <text:p text:style-name="P251">output? - Display the current output mode.</text:p>
        </text:list-item>
        <text:list-item>
          <text:p text:style-name="P251">yuyv <text:s/>- one of the YUV options.</text:p>
        </text:list-item>
        <text:list-item>
          <text:p text:style-name="P251">yvyu – another one of the YUV options.</text:p>
        </text:list-item>
        <text:list-item>
          <text:p text:style-name="P251">uyvy – the most common YUV option.</text:p>
        </text:list-item>
        <text:list-item>
          <text:p text:style-name="P251">rgb565 – a converted YUV option.</text:p>
        </text:list-item>
        <text:list-item>
          <text:p text:style-name="P251">Rgb555 – a less common option.</text:p>
        </text:list-item>
        <text:list-item>
          <text:p text:style-name="P251">Rgb444x – a four bit version with the last nibble zeros.</text:p>
        </text:list-item>
        <text:list-item>
          <text:p text:style-name="P251">Rgbx444 – a four bit versioj with the first nibble zeros.</text:p>
        </text:list-item>
        <text:list-item>
          <text:p text:style-name="P251">Bayerraw – read manual to find out about this.</text:p>
        </text:list-item>
        <text:list-item>
          <text:p text:style-name="P251"><text:soft-page-break/>Bayerprocessed – same as above</text:p>
        </text:list-item>
      </text:list>
      <text:p text:style-name="P231"><text:s text:c="6"/>The command is <text:span text:style-name="T37">output=[ one of the above]</text:span><text:span text:style-name="T58"> to set an option, to check the option use '</text:span><text:span text:style-name="T37">output?' </text:span></text:p>
      <text:p text:style-name="P49"><text:span text:style-name="T134">T</text:span>he following register are set as shown.</text:p>
      <text:p text:style-name="P7"><text:span text:style-name="T4">0x12 </text:span><text:span text:style-name="T2">COM7 </text:span><text:span text:style-name="T21">= 0</text:span></text:p>
      <text:p text:style-name="P7"><text:span text:style-name="T18">0x</text:span><text:span text:style-name="T19">3A TSLB </text:span><text:span text:style-name="T21">= 0x0D = 0000 1101</text:span></text:p>
      <text:p text:style-name="P170"><text:span text:style-name="T18">0x</text:span><text:span text:style-name="T2">3D COM13 </text:span><text:span text:style-name="T21">= 0x88 = 1000 1000</text:span></text:p>
      <text:p text:style-name="P170"/>
      <text:p text:style-name="P170"><text:span text:style-name="T18">0x</text:span><text:span text:style-name="T2">40 COM15 </text:span><text:span text:style-name="T21">= 0xC0 = 1100 0000</text:span></text:p>
      <text:p text:style-name="P125"/>
      <text:p text:style-name="P170"><text:span text:style-name="T20">0x</text:span><text:span text:style-name="T2">8C RGB444 </text:span><text:span text:style-name="T21">= 0</text:span></text:p>
      <text:p text:style-name="P170"/>
      <text:p text:style-name="P30">Output formats are YUV, RGB and Bayer. The variations on these basic outputs are selected by modification of bits in these registers. </text:p>
      <table:table table:name="OutputFormatSelection" table:style-name="OutputFormatSelection">
        <table:table-column table:style-name="OutputFormatSelection.A" table:number-columns-repeated="8"/>
        <table:table-column table:style-name="OutputFormatSelection.I"/>
        <table:table-header-rows>
          <table:table-row>
            <table:table-cell table:style-name="OutputFormatSelection.A1" office:value-type="string">
              <text:p text:style-name="P221">COM7</text:p>
              <text:p text:style-name="P221">[2]</text:p>
            </table:table-cell>
            <table:table-cell table:style-name="OutputFormatSelection.A1" office:value-type="string">
              <text:p text:style-name="P222">COM7</text:p>
              <text:p text:style-name="P222">[0]</text:p>
            </table:table-cell>
            <table:table-cell table:style-name="OutputFormatSelection.A1" office:value-type="string">
              <text:p text:style-name="P222">TSLB</text:p>
              <text:p text:style-name="P222">[3]</text:p>
            </table:table-cell>
            <table:table-cell table:style-name="OutputFormatSelection.A1" office:value-type="string">
              <text:p text:style-name="P222">COM13</text:p>
              <text:p text:style-name="P222">[0]</text:p>
            </table:table-cell>
            <table:table-cell table:style-name="OutputFormatSelection.A1" office:value-type="string">
              <text:p text:style-name="P222">COM15</text:p>
              <text:p text:style-name="P222">[5]</text:p>
            </table:table-cell>
            <table:table-cell table:style-name="OutputFormatSelection.A1" office:value-type="string">
              <text:p text:style-name="P222">COM15</text:p>
              <text:p text:style-name="P222">[4]</text:p>
            </table:table-cell>
            <table:table-cell table:style-name="OutputFormatSelection.A1" office:value-type="string">
              <text:p text:style-name="P222">RGB444</text:p>
              <text:p text:style-name="P222">[1]</text:p>
            </table:table-cell>
            <table:table-cell table:style-name="OutputFormatSelection.A1" office:value-type="string">
              <text:p text:style-name="P222">RGB444</text:p>
              <text:p text:style-name="P222">[0]</text:p>
            </table:table-cell>
            <table:table-cell table:style-name="OutputFormatSelection.I1" office:value-type="string">
              <text:p text:style-name="P222">Output Format</text:p>
            </table:table-cell>
          </table:table-row>
        </table:table-header-rows>
        <table:table-row>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I2" office:value-type="string">
            <text:p text:style-name="P223">YUYV</text:p>
          </table:table-cell>
        </table:table-row>
        <table:table-row>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I2" office:value-type="string">
            <text:p text:style-name="P223">YVYU</text:p>
          </table:table-cell>
        </table:table-row>
        <table:table-row>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I2" office:value-type="string">
            <text:p text:style-name="P223">UYVY</text:p>
          </table:table-cell>
        </table:table-row>
        <table:table-row>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1</text:p>
          </table:table-cell>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I2" office:value-type="string">
            <text:p text:style-name="P223">VYUY</text:p>
          </table:table-cell>
        </table:table-row>
        <table:table-row>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I2" office:value-type="string">
            <text:p text:style-name="P225">RGB565</text:p>
          </table:table-cell>
        </table:table-row>
        <table:table-row>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1</text:p>
          </table:table-cell>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I2" office:value-type="string">
            <text:p text:style-name="P226">RGB555</text:p>
          </table:table-cell>
        </table:table-row>
        <table:table-row>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I2" office:value-type="string">
            <text:p text:style-name="P226">RGBx444</text:p>
          </table:table-cell>
        </table:table-row>
        <table:table-row>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1</text:p>
          </table:table-cell>
          <table:table-cell table:style-name="OutputFormatSelection.A2" office:value-type="string">
            <text:p text:style-name="P227">1</text:p>
          </table:table-cell>
          <table:table-cell table:style-name="OutputFormatSelection.I2" office:value-type="string">
            <text:p text:style-name="P226">RGB444x</text:p>
          </table:table-cell>
        </table:table-row>
        <table:table-row>
          <table:table-cell table:style-name="OutputFormatSelection.A2" office:value-type="string">
            <text:p text:style-name="P227">0</text:p>
          </table:table-cell>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I2" office:value-type="string">
            <text:p text:style-name="P226">Bayer Raw</text:p>
          </table:table-cell>
        </table:table-row>
        <table:table-row>
          <table:table-cell table:style-name="OutputFormatSelection.A2" office:value-type="string">
            <text:p text:style-name="P227">1</text:p>
          </table:table-cell>
          <table:table-cell table:style-name="OutputFormatSelection.A2" office:value-type="string">
            <text:p text:style-name="P227">1</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A2" office:value-type="string">
            <text:p text:style-name="P227">0</text:p>
          </table:table-cell>
          <table:table-cell table:style-name="OutputFormatSelection.I2" office:value-type="string">
            <text:p text:style-name="P224">Processed Bayer Raw</text:p>
          </table:table-cell>
        </table:table-row>
      </table:table>
      <text:p text:style-name="P30"/>
      <text:p text:style-name="P79">There is a bug i<text:span text:style-name="T130">n</text:span> the documentation. Explore to fix COM13[0] <text:span text:style-name="T129">The writeup for TSLB says COM13[1] is used is selection of the various YUV modes, so does COM13[1] except it shows bit zero instead. COM13[5:1] are reserved. Checks show that its COm13[0].</text:span><text:span text:style-name="T56"> </text:span><text:span text:style-name="T57">When switching between various resolutions the output will change, don't know why. For example in QVGA with output set to UYVY, if you switch to CIF without changing the output, the data output will be VYUY so the colors are wrong. </text:span><text:soft-page-break/><text:span text:style-name="T57">Why the output format is switched by changing the resolution is not documented. This problem is compounded when using the RGB565 format. It appears that it simply does not work although it could be a bug in my code or the modifications I made to the LCD library. The LCD library looks OK because a good RGB565 picture from an outside source is rendered correctly.</text:span></text:p>
      <text:p text:style-name="P80"><text:span text:style-name="T4">0x12 </text:span><text:span text:style-name="T2">COM7 </text:span><text:span text:style-name="T24">= 0</text:span></text:p>
      <text:p text:style-name="P4"><text:span text:style-name="T4">0x12 </text:span><text:span text:style-name="T2">COM7[2] = select RGB (with other bits) see </text:span><text:span text:style-name="T3">bit[</text:span><text:span text:style-name="T2">0]</text:span></text:p>
      <text:p text:style-name="P4"><text:span text:style-name="T2"><text:tab/><text:tab/></text:span><text:span text:style-name="T13">COM7[2]<text:tab/><text:tab/>COM7[0]</text:span></text:p>
      <text:p text:style-name="P6"><text:span text:style-name="T13"><text:tab/><text:tab/> <text:s text:c="5"/>0<text:tab/><text:tab/><text:tab/> <text:s text:c="5"/>0<text:tab/><text:tab/><text:tab/>YUV format output </text:span><text:span text:style-name="T14">(TSLB &amp; COM13)</text:span></text:p>
      <text:p text:style-name="P6"><text:span text:style-name="T13"><text:s text:c="3"/><text:tab/><text:tab/> <text:s text:c="5"/>1<text:tab/><text:tab/><text:tab/> <text:s text:c="5"/>0<text:tab/><text:tab/><text:tab/>RGB format output </text:span><text:span text:style-name="T14">(COM15 &amp; RGB444)</text:span></text:p>
      <text:p text:style-name="P8"><text:span text:style-name="T13"><text:tab/><text:tab/> <text:s text:c="5"/>0<text:tab/><text:tab/><text:tab/> <text:s text:c="5"/>1<text:tab/><text:tab/><text:tab/>Bayer RAW <text:tab/><text:tab/><text:tab/><text:tab/><text:tab/><text:tab/><text:tab/> <text:s text:c="5"/>1<text:tab/><text:tab/><text:tab/> <text:s text:c="5"/>1<text:tab/><text:tab/><text:tab/></text:span><text:span text:style-name="T14">Processed Bayer RAW</text:span><text:span text:style-name="T13"><text:tab/><text:tab/><text:tab/></text:span></text:p>
      <text:p text:style-name="P8"><text:span text:style-name="T18">0x</text:span><text:span text:style-name="T19">3A TSLB </text:span><text:span text:style-name="T24">= 0x0D = 000 1101</text:span><text:span text:style-name="T13"><text:tab/><text:tab/><text:tab/></text:span></text:p>
      <text:p text:style-name="P151"><text:span text:style-name="T35">0x</text:span>3A TSLB<text:tab/><text:span text:style-name="T36">Line Buffer Test Options</text:span></text:p>
      <text:p text:style-name="P191"><text:tab/>bit[4] use fixed UV values (MANU &amp; MANY),</text:p>
      <text:p text:style-name="P191"><text:tab/>bit[3] YUV control, see data sheet and 0x3D COM13[1] or COM[0], typo in spec sheet?</text:p>
      <text:p text:style-name="P151"/>
      <text:p text:style-name="P151"><text:span text:style-name="T35">0x</text:span>3D COM13<text:tab/><text:tab/><text:span text:style-name="T36">Common Control 13</text:span><text:tab/></text:p>
      <text:p text:style-name="P138"><text:s/><text:tab/>bit[0] UV Swap bit (see TSBL[3]) – YUYV, YVYU,UYVY,VYUY</text:p>
      <text:p text:style-name="P138"><text:tab/><text:tab/><text:span text:style-name="T84">TSLB[3]<text:tab/>COM13[1]</text:span></text:p>
      <text:p text:style-name="P138"><text:tab/><text:tab/> <text:s text:c="4"/><text:span text:style-name="T84">0<text:tab/><text:tab/> <text:s text:c="3"/>0<text:tab/><text:tab/>YUYV</text:span></text:p>
      <text:p text:style-name="P151"><text:tab/><text:tab/> <text:s text:c="4"/><text:span text:style-name="T84">0<text:tab/><text:tab/> <text:s text:c="3"/>1<text:tab/><text:tab/>YVYU</text:span></text:p>
      <text:p text:style-name="P155"><text:tab/><text:tab/> <text:s text:c="4"/><text:span text:style-name="T84">1<text:tab/><text:tab/> <text:s text:c="3"/>0<text:tab/><text:tab/>UYVY</text:span></text:p>
      <text:p text:style-name="P155"><text:tab/><text:tab/> <text:s text:c="4"/><text:span text:style-name="T84">1<text:tab/><text:tab/> <text:s text:c="3"/>1<text:tab/><text:tab/>VYUY</text:span></text:p>
      <text:p text:style-name="P155"/>
      <text:p text:style-name="P166"><text:span text:style-name="T35">0x</text:span>40 COM15 <text:span text:style-name="T138">= 0<text:tab/>Common Control 15</text:span><text:tab/></text:p>
      <text:p text:style-name="P166"><text:tab/>COM15<text:span text:style-name="T70">[7:6] Output format range select – 0-FF,1-FF,10-FF.</text:span></text:p>
      <text:p text:style-name="P166"><text:span text:style-name="T5"><text:tab/></text:span><text:span text:style-name="T2">COM15</text:span><text:span text:style-name="T6">[5:4] RGB555/565 option – see data sheet also COM7[2] and COM7[0] and RGB444[1]</text:span></text:p>
      <text:p text:style-name="P166"><text:span text:style-name="T6"><text:tab/><text:tab/></text:span><text:span text:style-name="T22">Bit 5<text:tab/>Bit 4</text:span></text:p>
      <text:p text:style-name="P146"><text:tab/><text:tab/> <text:s text:c="2"/>x<text:tab/> <text:s text:c="2"/>0<text:tab/>Normal RGB output</text:p>
      <text:p text:style-name="P146"><text:tab/><text:tab/> <text:s text:c="2"/>0<text:tab/> <text:s text:c="2"/>1<text:tab/>RGB565 only when RGB444[1] is 0</text:p>
      <text:p text:style-name="P147"><text:tab/><text:tab/> <text:s text:c="2"/>1<text:tab/> <text:s text:c="2"/>1<text:tab/>RGB555 only when RGB444[1] is 0</text:p>
      <text:p text:style-name="P144"/>
      <text:p text:style-name="P145"/>
      <text:p text:style-name="P153"><text:span text:style-name="T74">0x</text:span>8C RGB444 <text:span text:style-name="T138">= 0</text:span><text:tab/><text:tab/><text:span text:style-name="T75">RGB Word Format Filler select</text:span></text:p>
      <text:p text:style-name="P166"><text:tab/><text:span text:style-name="T138">RGB444[1] RGB444 enable ( see COM15[4])</text:span></text:p>
      <text:p text:style-name="P169"><text:tab/><text:span text:style-name="T24">RGB444</text:span><text:span text:style-name="T8">[0] RGB444 word format 0 = xRGB, 1 = RGBx</text:span></text:p>
      <text:p text:style-name="P146"><text:soft-page-break/></text:p>
      <text:h text:style-name="Heading_20_1" text:outline-level="1"><text:bookmark-start text:name="__RefHeading__1631_1484648280"/>Picture Correction<text:bookmark-end text:name="__RefHeading__1631_1484648280"/></text:h>
      <text:p text:style-name="P143">After reset the picture correction is setup for the following items/conditions</text:p>
      <text:list xml:id="list6610421451439079405" text:style-name="L9">
        <text:list-item>
          <text:p text:style-name="P242">Manual De-noise, strength set to zero.</text:p>
        </text:list-item>
        <text:list-item>
          <text:p text:style-name="P242">Digital Gain controlled by VREF[7:6], VREF[7:6] = 0.</text:p>
        </text:list-item>
        <text:list-item>
          <text:p text:style-name="P242">Black/White Pixel Correction turned off. </text:p>
        </text:list-item>
      </text:list>
      <text:p text:style-name="P142">0x41 COM16 = 0X08 <text:span text:style-name="T170">= 000 1000</text:span></text:p>
      <text:p text:style-name="P142"><text:tab/>COM16[4] <text:s/><text:span text:style-name="T131">0 = Manual Mode, denoise strength set by DNSTH </text:span></text:p>
      <text:p text:style-name="P142"><text:tab/><text:tab/> <text:s text:c="4"/><text:span text:style-name="T131">1 = Automatic mode strength is adjusted and saved in DNSTH</text:span><text:tab/></text:p>
      <text:p text:style-name="P119"><text:span text:style-name="T74">0x</text:span>4C DNSTH <text:span text:style-name="T130">= 0</text:span><text:tab/><text:tab/>De-noise Strength, <text:span text:style-name="T131">both input and output</text:span></text:p>
      <text:p text:style-name="P120"><text:span text:style-name="T74">0x</text:span>77 REG77<text:span text:style-name="T74">[7:0] = 0x10</text:span><text:tab/><text:span text:style-name="T75">De-noise Offset ( only in automatic mode)</text:span></text:p>
      <text:p text:style-name="P119"/>
      <text:p text:style-name="P153"><text:span text:style-name="T74">0x</text:span>74 REG74 <text:span text:style-name="T130">= 0</text:span><text:tab/><text:tab/><text:span text:style-name="T75">Digital Gain Control</text:span></text:p>
      <text:p text:style-name="P167"><text:tab/>REG74<text:span text:style-name="T75">[4] 0 = Gain Control by VREF[7:6]</text:span></text:p>
      <text:p text:style-name="P199"><text:tab/><text:span text:style-name="T119">REG74</text:span>[4] 1 = Digital Gain Control by REG74[1:0]</text:p>
      <text:p text:style-name="P143"><text:tab/>REG74[1:0]</text:p>
      <text:p text:style-name="P124"><text:tab/><text:span text:style-name="T131">[1]<text:tab/>[0]<text:tab/>Digital Gain</text:span></text:p>
      <text:p text:style-name="P124"><text:tab/> <text:s/><text:span text:style-name="T131">0<text:tab/> 0<text:tab/>Bypass</text:span></text:p>
      <text:p text:style-name="P124"><text:tab/> <text:s/><text:span text:style-name="T131">0<text:tab/> 1<text:tab/>1x </text:span></text:p>
      <text:p text:style-name="P124"><text:tab/> <text:s/><text:span text:style-name="T131">1<text:tab/> 0<text:tab/>2x</text:span></text:p>
      <text:p text:style-name="P124"><text:tab/> <text:s/><text:span text:style-name="T131">1<text:tab/> 0<text:tab/>4x</text:span></text:p>
      <text:p text:style-name="P120"/>
      <text:p text:style-name="P153"><text:span text:style-name="T74">0x</text:span>76 REG76 <text:span text:style-name="T130">= 0x01 = 0000 0001</text:span><text:tab/><text:tab/><text:span text:style-name="T131">Register 76</text:span></text:p>
      <text:p text:style-name="P200"><text:tab/>REG76[7] Black pixel correction enable</text:p>
      <text:p text:style-name="P200"><text:tab/>REG76[6] White pixel correction enable</text:p>
      <text:p text:style-name="P120"/>
      <text:p text:style-name="P119"/>
      <text:h text:style-name="Heading_20_1" text:outline-level="1"><text:bookmark-start text:name="__RefHeading__1633_1484648280"/>Scaling<text:bookmark-end text:name="__RefHeading__1633_1484648280"/></text:h>
      <text:p text:style-name="P100">This function is used both by the defined formats and the special formats that are programmed.</text:p>
      <text:p text:style-name="P100">Two registers control the scaling: SCALING_XSC and SCALING_YSC. They implement a fractional ratio that is inverse of what you would expect, the ratio is smaller than one but the result is the inverse and the picture grows larger. Only in the sense of a zoom function within the format already selected.</text:p>
      <text:p text:style-name="P101">Both registers are defined as being used and the <text:span text:style-name="T170">numerator</text:span> of the hex <text:span text:style-name="T170">fraction</text:span> value <text:span text:style-name="T170">is </text:span>0x20. The default for the two registers are 0x70 SCALING_XSC = 0x3A (58<text:span text:style-name="T91">10)</text:span> and 0x<text:span text:style-name="T170">71</text:span> = 0x35 (53<text:span text:style-name="T91">10</text:span><text:span text:style-name="T93">). The dividend is 32</text:span><text:span text:style-name="T91">10</text:span><text:span text:style-name="T93"> so the X scaling ratio is 0.55 and the Y scaling ratio is 0.60. </text:span><text:span text:style-name="T99">The register 0x0C COM3 has two bits that control <text:s/>if scaling and “down sampling” are enable.</text:span><text:span text:style-name="T93"> <text:s/></text:span><text:span text:style-name="T99">Control bit 0X0C COM3[3] if set to a one allows the scaling to be enabled. <text:s/>Control bit 0x0C COM3[2] set to a one enables the “down </text:span><text:soft-page-break/><text:span text:style-name="T99">sampling”. </text:span><text:span text:style-name="T93">The bit that controls if the ratio can be adjusted by the user is in 0x3E COM14[3] - “ scaling parameter can be adjusted manually” and more importantly 0x3E COM14[4] bit controls if both DCW and SCALING can be used, </text:span><text:span text:style-name="T99">see COM3 also</text:span><text:span text:style-name="T93">. If </text:span><text:span text:style-name="T99">COM14[4]</text:span><text:span text:style-name="T93"> is a zero (default) then the “normal PCLK” is used if a one then both 0x3E COM14[2:0] and 0x7</text:span><text:span text:style-name="T99">3</text:span><text:span text:style-name="T93"> SCALING_PCLK_DIV[3:0] are used. <text:s/></text:span><text:span text:style-name="T99">It turns out that COM14[2:0] is relatively easy – it just divides the clock by a fixed amount (1,2,4,8 and 16). The real work gets done by 0x73 SCALING_PCLK_DIV which controls the pixel clock. That determines the number of pixels on a line. The use of these two registers and the X and Y scaling registers allow many different formats to be generated. </text:span><text:span text:style-name="T100">All the special formats in the software simply set the divisor ratio to one by storing a 0x20 in the registers. </text:span><text:span text:style-name="T101">Getting the scaling to work needs to be worked on I can get it to work sometimes but not others.</text:span></text:p>
      <text:p text:style-name="P78"/>
      <text:h text:style-name="Heading_20_2" text:outline-level="2"><text:bookmark-start text:name="__RefHeading__3471_1978579970"/>Down Sampling a Format<text:bookmark-end text:name="__RefHeading__3471_1978579970"/></text:h>
      <text:p text:style-name="P41">This <text:span text:style-name="T150">is</text:span> the way <text:span text:style-name="T150">all</text:span> of the predefined output are obtained. <text:span text:style-name="T150">The basic output is the VGA format with a size of 640 x 480 pixels. </text:span></text:p>
      <text:p text:style-name="P52">Enabling the DWC and SCALING by setting COM3 bits and the adjusting the clock via COM14[2:0] performs the basic scaling function. The pixel clock must be adjusted by setting bits in the 0x73 <text:s/>SCALING_PCLK_DIV[2:0] bit positions. A portion of code will show the method used for manual formats. This code sets a 40 x 30 size picture format.</text:p>
      <text:p text:style-name="P52"><text:s/>setReg(COM3,BIT3 |BIT2); <text:s text:c="15"/>// enable scaling [3] and down sampling [2] <text:s text:c="6"/>clearReg(COM14,0x1F); <text:s text:c="18"/>// clear bits [4:0] - DCW[4] &amp; Scaling ctl[3] PCLK divider[2:0] <text:s text:c="6"/>setReg(COM14,0x1C); <text:s text:c="20"/>// DCW enable, Scaling enable and PCLK divider set to 16 <text:s text:c="6"/>setReg(SCALING_DCWCTR,0x33); <text:s text:c="11"/>// set down sampling to divide by 8 <text:s text:c="7"/>OV7670WriteReg(SCALING_XSC,0X40); <text:s text:c="6"/>// set to a scaling factor of X1/2 for now <text:s text:c="7"/>OV7670WriteReg(SCALING_YSC,0X40); <text:s text:c="27"/>OV7670WriteReg(SCALING_PCLK_DIV,0X0A); <text:s/>// [3] = divide enable, [2:0] = divide by 4</text:p>
      <text:p text:style-name="P52">The rest of the code to setup the format is to set the “window” registers to predefined values and then call the routine “generalSetup();” which set the bits in the control registers for the format and other items that are not determined by the reset which always precedes a change in format.</text:p>
      <text:p text:style-name="P52"/>
      <text:p text:style-name="P81">Registers on reset</text:p>
      <text:p text:style-name="P44"><text:span text:style-name="T31">0x0c </text:span>COM3 <text:span text:style-name="T135">= 0</text:span></text:p>
      <text:p text:style-name="P44"><text:soft-page-break/><text:span text:style-name="T31">0x0c </text:span>COM3[2] <text:span text:style-name="T88">= 0<text:tab/>DCW enable if set to 1.</text:span></text:p>
      <text:p text:style-name="P51"><text:span text:style-name="T31">0x0c </text:span>COM3[<text:span text:style-name="T150">3</text:span>] <text:span text:style-name="T88">= 0<text:tab/>SCALING <text:s/>enable if set to 1.</text:span></text:p>
      <text:p text:style-name="P41">0x3E COM14 <text:span text:style-name="T135">= 0</text:span> </text:p>
      <text:p text:style-name="P41">0x3E COM14[4] = 0 <text:s/>DCW and PCLK enable -see SCALING_PCLK_DIV and COM14[2:0]</text:p>
      <text:p text:style-name="P41">0x3E COM14[3] = 0 <text:s/>Manual scaling enable. Predefined formats (CIF,QCIF,QVGA) can be adjusted manually. </text:p>
      <text:p text:style-name="P41">0x3E COM14[2:0] = 0 PCLK divider 0 -1 (binary) divide by 1,2,4,8 and 16</text:p>
      <text:p text:style-name="P42">0x73 SCALING_PCLK_DIV = 0 </text:p>
      <text:p text:style-name="P42"><text:tab/>[3] = Bypass clock divider for DSP scale control.</text:p>
      <text:p text:style-name="P42"><text:tab/>[2:0] 0 – 4 Binary = 1,2,4,6,16 divide ratio.</text:p>
      <text:p text:style-name="P151"><text:span text:style-name="T74">0x</text:span>3E COM14 <text:span text:style-name="T90">= 0</text:span><text:tab/><text:tab/><text:span text:style-name="T36">Common Control 14</text:span></text:p>
      <text:p text:style-name="P193"><text:tab/>COM14[4] = 0 is Normal PLK</text:p>
      <text:p text:style-name="P164"><text:span text:style-name="T36"><text:tab/>COM14[4] 1 = DCW and PCLK controlled by </text:span><text:span text:style-name="T38">0X3E </text:span><text:span text:style-name="T48">COM14[2:0] and </text:span></text:p>
      <text:p text:style-name="P164"><text:span text:style-name="T48"><text:tab/><text:tab/><text:tab/></text:span><text:span text:style-name="T50">0X73 </text:span><text:span text:style-name="T48">SCALING_PCLK-DIV[3:0]</text:span></text:p>
      <text:p text:style-name="P164"><text:span text:style-name="T48"><text:tab/></text:span><text:span text:style-name="T51">COM14</text:span><text:span text:style-name="T49">[3] </text:span><text:span text:style-name="T51">0 = Scaling parameters cannot be adjusted manually.</text:span></text:p>
      <text:p text:style-name="P164"><text:span text:style-name="T48"><text:tab/></text:span><text:span text:style-name="T51">COM14</text:span><text:span text:style-name="T49">[3] </text:span><text:span text:style-name="T51">1 = Scaling parameters can be adjusted manually.</text:span></text:p>
      <text:p text:style-name="P171"><text:tab/><text:span text:style-name="T132">COM14</text:span>[2:0] values 0 <text:span text:style-name="T132">through </text:span>4 = 1,2,4,8,16 <text:span text:style-name="T132">divide </text:span></text:p>
      <text:p text:style-name="P171"/>
      <text:p text:style-name="P153"><text:span text:style-name="T74">0x</text:span>70 SCALING_XSC <text:span text:style-name="T90">= 0x</text:span>3A<text:tab/><text:span text:style-name="T73">Test Pattern Control and Horizontal Scaling Register</text:span></text:p>
      <text:p text:style-name="P153"><text:tab/><text:span text:style-name="T73">bit[7] Test Pattern Selection (see also SCALING_YSC[7]</text:span></text:p>
      <text:p text:style-name="P153"><text:tab/><text:span text:style-name="T73">bits[6:0] Horizontal Scale Factor – see app. note 2 Sept. 2005</text:span></text:p>
      <text:p text:style-name="P153"/>
      <text:p text:style-name="P153"><text:span text:style-name="T74">0x</text:span>71 SCALING_YSC <text:span text:style-name="T90">= 0x</text:span>35<text:tab/><text:span text:style-name="T73">Test Pattern Control and Vertical Scaling Register</text:span></text:p>
      <text:p text:style-name="P153"><text:tab/><text:span text:style-name="T73">bit[7] Test Pattern Selection (see also SCALING_XSC)</text:span></text:p>
      <text:p text:style-name="P153"><text:tab/><text:span text:style-name="T73">bits[6:0] Vertical scale factor – see app. Note 2 Sept. 2005</text:span></text:p>
      <text:p text:style-name="P153"/>
      <text:p text:style-name="P153"><text:span text:style-name="T74">0x</text:span>72 SCALING_DCWCTR <text:span text:style-name="T90">= </text:span>11<text:tab/><text:span text:style-name="T73">DCW Control ( guess “down count window”)</text:span></text:p>
      <text:p text:style-name="P153"><text:tab/><text:span text:style-name="T73">bit[7] Vertical Average calculation </text:span></text:p>
      <text:p text:style-name="P153"><text:tab/><text:span text:style-name="T73">bit[6] Vertical down sampling</text:span></text:p>
      <text:p text:style-name="P153"><text:tab/><text:span text:style-name="T73">bits[5:4] Vertical down sample rate</text:span></text:p>
      <text:p text:style-name="P153"><text:tab/><text:span text:style-name="T73">bit[3] Horizontal average Calculation option</text:span></text:p>
      <text:p text:style-name="P153"><text:tab/><text:span text:style-name="T73">bits[1:0] Horizontal down sample rate</text:span></text:p>
      <text:p text:style-name="P153"/>
      <text:p text:style-name="P153"><text:span text:style-name="T74">0x</text:span>73 SCALING-PCLK_DIV <text:span text:style-name="T90">= 0x0</text:span>0<text:tab/><text:span text:style-name="T75">Scaling PCLK Divider</text:span></text:p>
      <text:p text:style-name="P153"><text:tab/><text:span text:style-name="T75">bit[3] Bypass clock divider for DSP scale control</text:span></text:p>
      <text:p text:style-name="P172"><text:tab/><text:span text:style-name="T75">bits[2:0] Divide ratio 0=1,1=2,2=4,3=8,4=16</text:span></text:p>
      <text:p text:style-name="P9"/>
      <text:p text:style-name="P179"><text:soft-page-break/><text:span text:style-name="T78">0x</text:span>A2 SCALING_PCLK_DELAY: <text:s/>T 2 R 2 <text:tab/><text:span text:style-name="T76">Pixel Clock Delay</text:span></text:p>
      <text:p text:style-name="P130"><text:tab/><text:span text:style-name="T76">bits[6:0] Scaling output delay</text:span></text:p>
      <text:p text:style-name="P130"/>
      <text:p text:style-name="P179"><text:span text:style-name="T78">0x</text:span>A4 NT_CTRL <text:tab/><text:span text:style-name="T76">Frame Timing Control </text:span></text:p>
      <text:p text:style-name="P179"><text:tab/><text:span text:style-name="T76">bit[3] Auto frame rate adjustment 1= Reduce frame rate by half</text:span></text:p>
      <text:p text:style-name="P130"><text:tab/><text:span text:style-name="T76">bit[1:0] Auto frame rate switch point – 0 = insert dummy at 2x gain, 1 = insert dummy row at 4x <text:tab/>gain, 2 = insert dummy row at 8x gain</text:span></text:p>
      <text:p text:style-name="P4"/>
      <text:h text:style-name="Heading_20_1" text:outline-level="1"><text:bookmark-start text:name="__RefHeading__1635_1484648280"/>Special Effects<text:bookmark-end text:name="__RefHeading__1635_1484648280"/></text:h>
      <text:p text:style-name="P102">After a reset all special effects and the “Strobe” options are turned off. Strobe is brought out on the pins of some of the camera chips. Could be used for flash or for testing.</text:p>
      <text:p text:style-name="P103">The software implements some of these functions:</text:p>
      <text:p text:style-name="P219">antique - brownish picture </text:p>
      <text:p text:style-name="P219">bluish </text:p>
      <text:p text:style-name="P219">greenish </text:p>
      <text:p text:style-name="P219">redish </text:p>
      <text:p text:style-name="P219">bw - hardware generated black and white image </text:p>
      <text:p text:style-name="P219">colornegative </text:p>
      <text:p text:style-name="P219">bwnegative - hardware generated black and white negative </text:p>
      <text:p text:style-name="P219">normal - default </text:p>
      <text:p text:style-name="P219">Flip vertical – flipyes/flipno</text:p>
      <text:p text:style-name="P219">mirroryes</text:p>
      <text:p text:style-name="P219">mirrorno </text:p>
      <text:p text:style-name="P219"/>
      <text:p text:style-name="P76">0x1E MVFP = 1</text:p>
      <text:p text:style-name="P19">0x1E MVFP[5] Mirror image</text:p>
      <text:p text:style-name="P19">0x1E MVFP[4] Vertical flip image</text:p>
      <text:p text:style-name="P19">0x1E MVFP[2] Black Sun Enabled</text:p>
      <text:p text:style-name="P179"><text:soft-page-break/><text:span text:style-name="T78">0x</text:span>AC STR-OPT <text:span text:style-name="T132">= 0<text:tab/></text:span><text:tab/><text:span text:style-name="T76">Strobe Operation</text:span></text:p>
      <text:p text:style-name="P132"><text:span text:style-name="T78">0x</text:span>AC STR-OPT<text:span text:style-name="T76">[7] Strobe enable</text:span></text:p>
      <text:p text:style-name="P132"><text:span text:style-name="T78">0x</text:span>AC STR-OPT<text:span text:style-name="T76">[6] R/G/B controlled by STR_R,STR_G and STR_B</text:span></text:p>
      <text:p text:style-name="P132"><text:span text:style-name="T78">0x</text:span>AC STR-OPT<text:span text:style-name="T132">[5:4] Xenon Mode Option</text:span></text:p>
      <text:p text:style-name="P132"><text:tab/><text:tab/><text:span text:style-name="T132">00<text:tab/>1 row</text:span></text:p>
      <text:p text:style-name="P132"><text:tab/><text:tab/><text:span text:style-name="T132">01<text:tab/>2 rows</text:span></text:p>
      <text:p text:style-name="P132"><text:tab/><text:tab/><text:span text:style-name="T132">10<text:tab/>3 rows</text:span></text:p>
      <text:p text:style-name="P132"><text:tab/><text:tab/><text:span text:style-name="T132">11<text:tab/>4 rows</text:span></text:p>
      <text:p text:style-name="P132"><text:span text:style-name="T78">0x</text:span>AC STR-OPT<text:span text:style-name="T132">[1:0] Mode Selected</text:span></text:p>
      <text:p text:style-name="P132"><text:tab/><text:tab/><text:span text:style-name="T132">00<text:tab/>Xenon</text:span></text:p>
      <text:p text:style-name="P132"><text:tab/><text:tab/><text:span text:style-name="T132">01<text:tab/>LED 1</text:span></text:p>
      <text:p text:style-name="P132"><text:tab/><text:tab/><text:span text:style-name="T132">1x<text:tab/>LED 2</text:span></text:p>
      <text:p text:style-name="P132"/>
      <text:p text:style-name="P156"><text:span text:style-name="T35">0x</text:span>3A TSLB <text:span text:style-name="T133">= 0x0D = 0000 1101 </text:span><text:tab/><text:span text:style-name="T36">Line Buffer Test Options</text:span></text:p>
      <text:p text:style-name="P121"><text:tab/><text:span text:style-name="T36">bit[5] Negative Image</text:span></text:p>
      <text:p text:style-name="P121"/>
      <text:h text:style-name="Heading_20_1" text:outline-level="1"><text:bookmark-start text:name="__RefHeading__1637_1484648280"/>Test Modes<text:bookmark-end text:name="__RefHeading__1637_1484648280"/></text:h>
      <text:p text:style-name="P11">Color Bar and other stuff.</text:p>
      <text:p text:style-name="P57">Software is implement to use the color bar. There are two commands: <text:span text:style-name="T37">colorbaryes, colorbarno</text:span><text:span text:style-name="T58">. </text:span><text:span text:style-name="T66">The various modes of the color bar are not implemented.</text:span></text:p>
      <text:p text:style-name="P14"><text:span text:style-name="T31">0x12 </text:span>COM7 <text:span text:style-name="T133">= 0</text:span><text:tab/></text:p>
      <text:p text:style-name="P14"><text:span text:style-name="T31">0x12 </text:span>COM7[1] <text:span text:style-name="T133">Enable/Disable color bar display.</text:span></text:p>
      <text:p text:style-name="P152"><text:span text:style-name="T72">0x</text:span>42 COM17<text:tab/><text:span text:style-name="T133">= 0</text:span><text:tab/><text:span text:style-name="T71">Common Control 17</text:span></text:p>
      <text:p text:style-name="P165"><text:span text:style-name="T2"><text:tab/>COM17</text:span><text:span text:style-name="T7">[3] DSP Color Bar enable</text:span></text:p>
      <text:p text:style-name="P135"/>
      <text:p text:style-name="P154"><text:span text:style-name="T82">0x</text:span>70 SCALING_XSC <text:span text:style-name="T133">= 0x3A = 0011 1010<text:tab/></text:span><text:tab/><text:span text:style-name="T73">Test Pattern Control and Horizontal Scaling</text:span></text:p>
      <text:p text:style-name="P165"><text:tab/>SCALING_XSC<text:span text:style-name="T73">[7] Test Pattern Selection (see also SCALING_YSC[7])</text:span></text:p>
      <text:p text:style-name="P165"/>
      <text:p text:style-name="P165"><text:span text:style-name="T82">0x</text:span>71 SCALING_YSC <text:span text:style-name="T133">= 0x35 = 0011 0101<text:tab/><text:tab/>Test Pattern Control and Vertical Scaling Register</text:span></text:p>
      <text:p text:style-name="P165"><text:tab/>SCALING_<text:span text:style-name="T133">Y</text:span>SC<text:span text:style-name="T73">[7] Test Pattern Selection (see also SCALING_XSC[7])</text:span></text:p>
      <text:p text:style-name="P165"/>
      <text:p text:style-name="P165"><text:tab/><text:span text:style-name="T82">SCALING_XSC[7] &amp; SCALING_YSC[7]</text:span></text:p>
      <text:p text:style-name="P214"><text:span text:style-name="T11"><text:tab/></text:span><text:span text:style-name="T12">00 – no test output</text:span></text:p>
      <text:p text:style-name="P215"><text:tab/>01 – Shifting “1”</text:p>
      <text:p text:style-name="P215"><text:tab/>10 - <text:s/>8-bar color bar</text:p>
      <text:p text:style-name="P215"><text:tab/>11 – Fade to gray color bar</text:p>
      <text:p text:style-name="P4"/>
      <text:h text:style-name="Heading_20_1" text:outline-level="1"><text:bookmark-start text:name="__RefHeading__1639_1484648280"/><text:soft-page-break/>Timing <text:bookmark-end text:name="__RefHeading__1639_1484648280"/></text:h>
      <text:p text:style-name="P70">0x0F COM6 = <text:s/>0x43 = 0100 0011 <text:s/>Common Control 6</text:p>
      <text:p text:style-name="P9"><text:span text:style-name="T31">0x11 </text:span>CLKRC[7] Direct external clock = 1, bits[5:0] clock divider</text:p>
      <text:p text:style-name="P120"><text:span text:style-name="T74">0x</text:span>6B DBLV<text:tab/><text:tab/><text:span text:style-name="T73">PLL and Regulator Control</text:span></text:p>
      <text:p text:style-name="P120"/>
      <text:p text:style-name="P16">0x15 COM10[6] HREF changes to HSYNC</text:p>
      <text:p text:style-name="P16">0x15 COM10[5] PCLK Output Option Free run/Not Toggle during Horizontal blanking</text:p>
      <text:p text:style-name="P16">0x15 COM10[4] PCLK reverse</text:p>
      <text:p text:style-name="P16">0x15 COM10[3] HREF reverse</text:p>
      <text:p text:style-name="P16">0x15 COM10[2] VSYNC changes on rising/falling edge of PCLK</text:p>
      <text:p text:style-name="P16">0x15 COM10[1] VSYNC Negative</text:p>
      <text:p text:style-name="P16">0x15 COM10[0] HSYNC <text:span text:style-name="T151">Negative</text:span></text:p>
      <text:p text:style-name="P19">0x17 HSTART <text:s/>Horizontal Frame start bits 8 of 11 see HREF</text:p>
      <text:p text:style-name="P19">0x18 HSTOP Horizontal Frame stop bits 8 of 11 see HREF</text:p>
      <text:p text:style-name="P19">0x19 VSTRT<text:tab/>Vertical start bits 8 of 10 see VREF</text:p>
      <text:p text:style-name="P19">0x1A VSTOP<text:tab/>Vertical stop bits 8 of 10 see VREF</text:p>
      <text:p text:style-name="P19">0x1B PSHFT Pixel Delay relative to HREF in pixels range 0 – 254</text:p>
      <text:p text:style-name="P26">0x2A EXHCG[7:4] 4 MSB for dummy pixel insert in horizontal direction</text:p>
      <text:p text:style-name="P26">0x2A EXHCG[3:2] HSYNC falling edge delay 2 MSB</text:p>
      <text:p text:style-name="P26">0x2A EXHCG[1:0] HSYNC rising edge delay 2 MSB</text:p>
      <text:p text:style-name="P26">0x2B EXHCL dummy Pixel Insert LSB – dummy pixel insert in horizontal direction</text:p>
      <text:p text:style-name="P26">0x2D ADVFL LSB of Insert Dummy Lines in Vertical Direction (1 bit = 1 line)</text:p>
      <text:p text:style-name="P118"><text:span text:style-name="T35">0x</text:span>2E ADVHV<text:tab/><text:span text:style-name="T34">MSB of insert Dummy Lines in Vertical Direction</text:span></text:p>
      <text:p text:style-name="P118"/>
      <text:p text:style-name="P118"><text:span text:style-name="T35">0x</text:span>30 HSYST<text:tab/><text:tab/><text:span text:style-name="T35">Horizontal Sync Rising Edge Delay (low 8 bits)</text:span></text:p>
      <text:p text:style-name="P118"/>
      <text:p text:style-name="P118"><text:span text:style-name="T35">0x</text:span>31 HSYEN<text:tab/><text:tab/><text:span text:style-name="T34">HSYNC Falling Edge Delay (low 8 bits)</text:span></text:p>
      <text:p text:style-name="P118"/>
      <text:p text:style-name="P151"><text:span text:style-name="T35">0x</text:span>32 HREF<text:tab/><text:tab/><text:span text:style-name="T34">HREF Control Register</text:span></text:p>
      <text:p text:style-name="P151"><text:soft-page-break/><text:tab/><text:span text:style-name="T34">bits[7:6] HREF edge offset to data output.</text:span></text:p>
      <text:p text:style-name="P151"><text:tab/><text:span text:style-name="T34">bits[5:3] HREF end 3 LSB (high 8 bits in HSTOP)</text:span></text:p>
      <text:p text:style-name="P118"><text:tab/><text:span text:style-name="T34">bits[2:0] HREF start 3 LSB (high 8 bits in HSTART)</text:span></text:p>
      <text:p text:style-name="P153"><text:span text:style-name="T74">0x</text:span>92 DM_LNL<text:tab/><text:tab/><text:span text:style-name="T76">Dummy Line Count LSB</text:span><text:tab/><text:tab/></text:p>
      <text:p text:style-name="P128"><text:span text:style-name="T74">0x</text:span>93 DM_LNH <text:tab/><text:tab/><text:span text:style-name="T76">Dummy Line Count MSB</text:span></text:p>
      <text:p text:style-name="P5"/>
      <text:p text:style-name="P4"/>
      <text:p text:style-name="P4"/>
      <text:h text:style-name="Heading_20_1" text:outline-level="1"><text:bookmark-start text:name="__RefHeading__1641_1484648280"/>Windowing<text:bookmark-end text:name="__RefHeading__1641_1484648280"/></text:h>
      <text:p text:style-name="P34">Windowing has only been tested so far for the VGA format. It appears to work, but with some restrictions. The XSTART cannot be less than 131<text:span text:style-name="T91">10</text:span><text:span text:style-name="T93"> and the XSTOP can extend to over 700</text:span><text:span text:style-name="T91">10. </text:span><text:span text:style-name="T93">There are </text:span><text:span text:style-name="T94">no apparent restrictions on the VSTRT and VSTOP values, within the range of 1 to 480? When the window values are read out for some of the “predefined” formats the XSTOP makes no sense. It is less than the XSTART value. Have no idea why this is true, but if you change it the output is not the lines and rows expected.</text:span></text:p>
      <text:p text:style-name="P45"><text:span text:style-name="T93">There is a routine for operating on the registers. </text:span><text:span text:style-name="T96">T</text:span><text:span text:style-name="T93">he values are in 8 bit / 3 bit chunks for the H values and are in 8 bit / 2 bit chunks for the R values. </text:span><text:span text:style-name="T96">This is handled by the window routine.</text:span></text:p>
      <text:p text:style-name="P63">window[CR] – prints out the window as read from the registers.</text:p>
      <text:p text:style-name="P46"><text:span text:style-name="T93">window=[Hstart],[Hstop],[Vstart],[Vstop][CR] – sets the window registers </text:span><text:span text:style-name="T97">the values are not checked <text:tab/><text:tab/><text:tab/>for validity.</text:span></text:p>
      <text:p text:style-name="P62">0x03 VREF = 0</text:p>
      <text:p text:style-name="P62"><text:tab/> VREF[3:2] Lower 2 bits of VSTOP.</text:p>
      <text:p text:style-name="P62"><text:tab/> VREF[1:0] Lower 2 bits of VSTRT.</text:p>
      <text:p text:style-name="P21">0x17 HSTART <text:s/>Horizontal Frame start bits 8 of 11 see HREF.</text:p>
      <text:p text:style-name="P21">0x18 HSTOP Horizontal Frame stop bits 8 of 11 see HREF.</text:p>
      <text:p text:style-name="P21">0x19 VSTRT<text:tab/>Vertical start bits 8 of 10 see VREF.</text:p>
      <text:p text:style-name="P21">0x1A VSTOP<text:tab/>Vertical stop bits 8 of 10 see VREF.</text:p>
      <text:p text:style-name="P47">0x32 HREF = 0x80 = 1000 0000</text:p>
      <text:p text:style-name="P47"><text:tab/>HREF[7:6] HREF edge offset to data output.</text:p>
      <text:p text:style-name="P47"><text:soft-page-break/><text:tab/>HREF[5:3] Three lower bits of HSTOP.</text:p>
      <text:p text:style-name="P47"><text:tab/>HREF[2:0] Three lower bits of HSTART.</text:p>
      <text:h text:style-name="P258" text:outline-level="1"/>
      <text:h text:style-name="P260" text:outline-level="1"><text:bookmark-start text:name="__RefHeading__2847_668034357"/>Camera Registers by Alpha Sequence<text:bookmark-end text:name="__RefHeading__2847_668034357"/></text:h>
      <text:p text:style-name="P106">Format is Hex address, Register Name , default value.</text:p>
      <text:section text:style-name="Sect2" text:name="Section1">
        <text:p text:style-name="P106">BE,AD-CHB,0</text:p>
        <text:p text:style-name="P106">C0,AD-CHGb,0</text:p>
        <text:p text:style-name="P106">C1,AD-CHGr,0</text:p>
        <text:p text:style-name="P106">BF,AD-CHR,0</text:p>
        <text:p text:style-name="P106">2D,ADVFL,0</text:p>
        <text:p text:style-name="P106">2E,ADVHV,0</text:p>
        <text:p text:style-name="P106">25,AEB,63</text:p>
        <text:p text:style-name="P106">24,AEW,75</text:p>
        <text:p text:style-name="P106">6F,AWBCTR0,9A</text:p>
        <text:p text:style-name="P106">6E,AWBCTR1,C0</text:p>
        <text:p text:style-name="P106">6D,AWBCTR2,55</text:p>
        <text:p text:style-name="P106">6C,AWBCTR3,2</text:p>
        <text:p text:style-name="P106">27,BBIAS,80</text:p>
        <text:p text:style-name="P106">A5,BD50MAX,F</text:p>
        <text:p text:style-name="P106">9D,BD50ST,99</text:p>
        <text:p text:style-name="P106">AB,BD60MAX,F</text:p>
        <text:p text:style-name="P106">9E,BD60ST,7F</text:p>
        <text:p text:style-name="P106">55,BRIGHT,0</text:p>
        <text:p text:style-name="P106">11,CLKRC,80</text:p>
        <text:p text:style-name="P106">15,COM10,2</text:p>
        <text:p text:style-name="P106">3B,COM11,0</text:p>
        <text:p text:style-name="P106">3C,COM12,68</text:p>
        <text:p text:style-name="P106">3D,COM13,88</text:p>
        <text:p text:style-name="P106">3E,COM14,0</text:p>
        <text:p text:style-name="P106">40,COM15,C0</text:p>
        <text:p text:style-name="P106">41,COM16,8</text:p>
        <text:p text:style-name="P106">42,COM17,0</text:p>
        <text:p text:style-name="P106">9,COM2,1</text:p>
        <text:p text:style-name="P106">C,COM3,0</text:p>
        <text:p text:style-name="P106">D,COM4,0</text:p>
        <text:p text:style-name="P106">E,COM5,1</text:p>
        <text:p text:style-name="P106">F,COM6,43</text:p>
        <text:p text:style-name="P106">12,COM7,0</text:p>
        <text:p text:style-name="P106">13,COM8,8F</text:p>
        <text:p text:style-name="P106">14,COM9,4A</text:p>
        <text:p text:style-name="P106">56,CONTRAS,40</text:p>
        <text:p text:style-name="P106">57,CONTRAS_CENTER,80</text:p>
        <text:p text:style-name="P106">6B,DBLV,A</text:p>
        <text:p text:style-name="P106">93,DM_LNH,0</text:p>
        <text:p text:style-name="P106">92,DM_LNL,0</text:p>
        <text:p text:style-name="P106">4C,DNSTH,0</text:p>
        <text:p text:style-name="P106">3F,EDGE,0</text:p>
        <text:p text:style-name="P106">2B,EXHCL,0</text:p>
        <text:p text:style-name="P106">2A,EXHCT,0</text:p>
        <text:p text:style-name="P106">28,GbBIAS,80</text:p>
        <text:p text:style-name="P106">69,GFIX,0</text:p>
        <text:p text:style-name="P106">9F,HAECC1,C0</text:p>
        <text:p text:style-name="P106">A0,HAECC2,90</text:p>
        <text:p text:style-name="P106">A6,HAECC3,F0</text:p>
        <text:p text:style-name="P106">A7,HAECC4,C1</text:p>
        <text:p text:style-name="P106">A8,HAECC5,F0</text:p>
        <text:p text:style-name="P106">A9,HAECC6,C1</text:p>
        <text:p text:style-name="P106">AA,HAECC7,14</text:p>
        <text:p text:style-name="P106">32,HREF,80</text:p>
        <text:p text:style-name="P106">17,HSTART,11</text:p>
        <text:p text:style-name="P106">18,HSTOP,61</text:p>
        <text:p text:style-name="P106">31,HSYEN,30</text:p>
        <text:p text:style-name="P106">30,HSYST,8</text:p>
        <text:p text:style-name="P106">94,LCC6,50</text:p>
        <text:p text:style-name="P106">95,LCC7,50</text:p>
        <text:p text:style-name="P106">1C,MIDH,7F</text:p>
        <text:p text:style-name="P106">1D,MIDL,A2</text:p>
        <text:p text:style-name="P106">4F,MTX1,40</text:p>
        <text:p text:style-name="P106">50,MTX2,34</text:p>
        <text:p text:style-name="P106">51,MTX3,C</text:p>
        <text:p text:style-name="P106">52,MTX4,17</text:p>
        <text:p text:style-name="P106">53,MTX5,29</text:p>
        <text:p text:style-name="P106">54,MTX6,40</text:p>
        <text:p text:style-name="P106">58,MTXS,1E</text:p>
        <text:p text:style-name="P106"><text:soft-page-break/>1E,MVFP,1</text:p>
        <text:p text:style-name="P106">A4,NT_CTRL,0</text:p>
        <text:p text:style-name="P106">A,PID,76</text:p>
        <text:p text:style-name="P106">1B,PSHFT,0</text:p>
        <text:p text:style-name="P106">2C,RBIAS,80</text:p>
        <text:p text:style-name="P106">4B,REG4B,0</text:p>
        <text:p text:style-name="P106">74,REG74,0</text:p>
        <text:p text:style-name="P106">75,REG75,F</text:p>
        <text:p text:style-name="P106">76,REG76,1</text:p>
        <text:p text:style-name="P106">77,REG77,10</text:p>
        <text:p text:style-name="P106">8C,RGB444,0</text:p>
        <text:p text:style-name="P106">C9,SATCTR,C0</text:p>
        <text:p text:style-name="P106">72,SCALING_DCWCTR,11</text:p>
        <text:p text:style-name="P106">A2,SCALING_PCLK_DELAY,R</text:p>
        <text:p text:style-name="P106">70,SCALING_XSC,3A</text:p>
        <text:p text:style-name="P106">71,SCALING_YSC,35</text:p>
        <text:p text:style-name="P106">73,SCALING-PCLK_DIV,R</text:p>
        <text:p text:style-name="P106">AC,STR-OPT,0</text:p>
        <text:p text:style-name="P106">B5,THL_DLT,4</text:p>
        <text:p text:style-name="P106">3A,TSLB,D</text:p>
        <text:p text:style-name="P106">B,VER,73</text:p>
        <text:p text:style-name="P106">26,VPT,D4</text:p>
        <text:p text:style-name="P106">3,VREF,0</text:p>
        <text:p text:style-name="P106">1A,VSTOP,7B</text:p>
        <text:p text:style-name="P106">19,VSTRT,3</text:p>
      </text:section>
      <text:p text:style-name="P105"/>
      <text:h text:style-name="P259" text:outline-level="1"><text:bookmark-start text:name="__RefHeading__2849_668034357"/>Registers by Hex Address<text:bookmark-end text:name="__RefHeading__2849_668034357"/></text:h>
      <text:p text:style-name="P106">Format as above Hex address, Register name and Default Value. NOTE: Registers marked as RESV are not shown. <text:span text:style-name="T152">The sort is a mess the original spread sheet expects decimal or alpha.</text:span></text:p>
      <text:section text:style-name="Sect2" text:name="Section2">
        <text:p text:style-name="P106">3,VREF,0</text:p>
        <text:p text:style-name="P106">9,COM2,1</text:p>
        <text:p text:style-name="P106">11,CLKRC,80</text:p>
        <text:p text:style-name="P106">12,COM7,0</text:p>
        <text:p text:style-name="P106">13,COM8,8F</text:p>
        <text:p text:style-name="P106">14,COM9,4A</text:p>
        <text:p text:style-name="P106">15,COM10,2</text:p>
        <text:p text:style-name="P106">17,HSTART,11</text:p>
        <text:p text:style-name="P106">18,HSTOP,61</text:p>
        <text:p text:style-name="P106">19,VSTRT,3</text:p>
        <text:p text:style-name="P106">24,AEW,75</text:p>
        <text:p text:style-name="P106">25,AEB,63</text:p>
        <text:p text:style-name="P106">26,VPT,D4</text:p>
        <text:p text:style-name="P106">27,BBIAS,80</text:p>
        <text:p text:style-name="P106">28,GbBIAS,80</text:p>
        <text:p text:style-name="P106">30,HSYST,8</text:p>
        <text:p text:style-name="P106">31,HSYEN,30</text:p>
        <text:p text:style-name="P106">32,HREF,80</text:p>
        <text:p text:style-name="P106">40,COM15,C0</text:p>
        <text:p text:style-name="P106">41,COM16,8</text:p>
        <text:p text:style-name="P106">42,COM17,0</text:p>
        <text:p text:style-name="P106">50,MTX2,34</text:p>
        <text:p text:style-name="P106">51,MTX3,C</text:p>
        <text:p text:style-name="P106">52,MTX4,17</text:p>
        <text:p text:style-name="P106">53,MTX5,29</text:p>
        <text:p text:style-name="P106">54,MTX6,40</text:p>
        <text:p text:style-name="P106">55,BRIGHT,0</text:p>
        <text:p text:style-name="P106">56,CONTRAS,40</text:p>
        <text:p text:style-name="P106">57,CONTRAS_CENTER,80</text:p>
        <text:p text:style-name="P106">58,MTXS,1E</text:p>
        <text:p text:style-name="P106">69,GFIX,0</text:p>
        <text:p text:style-name="P106">70,SCALING_XSC,3A</text:p>
        <text:p text:style-name="P106">71,SCALING_YSC,35</text:p>
        <text:p text:style-name="P106">72,SCALING_DCWCTR,11</text:p>
        <text:p text:style-name="P106">73,SCALING-PCLK_DIV,R</text:p>
        <text:p text:style-name="P106">74,REG74,0</text:p>
        <text:p text:style-name="P106"><text:soft-page-break/>75,REG75,F</text:p>
        <text:p text:style-name="P106">76,REG76,1</text:p>
        <text:p text:style-name="P106">77,REG77,10</text:p>
        <text:p text:style-name="P106">92,DM_LNL,0</text:p>
        <text:p text:style-name="P106">93,DM_LNH,0</text:p>
        <text:p text:style-name="P106">94,LCC6,50</text:p>
        <text:p text:style-name="P106">95,LCC7,50</text:p>
        <text:p text:style-name="P106">1A,VSTOP,7B</text:p>
        <text:p text:style-name="P106">1B,PSHFT,0</text:p>
        <text:p text:style-name="P106">1C,MIDH,7F</text:p>
        <text:p text:style-name="P106">1D,MIDL,A2</text:p>
        <text:p text:style-name="P106">1E,MVFP,1</text:p>
        <text:p text:style-name="P106">2A,EXHCT,0</text:p>
        <text:p text:style-name="P106">2B,EXHCL,0</text:p>
        <text:p text:style-name="P106">2C,RBIAS,80</text:p>
        <text:p text:style-name="P106">2D,ADVFL,0</text:p>
        <text:p text:style-name="P106">2E,ADVHV,0</text:p>
        <text:p text:style-name="P106">3A,TSLB,D</text:p>
        <text:p text:style-name="P106">3B,COM11,0</text:p>
        <text:p text:style-name="P106">3C,COM12,68</text:p>
        <text:p text:style-name="P106">3D,COM13,88</text:p>
        <text:p text:style-name="P106">3E,COM14,0</text:p>
        <text:p text:style-name="P106">3F,EDGE,0</text:p>
        <text:p text:style-name="P106">4B,REG4B,0</text:p>
        <text:p text:style-name="P106">4C,DNSTH,0</text:p>
        <text:p text:style-name="P106">4F,MTX1,40</text:p>
        <text:p text:style-name="P106">6B,DBLV,A</text:p>
        <text:p text:style-name="P106">6C,AWBCTR3,2</text:p>
        <text:p text:style-name="P106">6D,AWBCTR2,55</text:p>
        <text:p text:style-name="P106">6E,AWBCTR1,C0</text:p>
        <text:p text:style-name="P106">6F,AWBCTR0,9A</text:p>
        <text:p text:style-name="P106">8C,RGB444,0</text:p>
        <text:p text:style-name="P106">9D,BD50ST,99</text:p>
        <text:p text:style-name="P106">9E,BD60ST,7F</text:p>
        <text:p text:style-name="P106">9F,HAECC1,C0</text:p>
        <text:p text:style-name="P106">A,PID,76</text:p>
        <text:p text:style-name="P106">A0,HAECC2,90</text:p>
        <text:p text:style-name="P106">A2,SCALING_PCLK_DELAY,R</text:p>
        <text:p text:style-name="P106">A4,NT_CTRL,0</text:p>
        <text:p text:style-name="P106">A5,BD50MAX,F</text:p>
        <text:p text:style-name="P106">A6,HAECC3,F0</text:p>
        <text:p text:style-name="P106">A7,HAECC4,C1</text:p>
        <text:p text:style-name="P106">A8,HAECC5,F0</text:p>
        <text:p text:style-name="P106">A9,HAECC6,C1</text:p>
        <text:p text:style-name="P106">AA,HAECC7,14</text:p>
        <text:p text:style-name="P106">AB,BD60MAX,F</text:p>
        <text:p text:style-name="P106">AC,STR-OPT,0</text:p>
        <text:p text:style-name="P106">B,VER,73</text:p>
        <text:p text:style-name="P106">B5,THL_DLT,4</text:p>
        <text:p text:style-name="P106">BE,AD-CHB,0</text:p>
        <text:p text:style-name="P106">BF,AD-CHR,0</text:p>
        <text:p text:style-name="P106">C,COM3,0</text:p>
        <text:p text:style-name="P106">C0,AD-CHGb,0</text:p>
        <text:p text:style-name="P106">C1,AD-CHGr,0</text:p>
        <text:p text:style-name="P106">C9,SATCTR,C0</text:p>
        <text:p text:style-name="P106">D,COM4,0</text:p>
        <text:p text:style-name="P106">E,COM5,1</text:p>
        <text:p text:style-name="P106">F,COM6,4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3a1c81" officeooo:paragraph-rsid="003a1c81"/>
    </style:style>
    <style:style style:name="MP2" style:family="paragraph" style:parent-style-name="Header">
      <style:paragraph-properties fo:text-align="center" style:justify-single-word="false"/>
      <style:text-properties fo:font-style="italic" fo:font-weight="bold" officeooo:rsid="003a1c81" officeooo:paragraph-rsid="003a1c81" style:font-style-asian="italic" style:font-weight-asian="bold" style:font-style-complex="italic" style:font-weight-complex="bold"/>
    </style:style>
    <style:style style:name="MP3" style:family="paragraph" style:parent-style-name="Footer">
      <style:paragraph-properties fo:text-align="center" style:justify-single-word="false"/>
    </style:style>
    <style:style style:name="MT1" style:family="text">
      <style:text-properties officeooo:rsid="003c122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V7670 Camera <text:span text:style-name="MT1">Modes</text:span></text:p>
        <text:p text:style-name="MP2">DRAFT</text:p>
      </style:header>
      <style:footer>
        <text:p text:style-name="MP3"><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3:25:42.058555612</meta:creation-date>
    <dc:date>2016-09-05T15:36:22.018681146</dc:date>
    <meta:editing-duration>PT18H17M42S</meta:editing-duration>
    <meta:editing-cycles>47</meta:editing-cycles>
    <meta:generator>LibreOffice/4.2.8.2$Linux_X86_64 LibreOffice_project/420m0$Build-2</meta:generator>
    <meta:document-statistic meta:table-count="1" meta:image-count="0" meta:object-count="0" meta:page-count="32" meta:paragraph-count="843" meta:word-count="6818" meta:character-count="39567" meta:non-whitespace-character-count="32825"/>
  </office:meta>
</office:document-meta>
</file>